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automatic-styles>
    <style:style style:name="Table6" style:family="table">
      <style:table-properties style:width="6.6951in" table:align="margins"/>
    </style:style>
    <style:style style:name="Table6.A" style:family="table-column">
      <style:table-column-properties style:column-width="0.4382in" style:rel-column-width="4289*"/>
    </style:style>
    <style:style style:name="Table6.B" style:family="table-column">
      <style:table-column-properties style:column-width="1.459in" style:rel-column-width="14281*"/>
    </style:style>
    <style:style style:name="Table6.C" style:family="table-column">
      <style:table-column-properties style:column-width="2.1278in" style:rel-column-width="20827*"/>
    </style:style>
    <style:style style:name="Table6.D" style:family="table-column">
      <style:table-column-properties style:column-width="2.6701in" style:rel-column-width="26138*"/>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6.4" style:family="table-row">
      <style:table-row-properties style:min-row-height="2.3382in"/>
    </style:style>
    <style:style style:name="Table6.6" style:family="table-row">
      <style:table-row-properties style:min-row-height="3.5882in"/>
    </style:style>
    <style:style style:name="Table6.7" style:family="table-row">
      <style:table-row-properties style:min-row-height="3.9285in"/>
    </style:style>
    <style:style style:name="Table6.9" style:family="table-row">
      <style:table-row-properties style:min-row-height="1.6639in"/>
    </style:style>
    <style:style style:name="Table6.10" style:family="table-row">
      <style:table-row-properties style:min-row-height="2.3069in"/>
    </style:style>
    <style:style style:name="Table1" style:family="table">
      <style:table-properties style:width="6.6951in" table:align="margins"/>
    </style:style>
    <style:style style:name="Table1.A" style:family="table-column">
      <style:table-column-properties style:column-width="3.9854in" style:rel-column-width="39010*"/>
    </style:style>
    <style:style style:name="Table1.B" style:family="table-column">
      <style:table-column-properties style:column-width="0.7264in" style:rel-column-width="7110*"/>
    </style:style>
    <style:style style:name="Table1.C" style:family="table-column">
      <style:table-column-properties style:column-width="0.4819in" style:rel-column-width="4718*"/>
    </style:style>
    <style:style style:name="Table1.D" style:family="table-column">
      <style:table-column-properties style:column-width="0.4889in" style:rel-column-width="4784*"/>
    </style:style>
    <style:style style:name="Table1.F" style:family="table-column">
      <style:table-column-properties style:column-width="0.5306in" style:rel-column-width="51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6951in" table:align="margins"/>
    </style:style>
    <style:style style:name="Table3.A" style:family="table-column">
      <style:table-column-properties style:column-width="0.5715in" style:rel-column-width="5597*"/>
    </style:style>
    <style:style style:name="Table3.B" style:family="table-column">
      <style:table-column-properties style:column-width="6.1236in" style:rel-column-width="5993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4111in"/>
    </style:style>
    <style:style style:name="Table4" style:family="table">
      <style:table-properties style:width="6.6951in" table:align="margins"/>
    </style:style>
    <style:style style:name="Table4.A" style:family="table-column">
      <style:table-column-properties style:column-width="0.4389in" style:rel-column-width="4296*"/>
    </style:style>
    <style:style style:name="Table4.B" style:family="table-column">
      <style:table-column-properties style:column-width="0.3444in" style:rel-column-width="3371*"/>
    </style:style>
    <style:style style:name="Table4.C" style:family="table-column">
      <style:table-column-properties style:column-width="2.3639in" style:rel-column-width="23138*"/>
    </style:style>
    <style:style style:name="Table4.D" style:family="table-column">
      <style:table-column-properties style:column-width="3.5479in" style:rel-column-width="34730*"/>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51in" table:align="margins"/>
    </style:style>
    <style:style style:name="Table2.A" style:family="table-column">
      <style:table-column-properties style:column-width="0.3354in" style:rel-column-width="3283*"/>
    </style:style>
    <style:style style:name="Table2.B" style:family="table-column">
      <style:table-column-properties style:column-width="0.3965in" style:rel-column-width="3881*"/>
    </style:style>
    <style:style style:name="Table2.C" style:family="table-column">
      <style:table-column-properties style:column-width="3.2931in" style:rel-column-width="32233*"/>
    </style:style>
    <style:style style:name="Table2.D" style:family="table-column">
      <style:table-column-properties style:column-width="0.3722in" style:rel-column-width="3643*"/>
    </style:style>
    <style:style style:name="Table2.E" style:family="table-column">
      <style:table-column-properties style:column-width="0.3444in" style:rel-column-width="3371*"/>
    </style:style>
    <style:style style:name="Table2.G" style:family="table-column">
      <style:table-column-properties style:column-width="0.3174in" style:rel-column-width="3106*"/>
    </style:style>
    <style:style style:name="Table2.H" style:family="table-column">
      <style:table-column-properties style:column-width="0.3125in" style:rel-column-width="3058*"/>
    </style:style>
    <style:style style:name="Table2.I" style:family="table-column">
      <style:table-column-properties style:column-width="0.4389in" style:rel-column-width="4296*"/>
    </style:style>
    <style:style style:name="Table2.J" style:family="table-column">
      <style:table-column-properties style:column-width="0.55in" style:rel-column-width="5381*"/>
    </style:style>
    <style:style style:name="Table2.A1" style:family="table-cell">
      <style:table-cell-properties fo:padding="0.0201in" fo:border-left="0.05pt solid #000000" fo:border-right="none" fo:border-top="0.05pt solid #000000" fo:border-bottom="0.05pt solid #000000" style:writing-mode="page"/>
    </style:style>
    <style:style style:name="Table2.J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J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6951in" table:align="margins"/>
    </style:style>
    <style:style style:name="Table5.A" style:family="table-column">
      <style:table-column-properties style:column-width="0.2861in" style:rel-column-width="2800*"/>
    </style:style>
    <style:style style:name="Table5.B" style:family="table-column">
      <style:table-column-properties style:column-width="0.3611in" style:rel-column-width="3534*"/>
    </style:style>
    <style:style style:name="Table5.C" style:family="table-column">
      <style:table-column-properties style:column-width="3.4972in" style:rel-column-width="34232*"/>
    </style:style>
    <style:style style:name="Table5.D" style:family="table-column">
      <style:table-column-properties style:column-width="1.875in" style:rel-column-width="18353*"/>
    </style:style>
    <style:style style:name="Table5.E" style:family="table-column">
      <style:table-column-properties style:column-width="0.6757in" style:rel-column-width="6616*"/>
    </style:style>
    <style:style style:name="Table5.A1" style:family="table-cell">
      <style:table-cell-properties fo:padding="0.0201in" fo:border-left="0.05pt solid #000000" fo:border-right="none" fo:border-top="0.05pt solid #000000" fo:border-bottom="0.05pt solid #000000" style:writing-mode="page"/>
    </style:style>
    <style:style style:name="Table5.E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officeooo:rsid="000780ef" officeooo:paragraph-rsid="000780ef"/>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780ef" officeooo:paragraph-rsid="000780ef" style:font-weight-asian="bold" style:font-weight-complex="bold"/>
    </style:style>
    <style:style style:name="P4" style:family="paragraph" style:parent-style-name="Standard">
      <style:paragraph-properties fo:text-align="center" style:justify-single-word="false"/>
      <style:text-properties fo:font-weight="bold" officeooo:rsid="000780ef" officeooo:paragraph-rsid="00ca2822" style:font-weight-asian="bold" style:font-weight-complex="bold"/>
    </style:style>
    <style:style style:name="P5" style:family="paragraph" style:parent-style-name="Text_20_body">
      <style:text-properties fo:font-weight="bold" officeooo:paragraph-rsid="00da452b" style:font-weight-asian="bold" style:font-weight-complex="bold"/>
    </style:style>
    <style:style style:name="P6" style:family="paragraph" style:parent-style-name="Standard">
      <style:text-properties fo:font-weight="bold" officeooo:rsid="016df1f6" officeooo:paragraph-rsid="017fb84e" style:font-weight-asian="bold" style:font-weight-complex="bold"/>
    </style:style>
    <style:style style:name="P7" style:family="paragraph" style:parent-style-name="Text_20_body">
      <style:text-properties fo:font-weight="bold" officeooo:rsid="016df1f6" officeooo:paragraph-rsid="017fb84e" style:font-weight-asian="bold" style:font-weight-complex="bold"/>
    </style:style>
    <style:style style:name="P8" style:family="paragraph" style:parent-style-name="Text_20_body">
      <style:text-properties fo:font-weight="bold" officeooo:rsid="016df1f6" officeooo:paragraph-rsid="01703ffd" style:font-weight-asian="bold" style:font-weight-complex="bold"/>
    </style:style>
    <style:style style:name="P9" style:family="paragraph" style:parent-style-name="Text_20_body">
      <style:text-properties fo:font-weight="bold" officeooo:rsid="016df1f6" officeooo:paragraph-rsid="017ef408" style:font-weight-asian="bold" style:font-weight-complex="bold"/>
    </style:style>
    <style:style style:name="P10"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11" style:family="paragraph" style:parent-style-name="Standard">
      <style:paragraph-properties fo:text-align="start" style:justify-single-word="false" fo:break-before="pag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12"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14961b5"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cf85ac" style:font-size-asian="10pt" style:font-weight-asian="normal" style:font-size-complex="10pt" style:font-weight-complex="normal"/>
    </style:style>
    <style:style style:name="P14" style:family="paragraph" style:parent-style-name="Standard">
      <style:paragraph-properties fo:text-align="start" style:justify-single-word="false" fo:break-before="page">
        <style:tab-stops>
          <style:tab-stop style:position="3.5043in"/>
        </style:tab-stops>
      </style:paragraph-properties>
      <style:text-properties fo:font-size="10pt" fo:font-weight="normal" officeooo:rsid="000780ef" officeooo:paragraph-rsid="00cf85ac" style:font-size-asian="10pt" style:font-weight-asian="normal" style:font-size-complex="10pt" style:font-weight-complex="normal"/>
    </style:style>
    <style:style style:name="P15" style:family="paragraph" style:parent-style-name="Standard">
      <style:paragraph-properties fo:text-align="start" style:justify-single-word="false">
        <style:tab-stops>
          <style:tab-stop style:position="2.9984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16" style:family="paragraph" style:parent-style-name="Standard">
      <style:paragraph-properties fo:text-align="center" style:justify-single-word="false">
        <style:tab-stops>
          <style:tab-stop style:position="3.5043in"/>
        </style:tab-stops>
      </style:paragraph-properties>
      <style:text-properties fo:font-size="10pt" fo:font-weight="normal" officeooo:rsid="01434e15" officeooo:paragraph-rsid="01434e15" style:font-size-asian="10pt" style:font-weight-asian="normal" style:font-size-complex="10pt" style:font-weight-complex="normal"/>
    </style:style>
    <style:style style:name="P17" style:family="paragraph" style:parent-style-name="Table_20_Contents">
      <style:paragraph-properties fo:text-align="start" style:justify-single-word="false"/>
      <style:text-properties fo:font-size="10pt" fo:font-weight="bold" officeooo:rsid="00227bd4" officeooo:paragraph-rsid="00478b1b" style:font-weight-asian="bold" style:font-weight-complex="bold"/>
    </style:style>
    <style:style style:name="P18" style:family="paragraph" style:parent-style-name="Table_20_Contents">
      <style:paragraph-properties fo:text-align="start" style:justify-single-word="false"/>
      <style:text-properties fo:font-size="10pt" fo:font-weight="bold" officeooo:rsid="00478b1b" officeooo:paragraph-rsid="00478b1b" style:font-weight-asian="bold" style:font-weight-complex="bold"/>
    </style:style>
    <style:style style:name="P19" style:family="paragraph" style:parent-style-name="Table_20_Contents">
      <style:paragraph-properties fo:text-align="center" style:justify-single-word="false"/>
      <style:text-properties fo:font-size="10pt" fo:font-weight="bold" officeooo:rsid="013eef75" officeooo:paragraph-rsid="013eef75" style:font-weight-asian="bold" style:font-weight-complex="bold"/>
    </style:style>
    <style:style style:name="P20" style:family="paragraph" style:parent-style-name="Table_20_Contents">
      <style:paragraph-properties fo:text-align="start" style:justify-single-word="false"/>
      <style:text-properties fo:font-size="10pt" fo:font-weight="bold" officeooo:rsid="01f7e356" officeooo:paragraph-rsid="01f7e356" style:font-weight-asian="bold" style:font-weight-complex="bold"/>
    </style:style>
    <style:style style:name="P21" style:family="paragraph" style:parent-style-name="Table_20_Contents">
      <style:paragraph-properties fo:text-align="start" style:justify-single-word="false"/>
      <style:text-properties fo:font-size="10pt" fo:font-weight="bold" officeooo:rsid="01f7e356" officeooo:paragraph-rsid="01fba0d3" style:font-weight-asian="bold" style:font-weight-complex="bold"/>
    </style:style>
    <style:style style:name="P22" style:family="paragraph" style:parent-style-name="Table_20_Contents">
      <style:paragraph-properties fo:text-align="start" style:justify-single-word="false"/>
      <style:text-properties fo:font-size="10pt" fo:font-weight="bold" officeooo:rsid="01f7e356" officeooo:paragraph-rsid="0200ab7e" style:font-weight-asian="bold" style:font-weight-complex="bold"/>
    </style:style>
    <style:style style:name="P23" style:family="paragraph" style:parent-style-name="Table_20_Contents">
      <style:paragraph-properties fo:text-align="center" style:justify-single-word="false"/>
      <style:text-properties fo:font-size="10pt" fo:font-weight="bold" officeooo:rsid="01f7e356" officeooo:paragraph-rsid="01f7e356" style:font-weight-asian="bold" style:font-weight-complex="bold"/>
    </style:style>
    <style:style style:name="P24" style:family="paragraph" style:parent-style-name="Table_20_Contents">
      <style:paragraph-properties fo:text-align="center" style:justify-single-word="false"/>
      <style:text-properties fo:font-size="10pt" fo:font-weight="bold" officeooo:rsid="01fba0d3" officeooo:paragraph-rsid="01fba0d3" style:font-weight-asian="bold" style:font-weight-complex="bold"/>
    </style:style>
    <style:style style:name="P25" style:family="paragraph" style:parent-style-name="Table_20_Contents">
      <style:paragraph-properties fo:text-align="center" style:justify-single-word="false"/>
      <style:text-properties fo:font-size="10pt" fo:font-weight="bold" officeooo:rsid="0200ab7e" officeooo:paragraph-rsid="0200ab7e" style:font-weight-asian="bold" style:font-weight-complex="bold"/>
    </style:style>
    <style:style style:name="P26" style:family="paragraph" style:parent-style-name="Table_20_Contents">
      <style:paragraph-properties fo:text-align="center" style:justify-single-word="false"/>
      <style:text-properties fo:font-size="10pt" fo:font-weight="bold" officeooo:rsid="0205f39a" officeooo:paragraph-rsid="0205f39a" style:font-weight-asian="bold" style:font-weight-complex="bold"/>
    </style:style>
    <style:style style:name="P27" style:family="paragraph" style:parent-style-name="Table_20_Contents">
      <style:paragraph-properties fo:text-align="start" style:justify-single-word="false"/>
      <style:text-properties fo:font-size="10pt" fo:font-weight="bold" officeooo:rsid="02344494" officeooo:paragraph-rsid="02344494" style:font-weight-asian="bold" style:font-weight-complex="bold"/>
    </style:style>
    <style:style style:name="P28" style:family="paragraph" style:parent-style-name="Table_20_Contents">
      <style:paragraph-properties fo:text-align="center" style:justify-single-word="false"/>
      <style:text-properties fo:font-size="10pt" fo:font-weight="bold" officeooo:rsid="02344494" officeooo:paragraph-rsid="02344494" style:font-weight-asian="bold" style:font-weight-complex="bold"/>
    </style:style>
    <style:style style:name="P29" style:family="paragraph" style:parent-style-name="Table_20_Contents">
      <style:paragraph-properties fo:text-align="start" style:justify-single-word="false"/>
      <style:text-properties fo:font-size="10pt" fo:font-weight="bold" officeooo:rsid="02369b07" officeooo:paragraph-rsid="02369b07" style:font-weight-asian="bold" style:font-weight-complex="bold"/>
    </style:style>
    <style:style style:name="P30" style:family="paragraph" style:parent-style-name="Table_20_Contents">
      <style:paragraph-properties fo:text-align="start" style:justify-single-word="false"/>
      <style:text-properties fo:font-size="10pt" fo:font-weight="bold" officeooo:rsid="02369b07" officeooo:paragraph-rsid="0236b01f" style:font-weight-asian="bold" style:font-weight-complex="bold"/>
    </style:style>
    <style:style style:name="P31" style:family="paragraph" style:parent-style-name="Table_20_Contents">
      <style:paragraph-properties fo:text-align="center" style:justify-single-word="false"/>
      <style:text-properties fo:font-size="10pt" fo:font-weight="bold" officeooo:rsid="02369b07" officeooo:paragraph-rsid="02369b07" style:font-weight-asian="bold" style:font-weight-complex="bold"/>
    </style:style>
    <style:style style:name="P32" style:family="paragraph" style:parent-style-name="Table_20_Contents">
      <style:paragraph-properties fo:text-align="start" style:justify-single-word="false"/>
      <style:text-properties fo:font-size="10pt" fo:font-weight="bold" officeooo:rsid="0236b01f" officeooo:paragraph-rsid="0236b01f" style:font-weight-asian="bold" style:font-weight-complex="bold"/>
    </style:style>
    <style:style style:name="P33" style:family="paragraph" style:parent-style-name="Table_20_Contents">
      <style:paragraph-properties fo:text-align="center" style:justify-single-word="false"/>
      <style:text-properties fo:font-size="10pt" fo:font-weight="bold" officeooo:rsid="0237d2f4" officeooo:paragraph-rsid="0237d2f4" style:font-weight-asian="bold" style:font-weight-complex="bold"/>
    </style:style>
    <style:style style:name="P34" style:family="paragraph" style:parent-style-name="Table_20_Heading">
      <style:text-properties fo:font-size="10pt" officeooo:rsid="001fab64" officeooo:paragraph-rsid="001fab64"/>
    </style:style>
    <style:style style:name="P35" style:family="paragraph" style:parent-style-name="Table_20_Heading">
      <style:text-properties fo:font-size="10pt" officeooo:rsid="001fab64" officeooo:paragraph-rsid="01703ffd"/>
    </style:style>
    <style:style style:name="P36" style:family="paragraph" style:parent-style-name="Table_20_Heading">
      <style:text-properties fo:font-size="10pt" officeooo:rsid="001fab64" officeooo:paragraph-rsid="017fb84e"/>
    </style:style>
    <style:style style:name="P37" style:family="paragraph" style:parent-style-name="Table_20_Heading">
      <style:text-properties fo:font-size="10pt" officeooo:rsid="001fab64" officeooo:paragraph-rsid="0227c870"/>
    </style:style>
    <style:style style:name="P38" style:family="paragraph" style:parent-style-name="Table_20_Heading">
      <style:text-properties fo:font-size="10pt" officeooo:rsid="001ffbda" officeooo:paragraph-rsid="001ffbda"/>
    </style:style>
    <style:style style:name="P39" style:family="paragraph" style:parent-style-name="Table_20_Contents">
      <style:text-properties fo:font-size="10pt" officeooo:rsid="005d614b" officeooo:paragraph-rsid="01703ffd"/>
    </style:style>
    <style:style style:name="P40" style:family="paragraph" style:parent-style-name="Table_20_Contents">
      <style:text-properties fo:font-size="10pt" officeooo:rsid="005d614b" officeooo:paragraph-rsid="0181f424"/>
    </style:style>
    <style:style style:name="P41" style:family="paragraph" style:parent-style-name="Table_20_Contents">
      <style:text-properties fo:font-size="10pt" officeooo:rsid="005d614b" officeooo:paragraph-rsid="018d17b8"/>
    </style:style>
    <style:style style:name="P42" style:family="paragraph" style:parent-style-name="Table_20_Contents">
      <style:text-properties fo:font-size="10pt" officeooo:rsid="005d614b" officeooo:paragraph-rsid="0195e4a7"/>
    </style:style>
    <style:style style:name="P43" style:family="paragraph" style:parent-style-name="Table_20_Contents">
      <style:text-properties fo:font-size="10pt" officeooo:rsid="005d614b" officeooo:paragraph-rsid="01a8ad88"/>
    </style:style>
    <style:style style:name="P44" style:family="paragraph" style:parent-style-name="Table_20_Contents">
      <style:text-properties fo:font-size="10pt" officeooo:rsid="005d614b" officeooo:paragraph-rsid="01b81085"/>
    </style:style>
    <style:style style:name="P45" style:family="paragraph" style:parent-style-name="Table_20_Contents">
      <style:text-properties fo:font-size="10pt" officeooo:rsid="005d614b" officeooo:paragraph-rsid="01c73efb"/>
    </style:style>
    <style:style style:name="P46" style:family="paragraph" style:parent-style-name="Table_20_Contents">
      <style:text-properties fo:font-size="10pt" officeooo:rsid="005d614b" officeooo:paragraph-rsid="01d244d3"/>
    </style:style>
    <style:style style:name="P47" style:family="paragraph" style:parent-style-name="Table_20_Contents">
      <style:text-properties fo:font-size="10pt" officeooo:rsid="005d614b" officeooo:paragraph-rsid="01e75c99"/>
    </style:style>
    <style:style style:name="P48" style:family="paragraph" style:parent-style-name="Table_20_Contents">
      <style:text-properties fo:font-size="10pt" officeooo:rsid="005d614b" officeooo:paragraph-rsid="01f58af7"/>
    </style:style>
    <style:style style:name="P49" style:family="paragraph" style:parent-style-name="Table_20_Contents">
      <style:text-properties fo:font-size="10pt" officeooo:rsid="005d614b" officeooo:paragraph-rsid="01f61111"/>
    </style:style>
    <style:style style:name="P50" style:family="paragraph" style:parent-style-name="Table_20_Contents">
      <style:text-properties fo:font-size="10pt" officeooo:rsid="005d614b" officeooo:paragraph-rsid="01f89182"/>
    </style:style>
    <style:style style:name="P51" style:family="paragraph" style:parent-style-name="Table_20_Contents">
      <style:text-properties fo:font-size="10pt" officeooo:rsid="005d614b" officeooo:paragraph-rsid="01f9cd16"/>
    </style:style>
    <style:style style:name="P52" style:family="paragraph" style:parent-style-name="Table_20_Contents">
      <style:text-properties fo:font-size="10pt" officeooo:rsid="005d614b" officeooo:paragraph-rsid="01fc180b"/>
    </style:style>
    <style:style style:name="P53" style:family="paragraph" style:parent-style-name="Table_20_Contents">
      <style:text-properties fo:font-size="10pt" officeooo:rsid="005d614b" officeooo:paragraph-rsid="01ff735e"/>
    </style:style>
    <style:style style:name="P54" style:family="paragraph" style:parent-style-name="Table_20_Contents">
      <style:text-properties fo:font-size="10pt" officeooo:rsid="005d614b" officeooo:paragraph-rsid="02022492"/>
    </style:style>
    <style:style style:name="P55" style:family="paragraph" style:parent-style-name="Table_20_Contents">
      <style:text-properties fo:font-size="10pt" officeooo:rsid="005d614b" officeooo:paragraph-rsid="02050826"/>
    </style:style>
    <style:style style:name="P56" style:family="paragraph" style:parent-style-name="Table_20_Contents">
      <style:text-properties fo:font-size="10pt" officeooo:rsid="005d614b" officeooo:paragraph-rsid="022b7f86"/>
    </style:style>
    <style:style style:name="P57" style:family="paragraph" style:parent-style-name="Table_20_Contents">
      <style:text-properties fo:font-size="10pt" officeooo:rsid="005d614b" officeooo:paragraph-rsid="022d328b"/>
    </style:style>
    <style:style style:name="P58" style:family="paragraph" style:parent-style-name="Table_20_Contents">
      <style:text-properties fo:font-size="10pt" officeooo:rsid="005d614b" officeooo:paragraph-rsid="022d7940"/>
    </style:style>
    <style:style style:name="P59" style:family="paragraph" style:parent-style-name="Table_20_Contents">
      <style:text-properties fo:font-size="10pt" officeooo:rsid="005d614b" officeooo:paragraph-rsid="022ea349"/>
    </style:style>
    <style:style style:name="P60" style:family="paragraph" style:parent-style-name="Table_20_Contents">
      <style:text-properties fo:font-size="10pt" officeooo:rsid="005d614b" officeooo:paragraph-rsid="02309ff4"/>
    </style:style>
    <style:style style:name="P61" style:family="paragraph" style:parent-style-name="Table_20_Contents">
      <style:paragraph-properties fo:text-align="center" style:justify-single-word="false"/>
      <style:text-properties fo:font-size="10pt" officeooo:rsid="009444d8" officeooo:paragraph-rsid="009444d8"/>
    </style:style>
    <style:style style:name="P62" style:family="paragraph" style:parent-style-name="Table_20_Contents">
      <style:paragraph-properties fo:text-align="center" style:justify-single-word="false"/>
      <style:text-properties fo:font-size="10pt" officeooo:rsid="0095d647" officeooo:paragraph-rsid="0095d647"/>
    </style:style>
    <style:style style:name="P63" style:family="paragraph" style:parent-style-name="Table_20_Contents">
      <style:paragraph-properties fo:text-align="center" style:justify-single-word="false"/>
      <style:text-properties fo:font-size="10pt" officeooo:rsid="00986550" officeooo:paragraph-rsid="00986550"/>
    </style:style>
    <style:style style:name="P64" style:family="paragraph" style:parent-style-name="Table_20_Contents">
      <style:paragraph-properties fo:text-align="center" style:justify-single-word="false"/>
      <style:text-properties fo:font-size="10pt" officeooo:rsid="0098f011" officeooo:paragraph-rsid="0098f011"/>
    </style:style>
    <style:style style:name="P65" style:family="paragraph" style:parent-style-name="Table_20_Contents">
      <style:paragraph-properties fo:text-align="center" style:justify-single-word="false"/>
      <style:text-properties fo:font-size="10pt" officeooo:rsid="009c6d88" officeooo:paragraph-rsid="009c6d88"/>
    </style:style>
    <style:style style:name="P66" style:family="paragraph" style:parent-style-name="Table_20_Contents">
      <style:paragraph-properties fo:text-align="center" style:justify-single-word="false"/>
      <style:text-properties fo:font-size="10pt" officeooo:rsid="009de8de" officeooo:paragraph-rsid="009de8de"/>
    </style:style>
    <style:style style:name="P67" style:family="paragraph" style:parent-style-name="Table_20_Contents">
      <style:paragraph-properties fo:text-align="center" style:justify-single-word="false"/>
      <style:text-properties fo:font-size="10pt" officeooo:rsid="00a2a418" officeooo:paragraph-rsid="00a2a418"/>
    </style:style>
    <style:style style:name="P68" style:family="paragraph" style:parent-style-name="Table_20_Contents">
      <style:paragraph-properties fo:text-align="center" style:justify-single-word="false"/>
      <style:text-properties fo:font-size="10pt" officeooo:rsid="00a31d0b" officeooo:paragraph-rsid="00a31d0b"/>
    </style:style>
    <style:style style:name="P69" style:family="paragraph" style:parent-style-name="Table_20_Contents">
      <style:paragraph-properties fo:text-align="center" style:justify-single-word="false"/>
      <style:text-properties fo:font-size="10pt" officeooo:rsid="0113841e" officeooo:paragraph-rsid="01703ffd"/>
    </style:style>
    <style:style style:name="P70" style:family="paragraph" style:parent-style-name="Table_20_Contents">
      <style:paragraph-properties fo:text-align="center" style:justify-single-word="false"/>
      <style:text-properties fo:font-size="10pt" officeooo:rsid="0113841e" officeooo:paragraph-rsid="017fb84e"/>
    </style:style>
    <style:style style:name="P71" style:family="paragraph" style:parent-style-name="Table_20_Contents">
      <style:paragraph-properties fo:text-align="start" style:justify-single-word="false"/>
      <style:text-properties fo:font-size="10pt" officeooo:rsid="0128b514" officeooo:paragraph-rsid="017fb84e"/>
    </style:style>
    <style:style style:name="P72" style:family="paragraph" style:parent-style-name="Table_20_Contents">
      <style:paragraph-properties fo:text-align="start" style:justify-single-word="false"/>
      <style:text-properties fo:font-size="10pt" officeooo:rsid="0128b514" officeooo:paragraph-rsid="018d17b8"/>
    </style:style>
    <style:style style:name="P73" style:family="paragraph" style:parent-style-name="Table_20_Contents">
      <style:paragraph-properties fo:text-align="start" style:justify-single-word="false"/>
      <style:text-properties fo:font-size="10pt" officeooo:rsid="0128b514" officeooo:paragraph-rsid="018e2f30"/>
    </style:style>
    <style:style style:name="P74" style:family="paragraph" style:parent-style-name="Table_20_Contents">
      <style:paragraph-properties fo:text-align="start" style:justify-single-word="false"/>
      <style:text-properties fo:font-size="10pt" officeooo:rsid="0128b514" officeooo:paragraph-rsid="01929e71"/>
    </style:style>
    <style:style style:name="P75" style:family="paragraph" style:parent-style-name="Table_20_Contents">
      <style:paragraph-properties fo:text-align="start" style:justify-single-word="false"/>
      <style:text-properties fo:font-size="10pt" officeooo:rsid="0128b514" officeooo:paragraph-rsid="0195e4a7"/>
    </style:style>
    <style:style style:name="P76" style:family="paragraph" style:parent-style-name="Table_20_Contents">
      <style:paragraph-properties fo:text-align="center" style:justify-single-word="false"/>
      <style:text-properties fo:font-size="10pt" officeooo:rsid="0175ebf3" officeooo:paragraph-rsid="0175ebf3"/>
    </style:style>
    <style:style style:name="P77" style:family="paragraph" style:parent-style-name="Table_20_Contents">
      <style:paragraph-properties fo:text-align="center" style:justify-single-word="false"/>
      <style:text-properties fo:font-size="10pt" officeooo:rsid="01762d5e" officeooo:paragraph-rsid="01762d5e"/>
    </style:style>
    <style:style style:name="P78" style:family="paragraph" style:parent-style-name="Table_20_Contents">
      <style:paragraph-properties fo:text-align="center" style:justify-single-word="false"/>
      <style:text-properties fo:font-size="10pt" officeooo:rsid="01775dde" officeooo:paragraph-rsid="01775dde"/>
    </style:style>
    <style:style style:name="P79" style:family="paragraph" style:parent-style-name="Table_20_Contents">
      <style:paragraph-properties fo:text-align="center" style:justify-single-word="false"/>
      <style:text-properties fo:font-size="10pt" officeooo:rsid="01789a03" officeooo:paragraph-rsid="01789a03"/>
    </style:style>
    <style:style style:name="P80" style:family="paragraph" style:parent-style-name="Table_20_Contents">
      <style:paragraph-properties fo:text-align="center" style:justify-single-word="false"/>
      <style:text-properties fo:font-size="10pt" officeooo:rsid="01798546" officeooo:paragraph-rsid="01798546"/>
    </style:style>
    <style:style style:name="P81" style:family="paragraph" style:parent-style-name="Table_20_Contents">
      <style:paragraph-properties fo:text-align="center" style:justify-single-word="false"/>
      <style:text-properties fo:font-size="10pt" officeooo:rsid="017b127e" officeooo:paragraph-rsid="017b127e"/>
    </style:style>
    <style:style style:name="P82" style:family="paragraph" style:parent-style-name="Table_20_Contents">
      <style:paragraph-properties fo:text-align="center" style:justify-single-word="false"/>
      <style:text-properties fo:font-size="10pt" officeooo:rsid="017e0e2a" officeooo:paragraph-rsid="017e0e2a"/>
    </style:style>
    <style:style style:name="P83" style:family="paragraph" style:parent-style-name="Table_20_Contents">
      <style:paragraph-properties fo:text-align="center" style:justify-single-word="false"/>
      <style:text-properties fo:font-size="10pt" officeooo:rsid="0181f424" officeooo:paragraph-rsid="0181f424"/>
    </style:style>
    <style:style style:name="P84" style:family="paragraph" style:parent-style-name="Table_20_Contents">
      <style:paragraph-properties fo:text-align="start" style:justify-single-word="false"/>
      <style:text-properties fo:font-size="10pt" officeooo:rsid="018e2f30" officeooo:paragraph-rsid="018e2f30"/>
    </style:style>
    <style:style style:name="P85" style:family="paragraph" style:parent-style-name="Table_20_Contents">
      <style:paragraph-properties fo:text-align="start" style:justify-single-word="false"/>
      <style:text-properties fo:font-size="10pt" officeooo:rsid="018ff5b8" officeooo:paragraph-rsid="018ff5b8"/>
    </style:style>
    <style:style style:name="P86" style:family="paragraph" style:parent-style-name="Table_20_Contents">
      <style:paragraph-properties fo:text-align="start" style:justify-single-word="false"/>
      <style:text-properties fo:font-size="10pt" officeooo:rsid="018ff5b8" officeooo:paragraph-rsid="01ef566b"/>
    </style:style>
    <style:style style:name="P87" style:family="paragraph" style:parent-style-name="Table_20_Heading">
      <style:text-properties fo:font-size="10pt" officeooo:rsid="01703ffd" officeooo:paragraph-rsid="01703ffd"/>
    </style:style>
    <style:style style:name="P88" style:family="paragraph" style:parent-style-name="Table_20_Heading">
      <style:text-properties fo:font-size="10pt" officeooo:rsid="017fb84e" officeooo:paragraph-rsid="017fb84e"/>
    </style:style>
    <style:style style:name="P89" style:family="paragraph" style:parent-style-name="Table_20_Heading">
      <style:text-properties fo:font-size="10pt" officeooo:rsid="017fb84e" officeooo:paragraph-rsid="0227c870"/>
    </style:style>
    <style:style style:name="P90" style:family="paragraph" style:parent-style-name="Table_20_Heading">
      <style:text-properties fo:font-size="10pt" officeooo:rsid="0184e182" officeooo:paragraph-rsid="0184e182"/>
    </style:style>
    <style:style style:name="P91" style:family="paragraph" style:parent-style-name="Table_20_Contents">
      <style:paragraph-properties fo:text-align="center" style:justify-single-word="false"/>
      <style:text-properties fo:font-size="10pt" officeooo:rsid="01952c5f" officeooo:paragraph-rsid="01952c5f"/>
    </style:style>
    <style:style style:name="P92" style:family="paragraph" style:parent-style-name="Table_20_Contents">
      <style:paragraph-properties fo:text-align="start" style:justify-single-word="false"/>
      <style:text-properties fo:font-size="10pt" officeooo:rsid="0195f664" officeooo:paragraph-rsid="0195f664"/>
    </style:style>
    <style:style style:name="P93" style:family="paragraph" style:parent-style-name="Table_20_Contents">
      <style:paragraph-properties fo:text-align="start" style:justify-single-word="false"/>
      <style:text-properties fo:font-size="10pt" officeooo:rsid="0196b969" officeooo:paragraph-rsid="0196b969"/>
    </style:style>
    <style:style style:name="P94" style:family="paragraph" style:parent-style-name="Table_20_Contents">
      <style:paragraph-properties fo:text-align="start" style:justify-single-word="false"/>
      <style:text-properties fo:font-size="10pt" officeooo:rsid="019aecc8" officeooo:paragraph-rsid="019aecc8"/>
    </style:style>
    <style:style style:name="P95" style:family="paragraph" style:parent-style-name="Table_20_Contents">
      <style:paragraph-properties fo:text-align="start" style:justify-single-word="false"/>
      <style:text-properties fo:font-size="10pt" officeooo:rsid="019ee898" officeooo:paragraph-rsid="019ee898"/>
    </style:style>
    <style:style style:name="P96" style:family="paragraph" style:parent-style-name="Table_20_Contents">
      <style:paragraph-properties fo:text-align="start" style:justify-single-word="false"/>
      <style:text-properties fo:font-size="10pt" officeooo:rsid="019ee898" officeooo:paragraph-rsid="01ecacd6"/>
    </style:style>
    <style:style style:name="P97" style:family="paragraph" style:parent-style-name="Table_20_Contents">
      <style:paragraph-properties fo:text-align="start" style:justify-single-word="false"/>
      <style:text-properties fo:font-size="10pt" officeooo:rsid="019f94ab" officeooo:paragraph-rsid="019f94ab"/>
    </style:style>
    <style:style style:name="P98" style:family="paragraph" style:parent-style-name="Table_20_Contents">
      <style:paragraph-properties fo:text-align="start" style:justify-single-word="false"/>
      <style:text-properties fo:font-size="10pt" officeooo:rsid="019f94ab" officeooo:paragraph-rsid="01ecacd6"/>
    </style:style>
    <style:style style:name="P99" style:family="paragraph" style:parent-style-name="Table_20_Contents">
      <style:paragraph-properties fo:text-align="start" style:justify-single-word="false"/>
      <style:text-properties fo:font-size="10pt" officeooo:rsid="01a110ea" officeooo:paragraph-rsid="01a110ea"/>
    </style:style>
    <style:style style:name="P100" style:family="paragraph" style:parent-style-name="Table_20_Contents">
      <style:paragraph-properties fo:text-align="start" style:justify-single-word="false"/>
      <style:text-properties fo:font-size="10pt" officeooo:rsid="01a110ea" officeooo:paragraph-rsid="01c0be5b"/>
    </style:style>
    <style:style style:name="P101" style:family="paragraph" style:parent-style-name="Table_20_Contents">
      <style:paragraph-properties fo:text-align="start" style:justify-single-word="false"/>
      <style:text-properties fo:font-size="10pt" officeooo:rsid="01a110ea" officeooo:paragraph-rsid="01cfb583"/>
    </style:style>
    <style:style style:name="P102" style:family="paragraph" style:parent-style-name="Table_20_Contents">
      <style:paragraph-properties fo:text-align="start" style:justify-single-word="false"/>
      <style:text-properties fo:font-size="10pt" officeooo:rsid="01a110ea" officeooo:paragraph-rsid="01f13631"/>
    </style:style>
    <style:style style:name="P103" style:family="paragraph" style:parent-style-name="Table_20_Contents">
      <style:paragraph-properties fo:text-align="center" style:justify-single-word="false"/>
      <style:text-properties fo:font-size="10pt" officeooo:rsid="01a46386" officeooo:paragraph-rsid="01a46386"/>
    </style:style>
    <style:style style:name="P104" style:family="paragraph" style:parent-style-name="Table_20_Contents">
      <style:paragraph-properties fo:text-align="start" style:justify-single-word="false"/>
      <style:text-properties fo:font-size="10pt" officeooo:rsid="01a995d4" officeooo:paragraph-rsid="01a995d4"/>
    </style:style>
    <style:style style:name="P105" style:family="paragraph" style:parent-style-name="Table_20_Contents">
      <style:paragraph-properties fo:text-align="start" style:justify-single-word="false"/>
      <style:text-properties fo:font-size="10pt" officeooo:rsid="01ab88f3" officeooo:paragraph-rsid="01ab88f3"/>
    </style:style>
    <style:style style:name="P106" style:family="paragraph" style:parent-style-name="Table_20_Contents">
      <style:paragraph-properties fo:text-align="start" style:justify-single-word="false"/>
      <style:text-properties fo:font-size="10pt" officeooo:rsid="01ae5785" officeooo:paragraph-rsid="01ae5785"/>
    </style:style>
    <style:style style:name="P107" style:family="paragraph" style:parent-style-name="Table_20_Contents">
      <style:paragraph-properties fo:text-align="start" style:justify-single-word="false"/>
      <style:text-properties fo:font-size="10pt" officeooo:rsid="01afcf8f" officeooo:paragraph-rsid="01afcf8f"/>
    </style:style>
    <style:style style:name="P108" style:family="paragraph" style:parent-style-name="Table_20_Contents">
      <style:paragraph-properties fo:text-align="start" style:justify-single-word="false"/>
      <style:text-properties fo:font-size="10pt" officeooo:rsid="01b0dfb9" officeooo:paragraph-rsid="01b0dfb9"/>
    </style:style>
    <style:style style:name="P109" style:family="paragraph" style:parent-style-name="Table_20_Contents">
      <style:paragraph-properties fo:text-align="start" style:justify-single-word="false"/>
      <style:text-properties fo:font-size="10pt" officeooo:rsid="01b323a8" officeooo:paragraph-rsid="01b323a8"/>
    </style:style>
    <style:style style:name="P110" style:family="paragraph" style:parent-style-name="Table_20_Contents">
      <style:paragraph-properties fo:text-align="start" style:justify-single-word="false"/>
      <style:text-properties fo:font-size="10pt" officeooo:rsid="01b58de0" officeooo:paragraph-rsid="01b58de0"/>
    </style:style>
    <style:style style:name="P111" style:family="paragraph" style:parent-style-name="Table_20_Contents">
      <style:paragraph-properties fo:text-align="center" style:justify-single-word="false"/>
      <style:text-properties fo:font-size="10pt" officeooo:rsid="01b81085" officeooo:paragraph-rsid="01b81085"/>
    </style:style>
    <style:style style:name="P112" style:family="paragraph" style:parent-style-name="Table_20_Contents">
      <style:paragraph-properties fo:text-align="start" style:justify-single-word="false"/>
      <style:text-properties fo:font-size="10pt" officeooo:rsid="01bcdfb7" officeooo:paragraph-rsid="01bcdfb7"/>
    </style:style>
    <style:style style:name="P113" style:family="paragraph" style:parent-style-name="Table_20_Contents">
      <style:paragraph-properties fo:text-align="start" style:justify-single-word="false"/>
      <style:text-properties fo:font-size="10pt" officeooo:rsid="01bcfb52" officeooo:paragraph-rsid="01bcfb52"/>
    </style:style>
    <style:style style:name="P114" style:family="paragraph" style:parent-style-name="Table_20_Contents">
      <style:paragraph-properties fo:text-align="start" style:justify-single-word="false"/>
      <style:text-properties fo:font-size="10pt" officeooo:rsid="01bdb4af" officeooo:paragraph-rsid="01bdb4af"/>
    </style:style>
    <style:style style:name="P115" style:family="paragraph" style:parent-style-name="Table_20_Contents">
      <style:paragraph-properties fo:text-align="start" style:justify-single-word="false"/>
      <style:text-properties fo:font-size="10pt" officeooo:rsid="01bf33d7" officeooo:paragraph-rsid="01bf33d7"/>
    </style:style>
    <style:style style:name="P116" style:family="paragraph" style:parent-style-name="Table_20_Contents">
      <style:paragraph-properties fo:text-align="start" style:justify-single-word="false"/>
      <style:text-properties fo:font-size="10pt" officeooo:rsid="01c0be5b" officeooo:paragraph-rsid="01c0be5b"/>
    </style:style>
    <style:style style:name="P117" style:family="paragraph" style:parent-style-name="Table_20_Contents">
      <style:paragraph-properties fo:text-align="center" style:justify-single-word="false"/>
      <style:text-properties fo:font-size="10pt" officeooo:rsid="01c5adac" officeooo:paragraph-rsid="01c5adac"/>
    </style:style>
    <style:style style:name="P118" style:family="paragraph" style:parent-style-name="Table_20_Contents">
      <style:paragraph-properties fo:text-align="start" style:justify-single-word="false"/>
      <style:text-properties fo:font-size="10pt" officeooo:rsid="01c73efb" officeooo:paragraph-rsid="01c73efb"/>
    </style:style>
    <style:style style:name="P119" style:family="paragraph" style:parent-style-name="Table_20_Contents">
      <style:paragraph-properties fo:text-align="start" style:justify-single-word="false"/>
      <style:text-properties fo:font-size="10pt" officeooo:rsid="01c7dd61" officeooo:paragraph-rsid="01c7dd61"/>
    </style:style>
    <style:style style:name="P120" style:family="paragraph" style:parent-style-name="Table_20_Contents">
      <style:paragraph-properties fo:text-align="start" style:justify-single-word="false"/>
      <style:text-properties fo:font-size="10pt" officeooo:rsid="01cb4fb8" officeooo:paragraph-rsid="01cb4fb8"/>
    </style:style>
    <style:style style:name="P121" style:family="paragraph" style:parent-style-name="Table_20_Contents">
      <style:paragraph-properties fo:text-align="start" style:justify-single-word="false"/>
      <style:text-properties fo:font-size="10pt" officeooo:rsid="01ccf38a" officeooo:paragraph-rsid="01ccf38a"/>
    </style:style>
    <style:style style:name="P122" style:family="paragraph" style:parent-style-name="Table_20_Contents">
      <style:paragraph-properties fo:text-align="start" style:justify-single-word="false"/>
      <style:text-properties fo:font-size="10pt" officeooo:rsid="01ce69d3" officeooo:paragraph-rsid="01ce69d3"/>
    </style:style>
    <style:style style:name="P123" style:family="paragraph" style:parent-style-name="Table_20_Contents">
      <style:paragraph-properties fo:text-align="center" style:justify-single-word="false"/>
      <style:text-properties fo:font-size="10pt" officeooo:rsid="01d0b9c8" officeooo:paragraph-rsid="01d0b9c8"/>
    </style:style>
    <style:style style:name="P124" style:family="paragraph" style:parent-style-name="Table_20_Contents">
      <style:paragraph-properties fo:text-align="start" style:justify-single-word="false"/>
      <style:text-properties fo:font-size="10pt" officeooo:rsid="01d436ef" officeooo:paragraph-rsid="01d436ef"/>
    </style:style>
    <style:style style:name="P125" style:family="paragraph" style:parent-style-name="Table_20_Contents">
      <style:paragraph-properties fo:text-align="start" style:justify-single-word="false"/>
      <style:text-properties fo:font-size="10pt" officeooo:rsid="01d8bdb6" officeooo:paragraph-rsid="01d8bdb6"/>
    </style:style>
    <style:style style:name="P126" style:family="paragraph" style:parent-style-name="Table_20_Contents">
      <style:paragraph-properties fo:text-align="start" style:justify-single-word="false"/>
      <style:text-properties fo:font-size="10pt" officeooo:rsid="01db7bee" officeooo:paragraph-rsid="01db7bee"/>
    </style:style>
    <style:style style:name="P127" style:family="paragraph" style:parent-style-name="Table_20_Contents">
      <style:paragraph-properties fo:text-align="start" style:justify-single-word="false"/>
      <style:text-properties fo:font-size="10pt" officeooo:rsid="01dba5ff" officeooo:paragraph-rsid="01dba5ff"/>
    </style:style>
    <style:style style:name="P128" style:family="paragraph" style:parent-style-name="Table_20_Contents">
      <style:paragraph-properties fo:text-align="start" style:justify-single-word="false"/>
      <style:text-properties fo:font-size="10pt" officeooo:rsid="01e03f7e" officeooo:paragraph-rsid="01e03f7e"/>
    </style:style>
    <style:style style:name="P129" style:family="paragraph" style:parent-style-name="Table_20_Contents">
      <style:paragraph-properties fo:text-align="start" style:justify-single-word="false"/>
      <style:text-properties fo:font-size="10pt" officeooo:rsid="01e04a0e" officeooo:paragraph-rsid="01e21dcc"/>
    </style:style>
    <style:style style:name="P130" style:family="paragraph" style:parent-style-name="Table_20_Contents">
      <style:paragraph-properties fo:text-align="start" style:justify-single-word="false"/>
      <style:text-properties fo:font-size="10pt" officeooo:rsid="01e55003" officeooo:paragraph-rsid="01e55003"/>
    </style:style>
    <style:style style:name="P131" style:family="paragraph" style:parent-style-name="Table_20_Contents">
      <style:paragraph-properties fo:text-align="start" style:justify-single-word="false"/>
      <style:text-properties fo:font-size="10pt" officeooo:rsid="01e55003" officeooo:paragraph-rsid="01f13631"/>
    </style:style>
    <style:style style:name="P132" style:family="paragraph" style:parent-style-name="Table_20_Contents">
      <style:paragraph-properties fo:text-align="center" style:justify-single-word="false"/>
      <style:text-properties fo:font-size="10pt" officeooo:rsid="01e6807a" officeooo:paragraph-rsid="01e6807a"/>
    </style:style>
    <style:style style:name="P133" style:family="paragraph" style:parent-style-name="Table_20_Contents">
      <style:paragraph-properties fo:text-align="start" style:justify-single-word="false"/>
      <style:text-properties fo:font-size="10pt" officeooo:rsid="01e82473" officeooo:paragraph-rsid="01e82473"/>
    </style:style>
    <style:style style:name="P134" style:family="paragraph" style:parent-style-name="Table_20_Contents">
      <style:paragraph-properties fo:text-align="start" style:justify-single-word="false"/>
      <style:text-properties fo:font-size="10pt" officeooo:rsid="01e9684b" officeooo:paragraph-rsid="01e9684b"/>
    </style:style>
    <style:style style:name="P135" style:family="paragraph" style:parent-style-name="Table_20_Contents">
      <style:paragraph-properties fo:text-align="start" style:justify-single-word="false"/>
      <style:text-properties fo:font-size="10pt" officeooo:rsid="01ea1829" officeooo:paragraph-rsid="01ea1829"/>
    </style:style>
    <style:style style:name="P136" style:family="paragraph" style:parent-style-name="Table_20_Contents">
      <style:paragraph-properties fo:text-align="start" style:justify-single-word="false"/>
      <style:text-properties fo:font-size="10pt" officeooo:rsid="01edecc0" officeooo:paragraph-rsid="01edecc0"/>
    </style:style>
    <style:style style:name="P137" style:family="paragraph" style:parent-style-name="Table_20_Contents">
      <style:paragraph-properties fo:text-align="center" style:justify-single-word="false"/>
      <style:text-properties fo:font-size="10pt" officeooo:rsid="01167126" officeooo:paragraph-rsid="01167126"/>
    </style:style>
    <style:style style:name="P138" style:family="paragraph" style:parent-style-name="Table_20_Contents">
      <style:paragraph-properties fo:text-align="center" style:justify-single-word="false"/>
      <style:text-properties fo:font-size="10pt" officeooo:rsid="0119b15a" officeooo:paragraph-rsid="0119b15a"/>
    </style:style>
    <style:style style:name="P139" style:family="paragraph" style:parent-style-name="Table_20_Contents">
      <style:paragraph-properties fo:text-align="center" style:justify-single-word="false"/>
      <style:text-properties fo:font-size="10pt" officeooo:rsid="011bff45" officeooo:paragraph-rsid="011bff45"/>
    </style:style>
    <style:style style:name="P140" style:family="paragraph" style:parent-style-name="Table_20_Contents">
      <style:paragraph-properties fo:text-align="center" style:justify-single-word="false"/>
      <style:text-properties fo:font-size="10pt" officeooo:rsid="01f58af7" officeooo:paragraph-rsid="01f58af7"/>
    </style:style>
    <style:style style:name="P141" style:family="paragraph" style:parent-style-name="Table_20_Contents">
      <style:paragraph-properties fo:text-align="start" style:justify-single-word="false"/>
      <style:text-properties fo:font-size="10pt" officeooo:rsid="01f58af7" officeooo:paragraph-rsid="01f58af7"/>
    </style:style>
    <style:style style:name="P142" style:family="paragraph" style:parent-style-name="Table_20_Contents">
      <style:paragraph-properties fo:text-align="start" style:justify-single-word="false"/>
      <style:text-properties fo:font-size="10pt" officeooo:rsid="01f58af7" officeooo:paragraph-rsid="01f61111"/>
    </style:style>
    <style:style style:name="P143" style:family="paragraph" style:parent-style-name="Table_20_Contents">
      <style:paragraph-properties fo:text-align="start" style:justify-single-word="false"/>
      <style:text-properties fo:font-size="10pt" officeooo:rsid="01f58af7" officeooo:paragraph-rsid="01f9b93f"/>
    </style:style>
    <style:style style:name="P144" style:family="paragraph" style:parent-style-name="Table_20_Contents">
      <style:paragraph-properties fo:text-align="start" style:justify-single-word="false"/>
      <style:text-properties fo:font-size="10pt" officeooo:rsid="01f58af7" officeooo:paragraph-rsid="01fc180b"/>
    </style:style>
    <style:style style:name="P145" style:family="paragraph" style:parent-style-name="Table_20_Contents">
      <style:paragraph-properties fo:text-align="start" style:justify-single-word="false"/>
      <style:text-properties fo:font-size="10pt" officeooo:rsid="01f58af7" officeooo:paragraph-rsid="01ff735e"/>
    </style:style>
    <style:style style:name="P146" style:family="paragraph" style:parent-style-name="Table_20_Contents">
      <style:paragraph-properties fo:text-align="start" style:justify-single-word="false"/>
      <style:text-properties fo:font-size="10pt" officeooo:rsid="01f58af7" officeooo:paragraph-rsid="02034b6a"/>
    </style:style>
    <style:style style:name="P147" style:family="paragraph" style:parent-style-name="Table_20_Contents">
      <style:paragraph-properties fo:text-align="start" style:justify-single-word="false"/>
      <style:text-properties fo:font-size="10pt" officeooo:rsid="01f58af7" officeooo:paragraph-rsid="02050826"/>
    </style:style>
    <style:style style:name="P148" style:family="paragraph" style:parent-style-name="Table_20_Heading">
      <style:text-properties fo:font-size="10pt" officeooo:rsid="01f58af7" officeooo:paragraph-rsid="01f58af7"/>
    </style:style>
    <style:style style:name="P149" style:family="paragraph" style:parent-style-name="Table_20_Contents">
      <style:paragraph-properties fo:text-align="center" style:justify-single-word="false"/>
      <style:text-properties fo:font-size="10pt" officeooo:rsid="01f61111" officeooo:paragraph-rsid="01f61111"/>
    </style:style>
    <style:style style:name="P150" style:family="paragraph" style:parent-style-name="Table_20_Contents">
      <style:paragraph-properties fo:text-align="center" style:justify-single-word="false"/>
      <style:text-properties fo:font-size="10pt" officeooo:rsid="01f89182" officeooo:paragraph-rsid="01f89182"/>
    </style:style>
    <style:style style:name="P151" style:family="paragraph" style:parent-style-name="Table_20_Contents">
      <style:paragraph-properties fo:text-align="center" style:justify-single-word="false"/>
      <style:text-properties fo:font-size="10pt" officeooo:rsid="01f9b93f" officeooo:paragraph-rsid="01f9b93f"/>
    </style:style>
    <style:style style:name="P152" style:family="paragraph" style:parent-style-name="Table_20_Contents">
      <style:paragraph-properties fo:text-align="center" style:justify-single-word="false"/>
      <style:text-properties fo:font-size="10pt" officeooo:rsid="01f9cd16" officeooo:paragraph-rsid="01f9cd16"/>
    </style:style>
    <style:style style:name="P153" style:family="paragraph" style:parent-style-name="Table_20_Contents">
      <style:paragraph-properties fo:text-align="start" style:justify-single-word="false"/>
      <style:text-properties fo:font-size="10pt" officeooo:rsid="01f9cd16" officeooo:paragraph-rsid="01f9cd16"/>
    </style:style>
    <style:style style:name="P154" style:family="paragraph" style:parent-style-name="Table_20_Contents">
      <style:paragraph-properties fo:text-align="center" style:justify-single-word="false"/>
      <style:text-properties fo:font-size="10pt" officeooo:rsid="01fc180b" officeooo:paragraph-rsid="01fc180b"/>
    </style:style>
    <style:style style:name="P155" style:family="paragraph" style:parent-style-name="Table_20_Contents">
      <style:paragraph-properties fo:text-align="center" style:justify-single-word="false"/>
      <style:text-properties fo:font-size="10pt" officeooo:rsid="01fe0c6d" officeooo:paragraph-rsid="01fe0c6d"/>
    </style:style>
    <style:style style:name="P156" style:family="paragraph" style:parent-style-name="Table_20_Contents">
      <style:paragraph-properties fo:text-align="center" style:justify-single-word="false"/>
      <style:text-properties fo:font-size="10pt" officeooo:rsid="01ff735e" officeooo:paragraph-rsid="01ff735e"/>
    </style:style>
    <style:style style:name="P157" style:family="paragraph" style:parent-style-name="Table_20_Contents">
      <style:paragraph-properties fo:text-align="center" style:justify-single-word="false"/>
      <style:text-properties fo:font-size="10pt" officeooo:rsid="02022492" officeooo:paragraph-rsid="02022492"/>
    </style:style>
    <style:style style:name="P158" style:family="paragraph" style:parent-style-name="Table_20_Contents">
      <style:paragraph-properties fo:text-align="start" style:justify-single-word="false"/>
      <style:text-properties fo:font-size="10pt" officeooo:rsid="02034b6a" officeooo:paragraph-rsid="02034b6a"/>
    </style:style>
    <style:style style:name="P159" style:family="paragraph" style:parent-style-name="Table_20_Contents">
      <style:paragraph-properties fo:text-align="start" style:justify-single-word="false"/>
      <style:text-properties fo:font-size="10pt" officeooo:rsid="02034b6a" officeooo:paragraph-rsid="02050826"/>
    </style:style>
    <style:style style:name="P160" style:family="paragraph" style:parent-style-name="Table_20_Contents">
      <style:paragraph-properties fo:text-align="center" style:justify-single-word="false"/>
      <style:text-properties fo:font-size="10pt" officeooo:rsid="02036331" officeooo:paragraph-rsid="02036331"/>
    </style:style>
    <style:style style:name="P161" style:family="paragraph" style:parent-style-name="Table_20_Contents">
      <style:paragraph-properties fo:text-align="center" style:justify-single-word="false"/>
      <style:text-properties fo:font-size="10pt" officeooo:rsid="02050826" officeooo:paragraph-rsid="02050826"/>
    </style:style>
    <style:style style:name="P162" style:family="paragraph" style:parent-style-name="Table_20_Contents">
      <style:paragraph-properties fo:text-align="start" style:justify-single-word="false"/>
      <style:text-properties fo:font-size="10pt" officeooo:rsid="02050826" officeooo:paragraph-rsid="02050826"/>
    </style:style>
    <style:style style:name="P163" style:family="paragraph" style:parent-style-name="Table_20_Contents">
      <style:paragraph-properties fo:text-align="center" style:justify-single-word="false"/>
      <style:text-properties fo:font-size="10pt" officeooo:rsid="0228cd96" officeooo:paragraph-rsid="0228cd96"/>
    </style:style>
    <style:style style:name="P164" style:family="paragraph" style:parent-style-name="Table_20_Heading">
      <style:text-properties fo:font-size="10pt" officeooo:rsid="0228cd96" officeooo:paragraph-rsid="0228cd96"/>
    </style:style>
    <style:style style:name="P165" style:family="paragraph" style:parent-style-name="Table_20_Contents">
      <style:paragraph-properties fo:text-align="center" style:justify-single-word="false"/>
      <style:text-properties fo:font-size="10pt" officeooo:rsid="022b7f86" officeooo:paragraph-rsid="022b7f86"/>
    </style:style>
    <style:style style:name="P166" style:family="paragraph" style:parent-style-name="Table_20_Contents">
      <style:paragraph-properties fo:text-align="center" style:justify-single-word="false"/>
      <style:text-properties fo:font-size="10pt" officeooo:rsid="022d328b" officeooo:paragraph-rsid="022d328b"/>
    </style:style>
    <style:style style:name="P167" style:family="paragraph" style:parent-style-name="Table_20_Contents">
      <style:paragraph-properties fo:text-align="center" style:justify-single-word="false"/>
      <style:text-properties fo:font-size="10pt" officeooo:rsid="022ea349" officeooo:paragraph-rsid="022ea349"/>
    </style:style>
    <style:style style:name="P168" style:family="paragraph" style:parent-style-name="Table_20_Contents">
      <style:paragraph-properties fo:text-align="center" style:justify-single-word="false"/>
      <style:text-properties fo:font-size="10pt" officeooo:rsid="02309ff4" officeooo:paragraph-rsid="02309ff4"/>
    </style:style>
    <style:style style:name="P169" style:family="paragraph" style:parent-style-name="Table_20_Contents">
      <style:paragraph-properties fo:text-align="start" style:justify-single-word="false"/>
      <style:text-properties fo:font-size="10pt" officeooo:rsid="02323ba3" officeooo:paragraph-rsid="02323ba3"/>
    </style:style>
    <style:style style:name="P170" style:family="paragraph" style:parent-style-name="Table_20_Contents">
      <style:paragraph-properties fo:text-align="start" style:justify-single-word="false"/>
      <style:text-properties fo:font-size="10pt" officeooo:rsid="02323ba3" officeooo:paragraph-rsid="02343047"/>
    </style:style>
    <style:style style:name="P171" style:family="paragraph" style:parent-style-name="Table_20_Contents">
      <style:paragraph-properties fo:text-align="start" style:justify-single-word="false"/>
      <style:text-properties fo:font-size="10pt" officeooo:rsid="02323ba3" officeooo:paragraph-rsid="0234f502"/>
    </style:style>
    <style:style style:name="P172" style:family="paragraph" style:parent-style-name="Table_20_Contents">
      <style:paragraph-properties fo:text-align="start" style:justify-single-word="false"/>
      <style:text-properties fo:font-size="10pt" officeooo:rsid="02323ba3" officeooo:paragraph-rsid="0235530f"/>
    </style:style>
    <style:style style:name="P173" style:family="paragraph" style:parent-style-name="Table_20_Contents">
      <style:paragraph-properties fo:text-align="center" style:justify-single-word="false"/>
      <style:text-properties fo:font-size="10pt" officeooo:rsid="02323ba3" officeooo:paragraph-rsid="02323ba3"/>
    </style:style>
    <style:style style:name="P174" style:family="paragraph" style:parent-style-name="Table_20_Contents">
      <style:paragraph-properties fo:text-align="center" style:justify-single-word="false"/>
      <style:text-properties fo:font-size="10pt" officeooo:rsid="02343047" officeooo:paragraph-rsid="02343047"/>
    </style:style>
    <style:style style:name="P175" style:family="paragraph" style:parent-style-name="Table_20_Contents">
      <style:paragraph-properties fo:text-align="center" style:justify-single-word="false"/>
      <style:text-properties fo:font-size="10pt" officeooo:rsid="0234f502" officeooo:paragraph-rsid="0234f502"/>
    </style:style>
    <style:style style:name="P176" style:family="paragraph" style:parent-style-name="Table_20_Contents">
      <style:paragraph-properties fo:text-align="center" style:justify-single-word="false"/>
      <style:text-properties fo:font-size="10pt" officeooo:rsid="023642fe" officeooo:paragraph-rsid="023642fe"/>
    </style:style>
    <style:style style:name="P177" style:family="paragraph" style:parent-style-name="Table_20_Contents">
      <style:paragraph-properties fo:text-align="center" style:justify-single-word="false"/>
      <style:text-properties fo:font-size="10pt" officeooo:rsid="0237d2f4" officeooo:paragraph-rsid="0237d2f4"/>
    </style:style>
    <style:style style:name="P178" style:family="paragraph" style:parent-style-name="Table_20_Contents">
      <style:paragraph-properties fo:text-align="start" style:justify-single-word="false"/>
      <style:text-properties fo:font-size="10pt" officeooo:rsid="02546bb2" officeooo:paragraph-rsid="02546bb2"/>
    </style:style>
    <style:style style:name="P179" style:family="paragraph" style:parent-style-name="Table_20_Contents">
      <style:text-properties fo:font-size="10pt" officeooo:rsid="0257507e" officeooo:paragraph-rsid="0257507e"/>
    </style:style>
    <style:style style:name="P180" style:family="paragraph" style:parent-style-name="Table_20_Contents">
      <style:paragraph-properties fo:text-align="start" style:justify-single-word="false"/>
      <style:text-properties fo:font-size="10pt" officeooo:rsid="0258f07e" officeooo:paragraph-rsid="0258f07e"/>
    </style:style>
    <style:style style:name="P181" style:family="paragraph" style:parent-style-name="Table_20_Contents">
      <style:paragraph-properties fo:text-align="center" style:justify-single-word="false"/>
      <style:text-properties fo:font-size="10pt" officeooo:rsid="025c7021" officeooo:paragraph-rsid="025c7021"/>
    </style:style>
    <style:style style:name="P182" style:family="paragraph" style:parent-style-name="Table_20_Contents">
      <style:paragraph-properties fo:break-before="page"/>
      <style:text-properties fo:font-size="10pt" style:font-size-asian="8.75pt" style:font-size-complex="10pt"/>
    </style:style>
    <style:style style:name="P183" style:family="paragraph" style:parent-style-name="Table_20_Contents">
      <style:paragraph-properties fo:break-before="page"/>
      <style:text-properties fo:font-size="10pt" officeooo:paragraph-rsid="0274e769" style:font-size-asian="8.75pt" style:font-size-complex="10pt"/>
    </style:style>
    <style:style style:name="P184" style:family="paragraph" style:parent-style-name="Table_20_Contents">
      <style:paragraph-properties fo:text-align="start" style:justify-single-word="false"/>
      <style:text-properties fo:font-size="10pt" officeooo:rsid="025fee51" officeooo:paragraph-rsid="025fee51"/>
    </style:style>
    <style:style style:name="P185" style:family="paragraph" style:parent-style-name="Table_20_Contents">
      <style:paragraph-properties fo:text-align="center" style:justify-single-word="false"/>
      <style:text-properties fo:font-size="10pt" officeooo:rsid="0267dff8" officeooo:paragraph-rsid="0267dff8"/>
    </style:style>
    <style:style style:name="P186" style:family="paragraph" style:parent-style-name="Table_20_Contents">
      <style:text-properties fo:font-size="10pt" officeooo:rsid="02689275" officeooo:paragraph-rsid="02689275"/>
    </style:style>
    <style:style style:name="P187" style:family="paragraph" style:parent-style-name="Table_20_Contents">
      <style:paragraph-properties fo:text-align="start" style:justify-single-word="false"/>
      <style:text-properties fo:font-size="10pt" officeooo:rsid="0268d5a1" officeooo:paragraph-rsid="0268d5a1"/>
    </style:style>
    <style:style style:name="P188" style:family="paragraph" style:parent-style-name="Table_20_Contents">
      <style:paragraph-properties fo:text-align="start" style:justify-single-word="false"/>
      <style:text-properties fo:font-size="10pt" officeooo:rsid="0268d5a1" officeooo:paragraph-rsid="0282b905"/>
    </style:style>
    <style:style style:name="P189" style:family="paragraph" style:parent-style-name="Table_20_Contents">
      <style:paragraph-properties fo:text-align="start" style:justify-single-word="false"/>
      <style:text-properties fo:font-size="10pt" officeooo:rsid="026ae661" officeooo:paragraph-rsid="026ae661"/>
    </style:style>
    <style:style style:name="P190" style:family="paragraph" style:parent-style-name="Table_20_Contents">
      <style:paragraph-properties fo:text-align="center" style:justify-single-word="false"/>
      <style:text-properties fo:font-size="10pt" officeooo:rsid="0270b814" officeooo:paragraph-rsid="0270b814"/>
    </style:style>
    <style:style style:name="P191" style:family="paragraph" style:parent-style-name="Table_20_Contents">
      <style:text-properties fo:font-size="10pt" officeooo:rsid="027513aa" officeooo:paragraph-rsid="027513aa"/>
    </style:style>
    <style:style style:name="P192" style:family="paragraph" style:parent-style-name="Table_20_Heading">
      <style:text-properties fo:font-size="10pt" officeooo:rsid="0227c870" officeooo:paragraph-rsid="0227c870"/>
    </style:style>
    <style:style style:name="P193" style:family="paragraph" style:parent-style-name="Table_20_Heading">
      <style:text-properties fo:font-size="10pt" officeooo:rsid="0228dcea" officeooo:paragraph-rsid="0228dcea"/>
    </style:style>
    <style:style style:name="P194" style:family="paragraph" style:parent-style-name="Table_20_Heading">
      <style:text-properties fo:font-size="10pt" officeooo:rsid="02519d4e" officeooo:paragraph-rsid="02519d4e"/>
    </style:style>
    <style:style style:name="P195" style:family="paragraph" style:parent-style-name="Table_20_Heading">
      <style:text-properties fo:font-size="10pt" officeooo:rsid="02519d4e" officeooo:paragraph-rsid="0287fe49"/>
    </style:style>
    <style:style style:name="P196" style:family="paragraph" style:parent-style-name="Table_20_Heading">
      <style:text-properties fo:font-size="10pt" officeooo:rsid="0251f8f3" officeooo:paragraph-rsid="0287fe49"/>
    </style:style>
    <style:style style:name="P197" style:family="paragraph" style:parent-style-name="Table_20_Heading">
      <style:text-properties fo:font-size="10pt" officeooo:rsid="025286a2" officeooo:paragraph-rsid="025286a2"/>
    </style:style>
    <style:style style:name="P198" style:family="paragraph" style:parent-style-name="Text_20_body">
      <style:text-properties fo:font-weight="normal" style:font-weight-asian="normal" style:font-weight-complex="normal"/>
    </style:style>
    <style:style style:name="P199" style:family="paragraph" style:parent-style-name="Text_20_body">
      <style:text-properties fo:font-weight="normal" officeooo:paragraph-rsid="020dd1c5" style:font-weight-asian="normal" style:font-weight-complex="normal"/>
    </style:style>
    <style:style style:name="P200" style:family="paragraph" style:parent-style-name="Text_20_body">
      <style:text-properties fo:font-weight="normal" officeooo:rsid="020dd1c5" officeooo:paragraph-rsid="020dd1c5" style:font-weight-asian="normal" style:font-weight-complex="normal"/>
    </style:style>
    <style:style style:name="P201" style:family="paragraph" style:parent-style-name="Text_20_body">
      <style:text-properties fo:font-weight="normal" officeooo:paragraph-rsid="0227c870" style:font-weight-asian="normal" style:font-weight-complex="normal"/>
    </style:style>
    <style:style style:name="P202" style:family="paragraph" style:parent-style-name="Text_20_body">
      <style:text-properties fo:font-weight="normal" officeooo:rsid="02843c58" officeooo:paragraph-rsid="02843c58" style:font-weight-asian="normal" style:font-weight-complex="normal"/>
    </style:style>
    <style:style style:name="P203" style:family="paragraph" style:parent-style-name="Table_20_Contents">
      <style:text-properties style:text-line-through-style="none" style:text-line-through-type="none" fo:font-size="10pt" style:text-underline-style="none" fo:font-weight="bold" officeooo:rsid="0019437f" officeooo:paragraph-rsid="00da452b" style:font-weight-asian="bold" style:font-weight-complex="bold"/>
    </style:style>
    <style:style style:name="P204" style:family="paragraph" style:parent-style-name="Table_20_Contents">
      <style:text-properties style:text-line-through-style="none" style:text-line-through-type="none" fo:font-size="10pt" style:text-underline-style="none" fo:font-weight="bold" officeooo:paragraph-rsid="00da452b" style:font-weight-asian="bold" style:font-weight-complex="bold"/>
    </style:style>
    <style:style style:name="P205"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154d4e0" officeooo:paragraph-rsid="0154d4e0" style:font-weight-asian="bold" style:font-weight-complex="bold"/>
    </style:style>
    <style:style style:name="P206" style:family="paragraph" style:parent-style-name="Table_20_Contents">
      <style:paragraph-properties fo:text-align="center" style:justify-single-word="false"/>
      <style:text-properties style:text-line-through-style="none" style:text-line-through-type="none" fo:font-size="10pt" style:text-underline-style="none" officeooo:paragraph-rsid="00da452b"/>
    </style:style>
    <style:style style:name="P207" style:family="paragraph" style:parent-style-name="Table_20_Contents">
      <style:paragraph-properties fo:text-align="center" style:justify-single-word="false"/>
      <style:text-properties style:text-line-through-style="none" style:text-line-through-type="none" fo:font-size="10pt" style:text-underline-style="none" officeooo:rsid="0019437f" officeooo:paragraph-rsid="00da452b"/>
    </style:style>
    <style:style style:name="P208" style:family="paragraph" style:parent-style-name="Table_20_Contents">
      <style:text-properties style:text-line-through-style="none" style:text-line-through-type="none" fo:font-size="10pt" style:text-underline-style="none" officeooo:paragraph-rsid="00da452b"/>
    </style:style>
    <style:style style:name="P209" style:family="paragraph" style:parent-style-name="Table_20_Heading">
      <style:text-properties style:text-line-through-style="none" style:text-line-through-type="none" fo:font-size="10pt" style:text-underline-style="none" officeooo:paragraph-rsid="00da452b"/>
    </style:style>
    <style:style style:name="P210" style:family="paragraph" style:parent-style-name="Table_20_Contents">
      <style:paragraph-properties fo:text-align="center" style:justify-single-word="false"/>
      <style:text-properties style:text-line-through-style="none" style:text-line-through-type="none" fo:font-size="10pt" style:text-underline-style="none" officeooo:rsid="0155e1e6" officeooo:paragraph-rsid="0155e1e6"/>
    </style:style>
    <style:style style:name="P211" style:family="paragraph" style:parent-style-name="Table_20_Contents">
      <style:paragraph-properties fo:text-align="center" style:justify-single-word="false"/>
      <style:text-properties style:text-line-through-style="none" style:text-line-through-type="none" fo:font-size="10pt" style:text-underline-style="none" officeooo:rsid="00db6493" officeooo:paragraph-rsid="00db6493"/>
    </style:style>
    <style:style style:name="P212" style:family="paragraph" style:parent-style-name="Table_20_Contents">
      <style:text-properties style:text-line-through-style="none" style:text-line-through-type="none" fo:font-size="10pt" style:text-underline-style="none" officeooo:rsid="0155fae2" officeooo:paragraph-rsid="0155fae2"/>
    </style:style>
    <style:style style:name="P213" style:family="paragraph" style:parent-style-name="Table_20_Contents">
      <style:paragraph-properties fo:text-align="center" style:justify-single-word="false"/>
      <style:text-properties style:text-line-through-style="none" style:text-line-through-type="none" fo:font-size="10pt" style:text-underline-style="none" officeooo:rsid="0155fae2" officeooo:paragraph-rsid="0155fae2"/>
    </style:style>
    <style:style style:name="P214" style:family="paragraph" style:parent-style-name="Table_20_Contents">
      <style:text-properties style:text-line-through-style="none" style:text-line-through-type="none" fo:font-size="10pt" style:text-underline-style="none" officeooo:rsid="0155fae2" officeooo:paragraph-rsid="0157af89"/>
    </style:style>
    <style:style style:name="P215" style:family="paragraph" style:parent-style-name="Table_20_Contents">
      <style:text-properties style:text-line-through-style="none" style:text-line-through-type="none" fo:font-size="10pt" style:text-underline-style="none" officeooo:rsid="0155fae2" officeooo:paragraph-rsid="015b22c9"/>
    </style:style>
    <style:style style:name="P216" style:family="paragraph" style:parent-style-name="Table_20_Contents">
      <style:text-properties style:text-line-through-style="none" style:text-line-through-type="none" fo:font-size="10pt" style:text-underline-style="none" officeooo:rsid="0155fae2" officeooo:paragraph-rsid="015d29e1"/>
    </style:style>
    <style:style style:name="P217" style:family="paragraph" style:parent-style-name="Table_20_Contents">
      <style:text-properties style:text-line-through-style="none" style:text-line-through-type="none" fo:font-size="10pt" style:text-underline-style="none" officeooo:rsid="0155fae2" officeooo:paragraph-rsid="0160bbe8"/>
    </style:style>
    <style:style style:name="P218" style:family="paragraph" style:parent-style-name="Table_20_Contents">
      <style:text-properties style:text-line-through-style="none" style:text-line-through-type="none" fo:font-size="10pt" style:text-underline-style="none" officeooo:rsid="0155fae2" officeooo:paragraph-rsid="01645ce7"/>
    </style:style>
    <style:style style:name="P219" style:family="paragraph" style:parent-style-name="Table_20_Contents">
      <style:paragraph-properties fo:text-align="center" style:justify-single-word="false"/>
      <style:text-properties style:text-line-through-style="none" style:text-line-through-type="none" fo:font-size="10pt" style:text-underline-style="none" officeooo:rsid="011268ab" officeooo:paragraph-rsid="011268ab"/>
    </style:style>
    <style:style style:name="P220" style:family="paragraph" style:parent-style-name="Table_20_Contents">
      <style:paragraph-properties fo:text-align="center" style:justify-single-word="false"/>
      <style:text-properties style:text-line-through-style="none" style:text-line-through-type="none" fo:font-size="10pt" style:text-underline-style="none" officeooo:rsid="0157af89" officeooo:paragraph-rsid="0157af89"/>
    </style:style>
    <style:style style:name="P221" style:family="paragraph" style:parent-style-name="Table_20_Contents">
      <style:paragraph-properties fo:text-align="center" style:justify-single-word="false"/>
      <style:text-properties style:text-line-through-style="none" style:text-line-through-type="none" fo:font-size="10pt" style:text-underline-style="none" officeooo:rsid="01589799" officeooo:paragraph-rsid="01589799"/>
    </style:style>
    <style:style style:name="P222" style:family="paragraph" style:parent-style-name="Table_20_Contents">
      <style:paragraph-properties fo:text-align="center" style:justify-single-word="false"/>
      <style:text-properties style:text-line-through-style="none" style:text-line-through-type="none" fo:font-size="10pt" style:text-underline-style="none" officeooo:rsid="0159cc22" officeooo:paragraph-rsid="0159cc22"/>
    </style:style>
    <style:style style:name="P223" style:family="paragraph" style:parent-style-name="Table_20_Contents">
      <style:paragraph-properties fo:text-align="center" style:justify-single-word="false"/>
      <style:text-properties style:text-line-through-style="none" style:text-line-through-type="none" fo:font-size="10pt" style:text-underline-style="none" officeooo:rsid="015b22c9" officeooo:paragraph-rsid="015b22c9"/>
    </style:style>
    <style:style style:name="P224" style:family="paragraph" style:parent-style-name="Table_20_Contents">
      <style:paragraph-properties fo:text-align="center" style:justify-single-word="false"/>
      <style:text-properties style:text-line-through-style="none" style:text-line-through-type="none" fo:font-size="10pt" style:text-underline-style="none" officeooo:rsid="015c5156" officeooo:paragraph-rsid="015c5156"/>
    </style:style>
    <style:style style:name="P225" style:family="paragraph" style:parent-style-name="Table_20_Contents">
      <style:paragraph-properties fo:text-align="center" style:justify-single-word="false"/>
      <style:text-properties style:text-line-through-style="none" style:text-line-through-type="none" fo:font-size="10pt" style:text-underline-style="none" officeooo:rsid="015d29e1" officeooo:paragraph-rsid="015d29e1"/>
    </style:style>
    <style:style style:name="P226" style:family="paragraph" style:parent-style-name="Table_20_Contents">
      <style:paragraph-properties fo:text-align="center" style:justify-single-word="false"/>
      <style:text-properties style:text-line-through-style="none" style:text-line-through-type="none" fo:font-size="10pt" style:text-underline-style="none" officeooo:rsid="015f06df" officeooo:paragraph-rsid="015f06df"/>
    </style:style>
    <style:style style:name="P227" style:family="paragraph" style:parent-style-name="Table_20_Contents">
      <style:paragraph-properties fo:text-align="center" style:justify-single-word="false"/>
      <style:text-properties style:text-line-through-style="none" style:text-line-through-type="none" fo:font-size="10pt" style:text-underline-style="none" officeooo:rsid="0160bbe8" officeooo:paragraph-rsid="0160bbe8"/>
    </style:style>
    <style:style style:name="P228" style:family="paragraph" style:parent-style-name="Table_20_Contents">
      <style:paragraph-properties fo:text-align="center" style:justify-single-word="false"/>
      <style:text-properties style:text-line-through-style="none" style:text-line-through-type="none" fo:font-size="10pt" style:text-underline-style="none" officeooo:rsid="0162a3bd" officeooo:paragraph-rsid="0162a3bd"/>
    </style:style>
    <style:style style:name="P229" style:family="paragraph" style:parent-style-name="Table_20_Contents">
      <style:paragraph-properties fo:text-align="center" style:justify-single-word="false"/>
      <style:text-properties style:text-line-through-style="none" style:text-line-through-type="none" fo:font-size="10pt" style:text-underline-style="none" officeooo:rsid="01645ce7" officeooo:paragraph-rsid="01645ce7"/>
    </style:style>
    <style:style style:name="P230" style:family="paragraph" style:parent-style-name="Table_20_Contents">
      <style:paragraph-properties fo:text-align="center" style:justify-single-word="false"/>
      <style:text-properties style:text-line-through-style="none" style:text-line-through-type="none" fo:font-size="10pt" style:text-underline-style="none" officeooo:rsid="01659c08" officeooo:paragraph-rsid="01659c08"/>
    </style:style>
    <style:style style:name="P231" style:family="paragraph" style:parent-style-name="Table_20_Contents">
      <style:paragraph-properties fo:text-align="center" style:justify-single-word="false"/>
      <style:text-properties style:text-line-through-style="none" style:text-line-through-type="none" fo:font-size="10pt" style:text-underline-style="none" officeooo:rsid="016b8880" officeooo:paragraph-rsid="016b8880"/>
    </style:style>
    <style:style style:name="P232" style:family="paragraph" style:parent-style-name="Table_20_Heading">
      <style:text-properties style:text-line-through-style="none" style:text-line-through-type="none" fo:font-size="10pt" style:text-underline-style="none" officeooo:rsid="0154d4e0" officeooo:paragraph-rsid="0154d4e0"/>
    </style:style>
    <style:style style:name="P233" style:family="paragraph" style:parent-style-name="Text_20_body">
      <style:text-properties officeooo:rsid="00cfeead" officeooo:paragraph-rsid="00cfeead"/>
    </style:style>
    <style:style style:name="P234" style:family="paragraph" style:parent-style-name="Standard">
      <style:paragraph-properties fo:text-align="end" style:justify-single-word="false"/>
      <style:text-properties officeooo:rsid="013f63fe" officeooo:paragraph-rsid="013f63fe"/>
    </style:style>
    <style:style style:name="P235" style:family="paragraph" style:parent-style-name="Text_20_body">
      <style:paragraph-properties fo:margin-left="0in" fo:margin-right="0in" fo:text-indent="0in" style:auto-text-indent="false"/>
      <style:text-properties officeooo:paragraph-rsid="001a3b00"/>
    </style:style>
    <style:style style:name="P236" style:family="paragraph" style:parent-style-name="Text_20_body">
      <style:paragraph-properties fo:margin-left="0in" fo:margin-right="0in" fo:text-indent="0in" style:auto-text-indent="false" fo:break-before="page"/>
      <style:text-properties officeooo:paragraph-rsid="001a3b00"/>
    </style:style>
    <style:style style:name="P237" style:family="paragraph" style:parent-style-name="Text_20_body">
      <style:text-properties officeooo:rsid="02401e5e" officeooo:paragraph-rsid="02401e5e"/>
    </style:style>
    <style:style style:name="P238" style:family="paragraph" style:parent-style-name="Text_20_body">
      <style:text-properties officeooo:rsid="02408faf" officeooo:paragraph-rsid="02408faf"/>
    </style:style>
    <style:style style:name="P239" style:family="paragraph" style:parent-style-name="Text_20_body">
      <style:text-properties officeooo:rsid="0240adde" officeooo:paragraph-rsid="0240adde"/>
    </style:style>
    <style:style style:name="P240" style:family="paragraph" style:parent-style-name="Text_20_body">
      <style:text-properties officeooo:paragraph-rsid="0249e57c"/>
    </style:style>
    <style:style style:name="P241" style:family="paragraph" style:parent-style-name="Text_20_body">
      <style:text-properties officeooo:paragraph-rsid="02099e33"/>
    </style:style>
    <style:style style:name="P242" style:family="paragraph" style:parent-style-name="Text_20_body">
      <style:text-properties officeooo:paragraph-rsid="02126bb0"/>
    </style:style>
    <style:style style:name="P243" style:family="paragraph" style:parent-style-name="Text_20_body">
      <style:text-properties officeooo:rsid="0213033a" officeooo:paragraph-rsid="0214a94c"/>
    </style:style>
    <style:style style:name="P244" style:family="paragraph" style:parent-style-name="Text_20_body">
      <style:text-properties officeooo:rsid="0213033a" officeooo:paragraph-rsid="02162aae"/>
    </style:style>
    <style:style style:name="P245" style:family="paragraph" style:parent-style-name="Text_20_body">
      <style:text-properties officeooo:rsid="0213033a" officeooo:paragraph-rsid="0228acf5"/>
    </style:style>
    <style:style style:name="P246" style:family="paragraph" style:parent-style-name="Text_20_body">
      <style:text-properties officeooo:rsid="021788e6" officeooo:paragraph-rsid="0217ae32"/>
    </style:style>
    <style:style style:name="P247" style:family="paragraph" style:parent-style-name="Text_20_body">
      <style:text-properties officeooo:rsid="021788e6" officeooo:paragraph-rsid="0228acf5"/>
    </style:style>
    <style:style style:name="P248" style:family="paragraph" style:parent-style-name="Text_20_body">
      <style:text-properties officeooo:rsid="0219e454" officeooo:paragraph-rsid="0219e454"/>
    </style:style>
    <style:style style:name="P249" style:family="paragraph" style:parent-style-name="Text_20_body">
      <style:text-properties officeooo:rsid="0219e454" officeooo:paragraph-rsid="0228acf5"/>
    </style:style>
    <style:style style:name="P250" style:family="paragraph" style:parent-style-name="Text_20_body">
      <style:text-properties officeooo:rsid="021b25ec" officeooo:paragraph-rsid="021bcfbb"/>
    </style:style>
    <style:style style:name="P251" style:family="paragraph" style:parent-style-name="Text_20_body">
      <style:text-properties officeooo:rsid="021b25ec" officeooo:paragraph-rsid="0228acf5"/>
    </style:style>
    <style:style style:name="P252" style:family="paragraph" style:parent-style-name="Text_20_body">
      <style:text-properties officeooo:rsid="021be79b" officeooo:paragraph-rsid="0228acf5"/>
    </style:style>
    <style:style style:name="P253" style:family="paragraph" style:parent-style-name="Text_20_body">
      <style:text-properties officeooo:rsid="021c1b92" officeooo:paragraph-rsid="021c1b92"/>
    </style:style>
    <style:style style:name="P254" style:family="paragraph" style:parent-style-name="Text_20_body">
      <style:text-properties officeooo:paragraph-rsid="023b8268"/>
    </style:style>
    <style:style style:name="P255" style:family="paragraph" style:parent-style-name="Text_20_body">
      <style:text-properties officeooo:paragraph-rsid="02417188"/>
    </style:style>
    <style:style style:name="P256" style:family="paragraph" style:parent-style-name="Text_20_body">
      <style:text-properties officeooo:paragraph-rsid="0243f0da"/>
    </style:style>
    <style:style style:name="P257" style:family="paragraph" style:parent-style-name="Text_20_body">
      <style:text-properties officeooo:paragraph-rsid="0246f94d"/>
    </style:style>
    <style:style style:name="P258" style:family="paragraph" style:parent-style-name="Text_20_body">
      <style:text-properties officeooo:rsid="0248a88d" officeooo:paragraph-rsid="0248a88d"/>
    </style:style>
    <style:style style:name="P259" style:family="paragraph" style:parent-style-name="Heading_20_2">
      <style:text-properties officeooo:rsid="02417188" officeooo:paragraph-rsid="02417188"/>
    </style:style>
    <style:style style:name="P260" style:family="paragraph" style:parent-style-name="Heading_20_3">
      <style:text-properties officeooo:rsid="024da96b" officeooo:paragraph-rsid="024da96b"/>
    </style:style>
    <style:style style:name="P261" style:family="paragraph" style:parent-style-name="Heading_20_3">
      <style:text-properties officeooo:rsid="02401e5e" officeooo:paragraph-rsid="02401e5e"/>
    </style:style>
    <style:style style:name="P262" style:family="paragraph" style:parent-style-name="Heading_20_3">
      <style:text-properties officeooo:rsid="02408faf" officeooo:paragraph-rsid="02408faf"/>
    </style:style>
    <style:style style:name="P263" style:family="paragraph" style:parent-style-name="Heading_20_3">
      <style:text-properties officeooo:rsid="0240adde" officeooo:paragraph-rsid="0240adde"/>
    </style:style>
    <style:style style:name="P264" style:family="paragraph" style:parent-style-name="Heading_20_3">
      <style:text-properties officeooo:rsid="0243f0da" officeooo:paragraph-rsid="0243f0da"/>
    </style:style>
    <style:style style:name="P265" style:family="paragraph" style:parent-style-name="Heading_20_3">
      <style:text-properties officeooo:paragraph-rsid="0247bb07"/>
    </style:style>
    <style:style style:name="P266" style:family="paragraph" style:parent-style-name="Heading_20_3">
      <style:text-properties officeooo:rsid="0247bb07" officeooo:paragraph-rsid="0247bb07"/>
    </style:style>
    <style:style style:name="P267" style:family="paragraph" style:parent-style-name="Heading_20_3">
      <style:text-properties officeooo:paragraph-rsid="0249e57c"/>
    </style:style>
    <style:style style:name="P268" style:family="paragraph" style:parent-style-name="Table_20_Contents">
      <style:paragraph-properties fo:break-before="page"/>
      <style:text-properties fo:font-size="10pt" officeooo:paragraph-rsid="028b42ea" style:font-size-asian="8.75pt" style:font-size-complex="10pt"/>
    </style:style>
    <style:style style:name="P269" style:family="paragraph" style:parent-style-name="Table_20_Contents">
      <style:paragraph-properties fo:break-before="page"/>
      <style:text-properties fo:font-size="10pt" officeooo:rsid="02a23285" officeooo:paragraph-rsid="02a23285" style:font-size-asian="8.75pt" style:font-size-complex="10pt"/>
    </style:style>
    <style:style style:name="P270" style:family="paragraph" style:parent-style-name="Table_20_Contents">
      <style:paragraph-properties fo:break-before="page"/>
      <style:text-properties fo:font-size="10pt" officeooo:rsid="02a23285" officeooo:paragraph-rsid="02ac2041" style:font-size-asian="8.75pt" style:font-size-complex="10pt"/>
    </style:style>
    <style:style style:name="P271" style:family="paragraph" style:parent-style-name="Table_20_Contents">
      <style:paragraph-properties fo:break-before="page"/>
      <style:text-properties fo:font-size="10pt" officeooo:rsid="02bdd970" officeooo:paragraph-rsid="02bdd970" style:font-size-asian="8.75pt" style:font-size-complex="10pt"/>
    </style:style>
    <style:style style:name="P272" style:family="paragraph" style:parent-style-name="Table_20_Contents">
      <style:paragraph-properties fo:text-align="start" style:justify-single-word="false"/>
      <style:text-properties fo:font-size="10pt" officeooo:rsid="0268d5a1" officeooo:paragraph-rsid="0268d5a1"/>
    </style:style>
    <style:style style:name="P273" style:family="paragraph" style:parent-style-name="Table_20_Contents">
      <style:paragraph-properties fo:text-align="start" style:justify-single-word="false"/>
      <style:text-properties fo:font-size="10pt" officeooo:rsid="0268d5a1" officeooo:paragraph-rsid="02b65b48"/>
    </style:style>
    <style:style style:name="P274" style:family="paragraph" style:parent-style-name="Table_20_Contents">
      <style:paragraph-properties fo:text-align="start" style:justify-single-word="false"/>
      <style:text-properties fo:font-size="10pt" officeooo:rsid="0268d5a1" officeooo:paragraph-rsid="02bcb25f"/>
    </style:style>
    <style:style style:name="P275" style:family="paragraph" style:parent-style-name="Table_20_Contents">
      <style:paragraph-properties fo:text-align="start" style:justify-single-word="false"/>
      <style:text-properties fo:font-size="10pt" officeooo:rsid="0268d5a1" officeooo:paragraph-rsid="02be6879"/>
    </style:style>
    <style:style style:name="P276" style:family="paragraph" style:parent-style-name="Table_20_Contents">
      <style:paragraph-properties fo:text-align="center" style:justify-single-word="false"/>
      <style:text-properties fo:font-size="10pt" officeooo:rsid="0289bafe" officeooo:paragraph-rsid="0289bafe"/>
    </style:style>
    <style:style style:name="P277" style:family="paragraph" style:parent-style-name="Table_20_Contents">
      <style:text-properties fo:font-size="10pt" officeooo:rsid="028b42ea" officeooo:paragraph-rsid="028b42ea"/>
    </style:style>
    <style:style style:name="P278" style:family="paragraph" style:parent-style-name="Table_20_Contents">
      <style:paragraph-properties fo:text-align="center" style:justify-single-word="false"/>
      <style:text-properties fo:font-size="10pt" officeooo:rsid="02a23285" officeooo:paragraph-rsid="02a23285"/>
    </style:style>
    <style:style style:name="P279" style:family="paragraph" style:parent-style-name="Table_20_Contents">
      <style:text-properties fo:font-size="10pt" officeooo:rsid="02a3b7a5" officeooo:paragraph-rsid="02a3b7a5"/>
    </style:style>
    <style:style style:name="P280" style:family="paragraph" style:parent-style-name="Table_20_Contents">
      <style:paragraph-properties fo:text-align="start" style:justify-single-word="false"/>
      <style:text-properties fo:font-size="10pt" officeooo:rsid="02a6d402" officeooo:paragraph-rsid="02a6d402"/>
    </style:style>
    <style:style style:name="P281" style:family="paragraph" style:parent-style-name="Table_20_Contents">
      <style:paragraph-properties fo:text-align="start" style:justify-single-word="false"/>
      <style:text-properties fo:font-size="10pt" officeooo:rsid="02a6d402" officeooo:paragraph-rsid="02b98f32"/>
    </style:style>
    <style:style style:name="P282" style:family="paragraph" style:parent-style-name="Table_20_Contents">
      <style:text-properties fo:font-size="10pt" officeooo:rsid="0257507e" officeooo:paragraph-rsid="0257507e"/>
    </style:style>
    <style:style style:name="P283" style:family="paragraph" style:parent-style-name="Table_20_Contents">
      <style:paragraph-properties fo:text-align="center" style:justify-single-word="false"/>
      <style:text-properties fo:font-size="10pt" officeooo:rsid="02a9fed6" officeooo:paragraph-rsid="02a9fed6"/>
    </style:style>
    <style:style style:name="P284" style:family="paragraph" style:parent-style-name="Table_20_Contents">
      <style:text-properties fo:font-size="10pt" officeooo:rsid="02acd531" officeooo:paragraph-rsid="02aed2e4"/>
    </style:style>
    <style:style style:name="P285" style:family="paragraph" style:parent-style-name="Table_20_Contents">
      <style:paragraph-properties fo:text-align="center" style:justify-single-word="false"/>
      <style:text-properties fo:font-size="10pt" officeooo:rsid="02bdd970" officeooo:paragraph-rsid="02bdd970"/>
    </style:style>
    <style:style style:name="P286" style:family="paragraph" style:parent-style-name="Table_20_Contents">
      <style:text-properties fo:font-size="10pt" officeooo:rsid="02bdd970" officeooo:paragraph-rsid="02bdd970"/>
    </style:style>
    <style:style style:name="P287" style:family="paragraph" style:parent-style-name="Table_20_Contents">
      <style:text-properties fo:font-size="10pt" officeooo:rsid="02bdd970" officeooo:paragraph-rsid="02c3c7e8"/>
    </style:style>
    <style:style style:name="P288" style:family="paragraph" style:parent-style-name="Table_20_Contents">
      <style:paragraph-properties fo:text-align="center" style:justify-single-word="false"/>
      <style:text-properties fo:font-size="10pt" officeooo:rsid="02c35d74" officeooo:paragraph-rsid="02c35d74"/>
    </style:style>
    <style:style style:name="P289" style:family="paragraph" style:parent-style-name="Table_20_Contents">
      <style:paragraph-properties fo:text-align="start" style:justify-single-word="false"/>
      <style:text-properties fo:font-size="10pt" officeooo:rsid="02c7c414" officeooo:paragraph-rsid="02c96804"/>
    </style:style>
    <style:style style:name="P290" style:family="paragraph" style:parent-style-name="Table_20_Contents">
      <style:paragraph-properties fo:text-align="start" style:justify-single-word="false"/>
      <style:text-properties fo:font-size="10pt" officeooo:rsid="02c9d574" officeooo:paragraph-rsid="02c9d574"/>
    </style:style>
    <style:style style:name="P291" style:family="paragraph" style:parent-style-name="Text_20_body">
      <style:text-properties officeooo:paragraph-rsid="020dd1c5"/>
    </style:style>
    <style:style style:name="P292" style:family="paragraph" style:parent-style-name="Text_20_body">
      <style:text-properties fo:font-weight="normal" officeooo:rsid="02126bb0" officeooo:paragraph-rsid="02126bb0" style:font-weight-asian="normal" style:font-weight-complex="normal"/>
    </style:style>
    <style:style style:name="P293" style:family="paragraph" style:parent-style-name="Text_20_body">
      <style:text-properties fo:font-weight="normal" officeooo:paragraph-rsid="02cd39bd" style:font-weight-asian="normal" style:font-weight-complex="normal"/>
    </style:style>
    <style:style style:name="P294" style:family="paragraph" style:parent-style-name="Text_20_body">
      <style:text-properties officeooo:paragraph-rsid="02126bb0"/>
    </style:style>
    <style:style style:name="P295" style:family="paragraph" style:parent-style-name="Text_20_body">
      <style:text-properties officeooo:rsid="0213033a" officeooo:paragraph-rsid="02162aae"/>
    </style:style>
    <style:style style:name="P296" style:family="paragraph" style:parent-style-name="Text_20_body">
      <style:text-properties officeooo:rsid="021788e6" officeooo:paragraph-rsid="0217ae32"/>
    </style:style>
    <style:style style:name="P297" style:family="paragraph" style:parent-style-name="Text_20_body">
      <style:text-properties officeooo:rsid="0219e454" officeooo:paragraph-rsid="0219e454"/>
    </style:style>
    <style:style style:name="P298" style:family="paragraph" style:parent-style-name="Text_20_body">
      <style:text-properties fo:font-size="10pt" fo:font-weight="normal" officeooo:rsid="021bcfbb" officeooo:paragraph-rsid="021bcfbb" style:font-weight-asian="normal" style:font-weight-complex="normal"/>
    </style:style>
    <style:style style:name="P299" style:family="paragraph" style:parent-style-name="Text_20_body">
      <style:text-properties fo:font-size="10pt" fo:font-weight="normal" officeooo:rsid="021d1d3b" officeooo:paragraph-rsid="021d1d3b" style:font-weight-asian="normal" style:font-weight-complex="normal"/>
    </style:style>
    <style:style style:name="P300" style:family="paragraph" style:parent-style-name="Text_20_body">
      <style:text-properties fo:font-size="10pt" fo:font-weight="normal" officeooo:rsid="021de29a" officeooo:paragraph-rsid="021de29a" style:font-weight-asian="normal" style:font-weight-complex="normal"/>
    </style:style>
    <style:style style:name="P301" style:family="paragraph" style:parent-style-name="Text_20_body">
      <style:text-properties officeooo:rsid="021b25ec" officeooo:paragraph-rsid="021bcfbb"/>
    </style:style>
    <style:style style:name="P302" style:family="paragraph" style:parent-style-name="Text_20_body">
      <style:text-properties officeooo:rsid="021de29a" officeooo:paragraph-rsid="021de29a"/>
    </style:style>
    <style:style style:name="P303" style:family="paragraph" style:parent-style-name="Text_20_body">
      <style:text-properties officeooo:rsid="021de29a" officeooo:paragraph-rsid="0227c870"/>
    </style:style>
    <style:style style:name="T1" style:family="text">
      <style:text-properties fo:font-weight="bold" style:font-weight-asian="bold" style:font-weight-complex="bold"/>
    </style:style>
    <style:style style:name="T2" style:family="text">
      <style:text-properties fo:font-weight="bold" officeooo:rsid="01091f99" style:font-weight-asian="bold" style:font-weight-complex="bold"/>
    </style:style>
    <style:style style:name="T3" style:family="text">
      <style:text-properties fo:font-weight="bold" officeooo:rsid="014230db" style:font-weight-asian="bold" style:font-weight-complex="bold"/>
    </style:style>
    <style:style style:name="T4" style:family="text">
      <style:text-properties fo:font-weight="bold" officeooo:rsid="01430da5" style:font-weight-asian="bold" style:font-weight-complex="bold"/>
    </style:style>
    <style:style style:name="T5" style:family="text">
      <style:text-properties fo:font-weight="bold" officeooo:rsid="025f5372" style:font-weight-asian="bold" style:font-weight-complex="bold"/>
    </style:style>
    <style:style style:name="T6" style:family="text">
      <style:text-properties fo:font-weight="bold" officeooo:rsid="0280f4c6" style:font-weight-asian="bold" style:font-weight-complex="bold"/>
    </style:style>
    <style:style style:name="T7" style:family="text">
      <style:text-properties fo:font-weight="bold" officeooo:rsid="02863eec" style:font-weight-asian="bold" style:font-weight-complex="bold"/>
    </style:style>
    <style:style style:name="T8" style:family="text">
      <style:text-properties fo:font-weight="bold" officeooo:rsid="02be6879" style:font-weight-asian="bold" style:font-weight-complex="bold"/>
    </style:style>
    <style:style style:name="T9" style:family="text">
      <style:text-properties fo:font-weight="bold" officeooo:rsid="02c96804" style:font-weight-asian="bold" style:font-weight-complex="bold"/>
    </style:style>
    <style:style style:name="T10" style:family="text">
      <style:text-properties officeooo:rsid="0007c087"/>
    </style:style>
    <style:style style:name="T11" style:family="text">
      <style:text-properties officeooo:rsid="000a19f0"/>
    </style:style>
    <style:style style:name="T12" style:family="text">
      <style:text-properties officeooo:rsid="0019437f"/>
    </style:style>
    <style:style style:name="T13" style:family="text">
      <style:text-properties officeooo:rsid="001fab64"/>
    </style:style>
    <style:style style:name="T14" style:family="text">
      <style:text-properties officeooo:rsid="001ffbda"/>
    </style:style>
    <style:style style:name="T15" style:family="text">
      <style:text-properties officeooo:rsid="002d397e"/>
    </style:style>
    <style:style style:name="T16" style:family="text">
      <style:text-properties officeooo:rsid="002d9b07"/>
    </style:style>
    <style:style style:name="T17" style:family="text">
      <style:text-properties officeooo:rsid="0031d04a"/>
    </style:style>
    <style:style style:name="T18" style:family="text">
      <style:text-properties officeooo:rsid="0038e831"/>
    </style:style>
    <style:style style:name="T19" style:family="text">
      <style:text-properties officeooo:rsid="00459f5d"/>
    </style:style>
    <style:style style:name="T20" style:family="text">
      <style:text-properties officeooo:rsid="00774b7c"/>
    </style:style>
    <style:style style:name="T21" style:family="text">
      <style:text-properties officeooo:rsid="0078bc0d"/>
    </style:style>
    <style:style style:name="T22" style:family="text">
      <style:text-properties officeooo:rsid="0079765f"/>
    </style:style>
    <style:style style:name="T23" style:family="text">
      <style:text-properties officeooo:rsid="008a3a46"/>
    </style:style>
    <style:style style:name="T24" style:family="text">
      <style:text-properties officeooo:rsid="001a3b00"/>
    </style:style>
    <style:style style:name="T25" style:family="text">
      <style:text-properties officeooo:rsid="00cbb8fa"/>
    </style:style>
    <style:style style:name="T26" style:family="text">
      <style:text-properties officeooo:rsid="00ced1c4"/>
    </style:style>
    <style:style style:name="T27" style:family="text">
      <style:text-properties officeooo:rsid="00cf85ac"/>
    </style:style>
    <style:style style:name="T28" style:family="text">
      <style:text-properties officeooo:rsid="0108143a"/>
    </style:style>
    <style:style style:name="T29" style:family="text">
      <style:text-properties officeooo:rsid="010999ca"/>
    </style:style>
    <style:style style:name="T30" style:family="text">
      <style:text-properties fo:font-weight="normal" style:font-weight-asian="normal" style:font-weight-complex="normal"/>
    </style:style>
    <style:style style:name="T31" style:family="text">
      <style:text-properties fo:font-weight="normal" officeooo:rsid="016741bb" style:font-weight-asian="normal" style:font-weight-complex="normal"/>
    </style:style>
    <style:style style:name="T32" style:family="text">
      <style:text-properties fo:font-weight="normal" officeooo:rsid="016ab6fe" style:font-weight-asian="normal" style:font-weight-complex="normal"/>
    </style:style>
    <style:style style:name="T33" style:family="text">
      <style:text-properties fo:font-weight="normal" officeooo:rsid="020eb565" style:font-weight-asian="normal" style:font-weight-complex="normal"/>
    </style:style>
    <style:style style:name="T34" style:family="text">
      <style:text-properties fo:font-weight="normal" officeooo:rsid="02126bb0" style:font-weight-asian="normal" style:font-weight-complex="normal"/>
    </style:style>
    <style:style style:name="T35" style:family="text">
      <style:text-properties fo:font-weight="normal" officeooo:rsid="0228acf5" style:font-weight-asian="normal" style:font-weight-complex="normal"/>
    </style:style>
    <style:style style:name="T36" style:family="text">
      <style:text-properties fo:font-weight="normal" officeooo:rsid="002bd9d7" style:font-weight-asian="normal" style:font-weight-complex="normal"/>
    </style:style>
    <style:style style:name="T37" style:family="text">
      <style:text-properties fo:font-weight="normal" officeooo:rsid="00131429" style:font-weight-asian="normal" style:font-weight-complex="normal"/>
    </style:style>
    <style:style style:name="T38" style:family="text">
      <style:text-properties fo:font-weight="normal" officeooo:rsid="005353af" style:font-weight-asian="normal" style:font-weight-complex="normal"/>
    </style:style>
    <style:style style:name="T39" style:family="text">
      <style:text-properties fo:font-weight="normal" officeooo:rsid="0054ad3a" style:font-weight-asian="normal" style:font-weight-complex="normal"/>
    </style:style>
    <style:style style:name="T40" style:family="text">
      <style:text-properties fo:font-weight="normal" officeooo:rsid="02be6879" style:font-weight-asian="normal" style:font-weight-complex="normal"/>
    </style:style>
    <style:style style:name="T41" style:family="text">
      <style:text-properties fo:font-weight="normal" officeooo:rsid="02c0e44c" style:font-weight-asian="normal" style:font-weight-complex="normal"/>
    </style:style>
    <style:style style:name="T42" style:family="text">
      <style:text-properties fo:font-weight="normal" officeooo:rsid="00d776d0" style:font-weight-asian="normal" style:font-weight-complex="normal"/>
    </style:style>
    <style:style style:name="T43" style:family="text">
      <style:text-properties fo:font-weight="normal" officeooo:rsid="02c3c7e8" style:font-weight-asian="normal" style:font-weight-complex="normal"/>
    </style:style>
    <style:style style:name="T44" style:family="text">
      <style:text-properties fo:font-weight="normal" officeooo:rsid="00d7920c" style:font-weight-asian="normal" style:font-weight-complex="normal"/>
    </style:style>
    <style:style style:name="T45" style:family="text">
      <style:text-properties fo:font-weight="normal" officeooo:rsid="02c96804" style:font-weight-asian="normal" style:font-weight-complex="normal"/>
    </style:style>
    <style:style style:name="T46" style:family="text">
      <style:text-properties fo:font-weight="normal" officeooo:rsid="02bdd970" style:font-weight-asian="normal" style:font-weight-complex="normal"/>
    </style:style>
    <style:style style:name="T47" style:family="text">
      <style:text-properties officeooo:rsid="013f6422"/>
    </style:style>
    <style:style style:name="T48" style:family="text">
      <style:text-properties officeooo:rsid="0141342c"/>
    </style:style>
    <style:style style:name="T49" style:family="text">
      <style:text-properties officeooo:rsid="0145dbd7"/>
    </style:style>
    <style:style style:name="T50" style:family="text">
      <style:text-properties officeooo:rsid="0146ca55"/>
    </style:style>
    <style:style style:name="T51" style:family="text">
      <style:text-properties officeooo:rsid="0148f28d"/>
    </style:style>
    <style:style style:name="T52" style:family="text">
      <style:text-properties officeooo:rsid="014961b5"/>
    </style:style>
    <style:style style:name="T53" style:family="text">
      <style:text-properties officeooo:rsid="014a1904"/>
    </style:style>
    <style:style style:name="T54" style:family="text">
      <style:text-properties officeooo:rsid="014bfcfe"/>
    </style:style>
    <style:style style:name="T55" style:family="text">
      <style:text-properties officeooo:rsid="014c619c"/>
    </style:style>
    <style:style style:name="T56" style:family="text">
      <style:text-properties officeooo:rsid="014da48f"/>
    </style:style>
    <style:style style:name="T57" style:family="text">
      <style:text-properties officeooo:rsid="014fcd56"/>
    </style:style>
    <style:style style:name="T58" style:family="text">
      <style:text-properties officeooo:rsid="0157af89"/>
    </style:style>
    <style:style style:name="T59" style:family="text">
      <style:text-properties officeooo:rsid="016741bb"/>
    </style:style>
    <style:style style:name="T60" style:family="text">
      <style:text-properties officeooo:rsid="016ab6fe"/>
    </style:style>
    <style:style style:name="T61" style:family="text">
      <style:text-properties officeooo:rsid="016d8a6a"/>
    </style:style>
    <style:style style:name="T62" style:family="text">
      <style:text-properties officeooo:rsid="01703ffd"/>
    </style:style>
    <style:style style:name="T63" style:family="text">
      <style:text-properties officeooo:rsid="0174ec92"/>
    </style:style>
    <style:style style:name="T64" style:family="text">
      <style:text-properties officeooo:rsid="0177544b"/>
    </style:style>
    <style:style style:name="T65" style:family="text">
      <style:text-properties officeooo:rsid="01785e28"/>
    </style:style>
    <style:style style:name="T66" style:family="text">
      <style:text-properties officeooo:rsid="01789a03"/>
    </style:style>
    <style:style style:name="T67" style:family="text">
      <style:text-properties officeooo:rsid="017a6f6f"/>
    </style:style>
    <style:style style:name="T68" style:family="text">
      <style:text-properties officeooo:rsid="017b87af"/>
    </style:style>
    <style:style style:name="T69" style:family="text">
      <style:text-properties officeooo:rsid="017d12ed"/>
    </style:style>
    <style:style style:name="T70" style:family="text">
      <style:text-properties officeooo:rsid="017e0e2a"/>
    </style:style>
    <style:style style:name="T71" style:family="text">
      <style:text-properties officeooo:rsid="017ef408"/>
    </style:style>
    <style:style style:name="T72" style:family="text">
      <style:text-properties officeooo:rsid="0184e182"/>
    </style:style>
    <style:style style:name="T73" style:family="text">
      <style:text-properties officeooo:rsid="018593aa"/>
    </style:style>
    <style:style style:name="T74" style:family="text">
      <style:text-properties officeooo:rsid="018785b0"/>
    </style:style>
    <style:style style:name="T75" style:family="text">
      <style:text-properties officeooo:rsid="0187dceb"/>
    </style:style>
    <style:style style:name="T76" style:family="text">
      <style:text-properties officeooo:rsid="0187ed5f"/>
    </style:style>
    <style:style style:name="T77" style:family="text">
      <style:text-properties officeooo:rsid="01885e46"/>
    </style:style>
    <style:style style:name="T78" style:family="text">
      <style:text-properties officeooo:rsid="018a52ff"/>
    </style:style>
    <style:style style:name="T79" style:family="text">
      <style:text-properties officeooo:rsid="018c29ed"/>
    </style:style>
    <style:style style:name="T80" style:family="text">
      <style:text-properties officeooo:rsid="018d17b8"/>
    </style:style>
    <style:style style:name="T81" style:family="text">
      <style:text-properties officeooo:rsid="018d8116"/>
    </style:style>
    <style:style style:name="T82" style:family="text">
      <style:text-properties officeooo:rsid="018ff5b8"/>
    </style:style>
    <style:style style:name="T83" style:family="text">
      <style:text-properties officeooo:rsid="01929e71"/>
    </style:style>
    <style:style style:name="T84" style:family="text">
      <style:text-properties officeooo:rsid="01936607"/>
    </style:style>
    <style:style style:name="T85" style:family="text">
      <style:text-properties officeooo:rsid="01942704"/>
    </style:style>
    <style:style style:name="T86" style:family="text">
      <style:text-properties officeooo:rsid="0195e4a7"/>
    </style:style>
    <style:style style:name="T87" style:family="text">
      <style:text-properties officeooo:rsid="0196b969"/>
    </style:style>
    <style:style style:name="T88" style:family="text">
      <style:text-properties officeooo:rsid="01989d9c"/>
    </style:style>
    <style:style style:name="T89" style:family="text">
      <style:text-properties officeooo:rsid="01992d1a"/>
    </style:style>
    <style:style style:name="T90" style:family="text">
      <style:text-properties officeooo:rsid="019aecc8"/>
    </style:style>
    <style:style style:name="T91" style:family="text">
      <style:text-properties officeooo:rsid="01a110ea"/>
    </style:style>
    <style:style style:name="T92" style:family="text">
      <style:text-properties officeooo:rsid="0128b514"/>
    </style:style>
    <style:style style:name="T93" style:family="text">
      <style:text-properties officeooo:rsid="01a2be9f"/>
    </style:style>
    <style:style style:name="T94" style:family="text">
      <style:text-properties officeooo:rsid="01a6fcda"/>
    </style:style>
    <style:style style:name="T95" style:family="text">
      <style:text-properties officeooo:rsid="01ab02c6"/>
    </style:style>
    <style:style style:name="T96" style:family="text">
      <style:text-properties officeooo:rsid="01ad1a67"/>
    </style:style>
    <style:style style:name="T97" style:family="text">
      <style:text-properties officeooo:rsid="01ae5785"/>
    </style:style>
    <style:style style:name="T98" style:family="text">
      <style:text-properties officeooo:rsid="01b0dfb9"/>
    </style:style>
    <style:style style:name="T99" style:family="text">
      <style:text-properties officeooo:rsid="01b2c5f0"/>
    </style:style>
    <style:style style:name="T100" style:family="text">
      <style:text-properties officeooo:rsid="01b369e7"/>
    </style:style>
    <style:style style:name="T101" style:family="text">
      <style:text-properties officeooo:rsid="01b4cb31"/>
    </style:style>
    <style:style style:name="T102" style:family="text">
      <style:text-properties officeooo:rsid="01b4cdce"/>
    </style:style>
    <style:style style:name="T103" style:family="text">
      <style:text-properties officeooo:rsid="01b58de0"/>
    </style:style>
    <style:style style:name="T104" style:family="text">
      <style:text-properties officeooo:rsid="01b98d71"/>
    </style:style>
    <style:style style:name="T105" style:family="text">
      <style:text-properties officeooo:rsid="01b9aa9d"/>
    </style:style>
    <style:style style:name="T106" style:family="text">
      <style:text-properties officeooo:rsid="01ba7959"/>
    </style:style>
    <style:style style:name="T107" style:family="text">
      <style:text-properties officeooo:rsid="01be2719"/>
    </style:style>
    <style:style style:name="T108" style:family="text">
      <style:text-properties officeooo:rsid="01becb74"/>
    </style:style>
    <style:style style:name="T109" style:family="text">
      <style:text-properties officeooo:rsid="005d614b"/>
    </style:style>
    <style:style style:name="T110" style:family="text">
      <style:text-properties officeooo:rsid="01c0687a"/>
    </style:style>
    <style:style style:name="T111" style:family="text">
      <style:text-properties officeooo:rsid="01c0be5b"/>
    </style:style>
    <style:style style:name="T112" style:family="text">
      <style:text-properties officeooo:rsid="01cb4fb8"/>
    </style:style>
    <style:style style:name="T113" style:family="text">
      <style:text-properties officeooo:rsid="01cfb583"/>
    </style:style>
    <style:style style:name="T114" style:family="text">
      <style:text-properties officeooo:rsid="01d53521"/>
    </style:style>
    <style:style style:name="T115" style:family="text">
      <style:text-properties officeooo:rsid="01d6d353"/>
    </style:style>
    <style:style style:name="T116" style:family="text">
      <style:text-properties officeooo:rsid="01dab857"/>
    </style:style>
    <style:style style:name="T117" style:family="text">
      <style:text-properties officeooo:rsid="01db7bee"/>
    </style:style>
    <style:style style:name="T118" style:family="text">
      <style:text-properties officeooo:rsid="01dd00e5"/>
    </style:style>
    <style:style style:name="T119" style:family="text">
      <style:text-properties officeooo:rsid="01de5c1a"/>
    </style:style>
    <style:style style:name="T120" style:family="text">
      <style:text-properties officeooo:rsid="01e21dcc"/>
    </style:style>
    <style:style style:name="T121" style:family="text">
      <style:text-properties officeooo:rsid="01e2e141"/>
    </style:style>
    <style:style style:name="T122" style:family="text">
      <style:text-properties officeooo:rsid="01e32166"/>
    </style:style>
    <style:style style:name="T123" style:family="text">
      <style:text-properties officeooo:rsid="01ecacd6"/>
    </style:style>
    <style:style style:name="T124" style:family="text">
      <style:text-properties officeooo:rsid="01ef566b"/>
    </style:style>
    <style:style style:name="T125" style:family="text">
      <style:text-properties officeooo:rsid="01f13631"/>
    </style:style>
    <style:style style:name="T126" style:family="text">
      <style:text-properties officeooo:rsid="01f3ee09"/>
    </style:style>
    <style:style style:name="T127" style:family="text">
      <style:text-properties officeooo:rsid="020941eb"/>
    </style:style>
    <style:style style:name="T128" style:family="text">
      <style:text-properties officeooo:rsid="020c777a"/>
    </style:style>
    <style:style style:name="T129" style:family="text">
      <style:text-properties officeooo:rsid="020dd1c5"/>
    </style:style>
    <style:style style:name="T130" style:family="text">
      <style:text-properties fo:font-size="10pt" fo:font-weight="normal" style:font-weight-asian="normal" style:font-weight-complex="normal"/>
    </style:style>
    <style:style style:name="T131" style:family="text">
      <style:text-properties fo:font-size="10pt" fo:font-weight="normal" officeooo:rsid="005d614b" style:font-weight-asian="normal" style:font-weight-complex="normal"/>
    </style:style>
    <style:style style:name="T132" style:family="text">
      <style:text-properties fo:font-size="10pt" fo:font-weight="normal" officeooo:rsid="01785e28" style:font-weight-asian="normal" style:font-weight-complex="normal"/>
    </style:style>
    <style:style style:name="T133" style:family="text">
      <style:text-properties fo:font-size="10pt" fo:font-weight="normal" officeooo:rsid="0214a94c" style:font-weight-asian="normal" style:font-weight-complex="normal"/>
    </style:style>
    <style:style style:name="T134" style:family="text">
      <style:text-properties fo:font-size="10pt" fo:font-weight="normal" officeooo:rsid="02162aae" style:font-weight-asian="normal" style:font-weight-complex="normal"/>
    </style:style>
    <style:style style:name="T135" style:family="text">
      <style:text-properties fo:font-size="10pt" fo:font-weight="normal" officeooo:rsid="0217ae32" style:font-weight-asian="normal" style:font-weight-complex="normal"/>
    </style:style>
    <style:style style:name="T136" style:family="text">
      <style:text-properties fo:font-size="10pt" fo:font-weight="normal" officeooo:rsid="01789a03" style:font-weight-asian="normal" style:font-weight-complex="normal"/>
    </style:style>
    <style:style style:name="T137" style:family="text">
      <style:text-properties fo:font-size="10pt" fo:font-weight="normal" officeooo:rsid="017a6f6f" style:font-weight-asian="normal" style:font-weight-complex="normal"/>
    </style:style>
    <style:style style:name="T138" style:family="text">
      <style:text-properties fo:font-size="10pt" fo:font-weight="normal" officeooo:rsid="017b87af" style:font-weight-asian="normal" style:font-weight-complex="normal"/>
    </style:style>
    <style:style style:name="T139" style:family="text">
      <style:text-properties fo:font-size="10pt" fo:font-weight="normal" officeooo:rsid="017d12ed" style:font-weight-asian="normal" style:font-weight-complex="normal"/>
    </style:style>
    <style:style style:name="T140" style:family="text">
      <style:text-properties fo:font-size="10pt" fo:font-weight="normal" officeooo:rsid="021bcfbb" style:font-weight-asian="normal" style:font-weight-complex="normal"/>
    </style:style>
    <style:style style:name="T141" style:family="text">
      <style:text-properties fo:font-size="10pt" fo:font-weight="normal" officeooo:rsid="017e0e2a" style:font-weight-asian="normal" style:font-weight-complex="normal"/>
    </style:style>
    <style:style style:name="T142" style:family="text">
      <style:text-properties fo:font-size="10pt" fo:font-weight="normal" officeooo:rsid="020eb565" style:font-weight-asian="normal" style:font-weight-complex="normal"/>
    </style:style>
    <style:style style:name="T143" style:family="text">
      <style:text-properties fo:font-size="10pt" fo:font-weight="normal" officeooo:rsid="0228acf5" style:font-weight-asian="normal" style:font-weight-complex="normal"/>
    </style:style>
    <style:style style:name="T144" style:family="text">
      <style:text-properties officeooo:rsid="021e491a"/>
    </style:style>
    <style:style style:name="T145" style:family="text">
      <style:text-properties officeooo:rsid="021f8596"/>
    </style:style>
    <style:style style:name="T146" style:family="text">
      <style:text-properties officeooo:rsid="0222ce49"/>
    </style:style>
    <style:style style:name="T147" style:family="text">
      <style:text-properties officeooo:rsid="0224b336"/>
    </style:style>
    <style:style style:name="T148" style:family="text">
      <style:text-properties officeooo:rsid="0228acf5"/>
    </style:style>
    <style:style style:name="T149" style:family="text">
      <style:text-properties officeooo:rsid="0228cd96"/>
    </style:style>
    <style:style style:name="T150" style:family="text">
      <style:text-properties officeooo:rsid="0229a47a"/>
    </style:style>
    <style:style style:name="T151" style:family="text">
      <style:text-properties officeooo:rsid="022d7940"/>
    </style:style>
    <style:style style:name="T152" style:family="text">
      <style:text-properties officeooo:rsid="02386389"/>
    </style:style>
    <style:style style:name="T153" style:family="text">
      <style:text-properties officeooo:rsid="02399531"/>
    </style:style>
    <style:style style:name="T154" style:family="text">
      <style:text-properties officeooo:rsid="023a6770"/>
    </style:style>
    <style:style style:name="T155" style:family="text">
      <style:text-properties officeooo:rsid="023d7fc9"/>
    </style:style>
    <style:style style:name="T156" style:family="text">
      <style:text-properties officeooo:rsid="023fcb39"/>
    </style:style>
    <style:style style:name="T157" style:family="text">
      <style:text-properties officeooo:rsid="02401e5e"/>
    </style:style>
    <style:style style:name="T158" style:family="text">
      <style:text-properties officeooo:rsid="0243f0da"/>
    </style:style>
    <style:style style:name="T159" style:family="text">
      <style:text-properties officeooo:rsid="0246f94d"/>
    </style:style>
    <style:style style:name="T160" style:family="text">
      <style:text-properties officeooo:rsid="0247bb07"/>
    </style:style>
    <style:style style:name="T161" style:family="text">
      <style:text-properties officeooo:rsid="0249e57c"/>
    </style:style>
    <style:style style:name="T162" style:family="text">
      <style:text-properties officeooo:rsid="024d901e"/>
    </style:style>
    <style:style style:name="T163" style:family="text">
      <style:text-properties officeooo:rsid="0254d2a6"/>
    </style:style>
    <style:style style:name="T164" style:family="text">
      <style:text-properties officeooo:rsid="025a1321"/>
    </style:style>
    <style:style style:name="T165" style:family="text">
      <style:text-properties officeooo:rsid="025a73f4"/>
    </style:style>
    <style:style style:name="T166" style:family="text">
      <style:text-properties officeooo:rsid="025c7021"/>
    </style:style>
    <style:style style:name="T167" style:family="text">
      <style:text-properties officeooo:rsid="026169f1"/>
    </style:style>
    <style:style style:name="T168" style:family="text">
      <style:text-properties officeooo:rsid="026caff8"/>
    </style:style>
    <style:style style:name="T169" style:family="text">
      <style:text-properties officeooo:rsid="026cc5fc"/>
    </style:style>
    <style:style style:name="T170" style:family="text">
      <style:text-properties officeooo:rsid="026e9c96"/>
    </style:style>
    <style:style style:name="T171" style:family="text">
      <style:text-properties officeooo:rsid="02703aff"/>
    </style:style>
    <style:style style:name="T172" style:family="text">
      <style:text-properties officeooo:rsid="0271f09e"/>
    </style:style>
    <style:style style:name="T173" style:family="text">
      <style:text-properties officeooo:rsid="0273290d"/>
    </style:style>
    <style:style style:name="T174" style:family="text">
      <style:text-properties officeooo:rsid="0273ade6"/>
    </style:style>
    <style:style style:name="T175" style:family="text">
      <style:text-properties officeooo:rsid="02769056"/>
    </style:style>
    <style:style style:name="T176" style:family="text">
      <style:text-properties officeooo:rsid="0278360f"/>
    </style:style>
    <style:style style:name="T177" style:family="text">
      <style:text-properties officeooo:rsid="027b2f2f"/>
    </style:style>
    <style:style style:name="T178" style:family="text">
      <style:text-properties officeooo:rsid="027c3f21"/>
    </style:style>
    <style:style style:name="T179" style:family="text">
      <style:text-properties officeooo:rsid="027cf0be"/>
    </style:style>
    <style:style style:name="T180" style:family="text">
      <style:text-properties officeooo:rsid="027ee1f4"/>
    </style:style>
    <style:style style:name="T181" style:family="text">
      <style:text-properties officeooo:rsid="027f1f1e"/>
    </style:style>
    <style:style style:name="T182" style:family="text">
      <style:text-properties officeooo:rsid="0280f045"/>
    </style:style>
    <style:style style:name="T183" style:family="text">
      <style:text-properties officeooo:rsid="0280f4c6"/>
    </style:style>
    <style:style style:name="T184" style:family="text">
      <style:text-properties officeooo:rsid="02829914"/>
    </style:style>
    <style:style style:name="T185" style:family="text">
      <style:text-properties officeooo:rsid="0282b905"/>
    </style:style>
    <style:style style:name="T186" style:family="text">
      <style:text-properties officeooo:rsid="02863eec"/>
    </style:style>
    <style:style style:name="T187" style:family="text">
      <style:text-properties officeooo:rsid="028c6329"/>
    </style:style>
    <style:style style:name="T188" style:family="text">
      <style:text-properties officeooo:rsid="028e1951"/>
    </style:style>
    <style:style style:name="T189" style:family="text">
      <style:text-properties officeooo:rsid="028e3e8b"/>
    </style:style>
    <style:style style:name="T190" style:family="text">
      <style:text-properties officeooo:rsid="028ff977"/>
    </style:style>
    <style:style style:name="T191" style:family="text">
      <style:text-properties officeooo:rsid="029106bc"/>
    </style:style>
    <style:style style:name="T192" style:family="text">
      <style:text-properties officeooo:rsid="0291e8a2"/>
    </style:style>
    <style:style style:name="T193" style:family="text">
      <style:text-properties officeooo:rsid="02932a03"/>
    </style:style>
    <style:style style:name="T194" style:family="text">
      <style:text-properties officeooo:rsid="02952f8b"/>
    </style:style>
    <style:style style:name="T195" style:family="text">
      <style:text-properties officeooo:rsid="02957ce0"/>
    </style:style>
    <style:style style:name="T196" style:family="text">
      <style:text-properties officeooo:rsid="0299ceca"/>
    </style:style>
    <style:style style:name="T197" style:family="text">
      <style:text-properties officeooo:rsid="029ae411"/>
    </style:style>
    <style:style style:name="T198" style:family="text">
      <style:text-properties officeooo:rsid="029c84c4"/>
    </style:style>
    <style:style style:name="T199" style:family="text">
      <style:text-properties officeooo:rsid="029cf11e"/>
    </style:style>
    <style:style style:name="T200" style:family="text">
      <style:text-properties officeooo:rsid="029d9146"/>
    </style:style>
    <style:style style:name="T201" style:family="text">
      <style:text-properties officeooo:rsid="029eb856"/>
    </style:style>
    <style:style style:name="T202" style:family="text">
      <style:text-properties officeooo:rsid="02a562b0"/>
    </style:style>
    <style:style style:name="T203" style:family="text">
      <style:text-properties officeooo:rsid="0268d5a1"/>
    </style:style>
    <style:style style:name="T204" style:family="text">
      <style:text-properties officeooo:rsid="02a792be"/>
    </style:style>
    <style:style style:name="T205" style:family="text">
      <style:text-properties officeooo:rsid="02a8c70a"/>
    </style:style>
    <style:style style:name="T206" style:family="text">
      <style:text-properties officeooo:rsid="02a957e8"/>
    </style:style>
    <style:style style:name="T207" style:family="text">
      <style:text-properties officeooo:rsid="02a95f62"/>
    </style:style>
    <style:style style:name="T208" style:family="text">
      <style:text-properties officeooo:rsid="02aed2e4"/>
    </style:style>
    <style:style style:name="T209" style:family="text">
      <style:text-properties officeooo:rsid="02afaf7e"/>
    </style:style>
    <style:style style:name="T210" style:family="text">
      <style:text-properties officeooo:rsid="02b020ff"/>
    </style:style>
    <style:style style:name="T211" style:family="text">
      <style:text-properties officeooo:rsid="02b16c24"/>
    </style:style>
    <style:style style:name="T212" style:family="text">
      <style:text-properties officeooo:rsid="02b2bfa9"/>
    </style:style>
    <style:style style:name="T213" style:family="text">
      <style:text-properties officeooo:rsid="02b46cca"/>
    </style:style>
    <style:style style:name="T214" style:family="text">
      <style:text-properties officeooo:rsid="02b65b48"/>
    </style:style>
    <style:style style:name="T215" style:family="text">
      <style:text-properties officeooo:rsid="02b68c46"/>
    </style:style>
    <style:style style:name="T216" style:family="text">
      <style:text-properties officeooo:rsid="02b77248"/>
    </style:style>
    <style:style style:name="T217" style:family="text">
      <style:text-properties officeooo:rsid="02b7f425"/>
    </style:style>
    <style:style style:name="T218" style:family="text">
      <style:text-properties officeooo:rsid="02b98f32"/>
    </style:style>
    <style:style style:name="T219" style:family="text">
      <style:text-properties officeooo:rsid="02bcb25f"/>
    </style:style>
    <style:style style:name="T220" style:family="text">
      <style:text-properties officeooo:rsid="02be6879"/>
    </style:style>
    <style:style style:name="T221" style:family="text">
      <style:text-properties officeooo:rsid="02c3c7e8"/>
    </style:style>
    <style:style style:name="T222" style:family="text">
      <style:text-properties officeooo:rsid="02c96804"/>
    </style:style>
    <style:style style:name="T223" style:family="text">
      <style:text-properties officeooo:rsid="002bd9d7"/>
    </style:style>
    <style:style style:name="T224" style:family="text">
      <style:text-properties officeooo:rsid="0025463c"/>
    </style:style>
    <style:style style:name="T225" style:family="text">
      <style:text-properties officeooo:rsid="02cdc2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STRY OF EDUCATION AND SCIENCE OF RUSSIA</text:p>
      <text:p text:style-name="Standard"/>
      <text:p text:style-name="P1">Federal State Educational Institute of Higher Education<text:line-break/>"Moscow Architectural Institute (State Academy)"</text:p>
      <text:p text:style-name="P1"/>
      <text:p text:style-name="P1"/>
      <text:p text:style-name="P234">"CONFIRM"</text:p>
      <text:p text:style-name="P234">Rector of MARCHI</text:p>
      <text:p text:style-name="P234">academician D.O.Shvidkovskiy</text:p>
      <text:p text:style-name="P1"/>
      <text:p text:style-name="P1"/>
      <text:p text:style-name="P1"/>
      <text:p text:style-name="P1"/>
      <text:p text:style-name="P1"/>
      <text:p text:style-name="P1"/>
      <text:p text:style-name="P1"/>
      <text:p text:style-name="P3">THE WORK PROGRAM OF THE DISCIPLINE (MODULE)</text:p>
      <text:p text:style-name="P4"><text:span text:style-name="T25">Architectur</text:span><text:span text:style-name="T47">al Projects</text:span><text:span text:style-name="T48"><text:line-break/></text:span>B1.O.<text:span text:style-name="T48">03</text:span></text:p>
      <text:p text:style-name="P3"/>
      <text:p text:style-name="P15">Assigned to the department:<text:tab/><text:span text:style-name="T3">Departments of MARCHI</text:span></text:p>
      <text:p text:style-name="P15">Educational Level:<text:span text:style-name="T28"><text:tab/></text:span><text:span text:style-name="T1">Bachelor</text:span></text:p>
      <text:p text:style-name="P15">Specialization:<text:tab/><text:span text:style-name="T1">07.03.01 Architecture</text:span></text:p>
      <text:p text:style-name="P15">Basic professional educational program<text:line-break/>of higher education:<text:tab/><text:span text:style-name="T1">Architecture</text:span></text:p>
      <text:p text:style-name="P15">Form of study:<text:tab/><text:span text:style-name="T1">full-time</text:span></text:p>
      <text:p text:style-name="P15">Hours/credits:<text:tab/><text:span text:style-name="T4">1332</text:span><text:span text:style-name="T1"> hrs (</text:span><text:span text:style-name="T2">3</text:span><text:span text:style-name="T4">7</text:span><text:span text:style-name="T1"> credit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Moscow, 2021</text:p>
      <text:p text:style-name="P16"/>
      <text:p text:style-name="P11">The work program for a discipline (module) is based on:</text:p>
      <text:p text:style-name="P10"/>
      <text:p text:style-name="P10">1.<text:span text:style-name="T10"> </text:span>Federal State Educational Standard for Higher Education 07.03.01 Architecture,<text:span text:style-name="T20"><text:line-break/></text:span>approved by the order of the Ministry of Education and Science of Russia<text:span text:style-name="T10"> No</text:span> 509 of 08.06.2017</text:p>
      <text:p text:style-name="P10">2. Curriculum for the specialization 07.03.01 Architecture,<text:span text:style-name="T20"><text:line-break/></text:span>approved by the Academic Council of MA<text:span text:style-name="T10">RCH</text:span>I. Minutes N<text:span text:style-name="T10">o</text:span> 6-<text:span text:style-name="T49">20</text:span>/<text:span text:style-name="T49">21</text:span> of 2<text:span text:style-name="T49">3</text:span>.0<text:span text:style-name="T49">6</text:span>.20<text:span text:style-name="T49">21</text:span>.</text:p>
      <text:p text:style-name="P10"/>
      <text:p text:style-name="P10">The work program of the discipline (module) was <text:span text:style-name="T50">considered and </text:span>approved at <text:span text:style-name="T50">by the Academic Council of MARCHI</text:span>.<text:span text:style-name="T15"> </text:span>Minutes: N<text:span text:style-name="T16">o</text:span> <text:span text:style-name="T50">6-20/21</text:span> of <text:span text:style-name="T50">23</text:span>.0<text:span text:style-name="T50">6</text:span>.20<text:span text:style-name="T50">21</text:span>.</text:p>
      <text:p text:style-name="P10"/>
      <text:p text:style-name="P12">Develop<text:span text:style-name="T21">ers:</text:span> <text:span text:style-name="T21">Professor </text:span>of<text:span text:style-name="T21"> the</text:span> Department "<text:span text:style-name="T51">Architecture of Public Buildings</text:span>"<text:span text:style-name="T52"> V.I.Ulyanov</text:span><text:span text:style-name="T17">;</text:span><text:span text:style-name="T52"><text:line-break/></text:span><text:span text:style-name="T53">P</text:span><text:span text:style-name="T52">rofessor of the Department "Architecture of Rural Areas"</text:span><text:span text:style-name="T29">assistant </text:span><text:span text:style-name="T26">p</text:span><text:span text:style-name="T21">rofessor</text:span>,<text:span text:style-name="T26"> </text:span><text:span text:style-name="T52">F.N.Korshakov</text:span></text:p>
      <text:p text:style-name="P10"/>
      <text:p text:style-name="P13">Review<text:span text:style-name="T22">ers</text:span>: <text:span text:style-name="T53">Professor of the Department "Architecture of Residential Buildings", PhD in Architecture O.D.Breslavtsev<text:line-break/>Professor of the Department "Architecture of Public Buildings", </text:span><text:span text:style-name="T27">PhD in Architecture, </text:span><text:span text:style-name="T53">V.V.Aurov</text:span></text:p>
      <text:p text:style-name="P13"/>
      <text:p text:style-name="P14"/>
      <text:h text:style-name="Heading_20_2" text:outline-level="2">I<text:span text:style-name="T11">NTRODUCTORY PART</text:span></text:h>
      <text:h text:style-name="Heading_20_2" text:outline-level="2">1. Goals of Mastering the Module</text:h>
      <text:p text:style-name="P233">One of the main disciplines that provides training for a <text:span text:style-name="T54">professional</text:span> in <text:span text:style-name="T54">architectural projects</text:span>. <text:span text:style-name="T54">Its</text:span> purpose <text:span text:style-name="T54">is</text:span> to <text:span text:style-name="T54">provide knowledge of</text:span> methods and techniques <text:span text:style-name="T54">of</text:span> designing buildings of various spatial models and various functional purposes;<text:span text:style-name="T55"> </text:span>formation of the student's design skills based on the progressively developing process of mastering the theory and practice of creating objects of various typological orientation under the guidance of a mentor.</text:p>
      <text:p text:style-name="P233">The discipline is a mandatory part of the educational program<text:span text:style-name="T55">.</text:span></text:p>
      <text:p text:style-name="Text_20_body"/>
      <text:h text:style-name="Heading_20_2" text:outline-level="2">2. Planned <text:span text:style-name="T56">objectives of study</text:span> for the discipline (module), <text:span text:style-name="T57">mapped</text:span> <text:span text:style-name="T57">to</text:span> the planned <text:span text:style-name="T162">outcomes</text:span> of mastering the educational program</text:h>
      <text:h text:style-name="P260" text:outline-level="3">2.1 Planned learning outcomes in the discipline (module), mapped with indicators of competencies</text:h>
      <text:p text:style-name="P202">Abbreviations used:<text:span text:style-name="T186"> </text:span><text:span text:style-name="T1">GPC</text:span> - General Professional Competence;<text:span text:style-name="T186"> </text:span><text:span text:style-name="T7">P</text:span><text:span text:style-name="T1">C</text:span> - Professional Competence<text:span text:style-name="T186">;<text:line-break/></text:span><text:span text:style-name="T7">UC</text:span><text:span text:style-name="T186"> - Universal Competenc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94">#</text:p>
            </table:table-cell>
            <table:table-cell table:style-name="Table6.A1" office:value-type="string">
              <text:p text:style-name="P195">Competency code</text:p>
              <text:p text:style-name="P195">and name</text:p>
            </table:table-cell>
            <table:table-cell table:style-name="Table6.A1" office:value-type="string">
              <text:p text:style-name="P196">Code and name</text:p>
              <text:p text:style-name="P196">of Competency</text:p>
              <text:p text:style-name="P196">Achi<text:span text:style-name="T167">ev</text:span>ment</text:p>
              <text:p text:style-name="P196">Indicator (CAI)</text:p>
            </table:table-cell>
            <table:table-cell table:style-name="Table6.D1" office:value-type="string">
              <text:p text:style-name="P197">Le<text:span text:style-name="T167">a</text:span>rning outcomes</text:p>
            </table:table-cell>
          </table:table-row>
        </table:table-header-rows>
        <table:table-row>
          <table:table-cell table:style-name="Table6.A2" office:value-type="string">
            <text:p text:style-name="P181">1</text:p>
          </table:table-cell>
          <table:table-cell table:style-name="Table6.A2" office:value-type="string">
            <text:p text:style-name="P178">GPC-2. <text:span text:style-name="T163">Able to carry out complex pre-project analysis and to seek optimal solution to a problem.</text:span></text:p>
          </table:table-cell>
          <table:table-cell table:style-name="Table6.A2" office:value-type="string">
            <text:p text:style-name="P179">GPC-2.1. Taking part in collection of source data for the project, processing and analysis of data on architectural objects that are similar in function, location and urban planning requirements, and using the outcomes of these works in the development of architectural concept, sketching and search of possible<text:span text:style-name="T164"> alternative </text:span><text:span text:style-name="T165">design </text:span><text:span text:style-name="T164">solutions</text:span><text:span text:style-name="T165">.</text:span></text:p>
          </table:table-cell>
          <table:table-cell table:style-name="Table6.D2" office:value-type="string">
            <text:p text:style-name="P180"><text:span text:style-name="T1">Know</text:span>: Main types of requirements for various types of buildings, including social, aesthetic, functional-technological, ergonomic and economic requirements. Main sources of information, including regulatory, methodological and reference sources.</text:p>
            <text:p text:style-name="P180"><text:span text:style-name="T1">Be able to</text:span>: Participate in the collection of initial data for <text:span text:style-name="T164">the project</text:span>. Participate in sketching and searching for alternative design solutions.</text:p>
          </table:table-cell>
        </table:table-row>
        <table:table-row>
          <table:table-cell table:style-name="Table6.A2" office:value-type="string">
            <text:p text:style-name="P181">2</text:p>
          </table:table-cell>
          <table:table-cell table:style-name="Table6.A2" office:value-type="string">
            <text:p text:style-name="P182">GPC-3. Able to participate in complex design based on a systematic approach, based on current legal requirements (codes),<text:span text:style-name="T166"> </text:span>financial resources, analysis of the situation in social, functional, environmental, technological, engineering, historical, economic and aesthetic aspects.</text:p>
          </table:table-cell>
          <table:table-cell table:style-name="Table6.A2" office:value-type="string">
            <text:p text:style-name="P179">GPC-3.1. Participate in the development of urban and spa<text:span text:style-name="T205">t</text:span>ial planning solutions. Participate in the preparation of presentation materials, support of project documentation at the approval stages. Use methods of modeling and harmonization of artificial habitats when developing urban and spatial planning solutions. Use the techniques for preparing presentation materials for architectural projects and techniques of presenting them.</text:p>
          </table:table-cell>
          <table:table-cell table:style-name="Table6.D2" office:value-type="string">
            <text:p text:style-name="P180"><text:span text:style-name="T5">Know</text:span>: Composition of design documentation drawings, social, functional and technological, ergonomic (including taking into account the characteristics of persons with disabilities and groups of persons with limited mobility), aesthetic and economic requirements for architectural objects of various types.</text:p>
            <text:p text:style-name="P184"><text:span text:style-name="T1">Be able to</text:span>: <text:span text:style-name="T30">Participate in the development of urban and spatial</text:span><text:span text:style-name="T30"> planning solutions.</text:span><text:span text:style-name="T37"> </text:span><text:span text:style-name="T30">Participate in the preparation of presentation materials, support of project documentation at the approval stages.</text:span><text:span text:style-name="T37"> </text:span><text:span text:style-name="T30">Use methods of modeling and harmonization of artificial habitats when developing</text:span><text:span text:style-name="T37"> </text:span><text:span text:style-name="T30">urban and spatial</text:span><text:span text:style-name="T30"> planning solutions. Use the techniques for preparing presentatio</text:span><text:span text:style-name="T37">n </text:span><text:span text:style-name="T30">materials for architectural projects and techniques of presenting them.</text:span></text:p>
          </table:table-cell>
        </table:table-row>
        <table:table-row table:style-name="Table6.4">
          <table:table-cell table:style-name="Table6.A2" office:value-type="string">
            <text:p text:style-name="P185">3</text:p>
          </table:table-cell>
          <table:table-cell table:style-name="Table6.A2" office:value-type="string">
            <text:p text:style-name="P182">PC-2. <text:span text:style-name="T172">Able to </text:span><text:span text:style-name="T174">carry out</text:span><text:span text:style-name="T173"> </text:span><text:span text:style-name="T172">the design and </text:span>development <text:span text:style-name="T172">of</text:span><text:span text:style-name="T173"> a</text:span><text:span text:style-name="T172"> custom</text:span> <text:span text:style-name="T174">conceptual </text:span>architectural project.</text:p>
          </table:table-cell>
          <table:table-cell table:style-name="Table6.A2" office:value-type="string">
            <text:p text:style-name="P186">PC-2.2. Research and analyze the designs, building techniques and operation experiences for similar buildings.</text:p>
          </table:table-cell>
          <table:table-cell table:style-name="Table6.D2" office:value-type="string">
            <text:p text:style-name="P187"><text:span text:style-name="T1">Know</text:span>: Social, functional-technological, ergonomic, aesthetic and economic requirements for capital construction projects of various types.</text:p>
            <text:p text:style-name="P187">Basic means and methods of architectural and construction design to ensure a barrier-free environment for people with limited mobility.</text:p>
            <text:p text:style-name="P187">Socio-cultural, demographic, psychological, functional foundations of the formation of the <text:soft-page-break/>architectural environment.</text:p>
            <text:p text:style-name="P189"><text:span text:style-name="T1">Be able to</text:span>: Analyze the contents of design problems, select methods and means for solving them.<text:span text:style-name="T168"> Select optimal methods and means for developing custom-designed architectural and spatial </text:span><text:span text:style-name="T169">projects</text:span><text:span text:style-name="T168">.</text:span><text:span text:style-name="T170"> Make justified choices for complex custom architectural and spatial solutions in the context of a given conceptual architectural project and the functional, technological, ergonomic and aesthetic requirements of the project.</text:span><text:span text:style-name="T171"> Use methods of modeling and harmonization of artificial and natural habitats when developing architectural and spatial projects.</text:span></text:p>
          </table:table-cell>
        </table:table-row>
        <table:table-row table:style-name="Table6.4">
          <table:table-cell table:style-name="Table6.A2" office:value-type="string">
            <text:p text:style-name="P190">4</text:p>
          </table:table-cell>
          <table:table-cell table:style-name="Table6.A2" office:value-type="string">
            <text:p text:style-name="P183">PC-2. <text:span text:style-name="T172">Able to </text:span><text:span text:style-name="T174">carry out</text:span><text:span text:style-name="T173"> </text:span><text:span text:style-name="T172">the design and </text:span>development <text:span text:style-name="T172">of</text:span><text:span text:style-name="T173"> a</text:span><text:span text:style-name="T172"> custom</text:span> <text:span text:style-name="T174">conceptual </text:span>architectural project.</text:p>
          </table:table-cell>
          <table:table-cell table:style-name="Table6.A2" office:value-type="string">
            <text:p text:style-name="P191">PC-2.5 Creative design and development of complex <text:span text:style-name="T175">custom</text:span> architectural and spatial solutions for <text:span text:style-name="T176">a </text:span>conceptual architectural project.</text:p>
          </table:table-cell>
          <table:table-cell table:style-name="Table6.D2" office:value-type="string">
            <text:p text:style-name="P187"><text:span text:style-name="T1">Know</text:span>: <text:span text:style-name="T177">Legal r</text:span>equirements of Russian Federation and other regulatory legal acts, regulatory technical and methodological documents on architectural and construction <text:span text:style-name="T177">projects</text:span>, including technical regulations, national standards and codes of practice, sanitary norms and rules.<text:span text:style-name="T178"> Requirements of international regulatory technical documents on architectural and construction projects and peculiarities of their application.</text:span><text:span text:style-name="T179"> Social, functional-technological, ergonomic, aesthetic and economic requirements for capital construction projects of various types.</text:span><text:span text:style-name="T180"> Basic means and methods of architectural and construction design to ensure a barrier-free environment for people with limited mobility.</text:span><text:span text:style-name="T181"> Creative techniques for presenting the author's architectural and artistic design.</text:span><text:span text:style-name="T182"> Fundamentals of architectural composition and patterns of visual perception.</text:span></text:p>
            <text:p text:style-name="P188"><text:span text:style-name="T6">Be able to</text:span><text:span text:style-name="T183">: </text:span>Carry out creative development of complex <text:span text:style-name="T184">custom</text:span> architectural and spatial <text:span text:style-name="T184">projects</text:span>.<text:span text:style-name="T185"> </text:span><text:span text:style-name="T170">Make justified choices for complex custom architectural and spatial solutions in the context of a given conceptual architectural project and the functional, technological, ergonomic and aesthetic requirements of the project.</text:span><text:span text:style-name="T171"> Use methods of modeling and harmonization of artificial and natural habitats when developing architectural and spatial projects.</text:span></text:p>
          </table:table-cell>
        </table:table-row>
        <table:table-row table:style-name="Table6.6">
          <table:table-cell table:style-name="Table6.A2" office:value-type="string">
            <text:p text:style-name="P276">5</text:p>
          </table:table-cell>
          <table:table-cell table:style-name="Table6.A2" office:value-type="string">
            <text:p text:style-name="P268">PC-2. <text:span text:style-name="T172">Able to </text:span><text:span text:style-name="T174">carry out</text:span><text:span text:style-name="T173"> </text:span><text:span text:style-name="T172">the design and </text:span>development <text:span text:style-name="T172">of</text:span><text:span text:style-name="T173"> a</text:span><text:span text:style-name="T172"> custom</text:span> <text:span text:style-name="T174">conceptual </text:span>architectural project.</text:p>
          </table:table-cell>
          <table:table-cell table:style-name="Table6.A2" office:value-type="string">
            <text:p text:style-name="P277">PC-2.6 <text:span text:style-name="T196">Coordinate</text:span> architectural and volumetric-spatial solutions with <text:span text:style-name="T197">solutions</text:span><text:span text:style-name="T198"> that are</text:span><text:span text:style-name="T197"> developed for </text:span>other parts of <text:span text:style-name="T197">the </text:span>project.</text:p>
          </table:table-cell>
          <table:table-cell table:style-name="Table6.D2" office:value-type="string">
            <text:p text:style-name="P187"><text:span text:style-name="T1">Know</text:span>: The relationship between volumetric-spatial, structural, engineering <text:span text:style-name="T187">de</text:span><text:span text:style-name="T188">c</text:span><text:span text:style-name="T187">isions</text:span> and operational qualities of <text:span text:style-name="T187">a building</text:span>.<text:span text:style-name="T189"> Principles of </text:span><text:span text:style-name="T190">structural building </text:span><text:span text:style-name="T189">design, </text:span><text:span text:style-name="T190">principles</text:span><text:span text:style-name="T189"> of </text:span><text:span text:style-name="T190">analysis of</text:span><text:span text:style-name="T189"> </text:span><text:span text:style-name="T190">main loads and impacts</text:span><text:span text:style-name="T189">.</text:span><text:span text:style-name="T191"> Principles for designing the environmental and ecological qualities of a construction project, including acoustics, lighting, microclimate.</text:span><text:span text:style-name="T192"> Building materials, products and structures used in construction, their technical, technological, aesthetic and operational characteristics.</text:span><text:span text:style-name="T193"> Technical and economic indicators taken into </text:span><text:soft-page-break/><text:span text:style-name="T193">account when carrying out technical and economic analysis of construction projects.</text:span><text:span text:style-name="T194"> Requirements of the legislation of the Russian Federation and other regulatory legal acts, regulatory technical and regulatory methodological documents for the procedure for approving design solutions.</text:span><text:span text:style-name="T195"> Network planning methods, norms and methods for calculating the volumes of labor and deadlines of project work.</text:span></text:p>
            <text:p text:style-name="P187"><text:span text:style-name="T1">Be able to</text:span>: Determine acceptable options for changes in the<text:span text:style-name="T196"> </text:span>architectural and <text:span text:style-name="T196">spatial</text:span> <text:span text:style-name="T199">solutions</text:span> in coordination with decisions on other sections of the design.<text:span text:style-name="T200"> Calculate the technical and economic indicators of architectural and spa</text:span><text:span text:style-name="T201">t</text:span><text:span text:style-name="T200">ial solutions for a construction project.</text:span><text:span text:style-name="T201"> Justify decisions made for architectural and spatial problems of a construction project, including architectural, artistic, volumetric, spatial, technical, economic and environmental justifications.</text:span></text:p>
          </table:table-cell>
        </table:table-row>
        <table:table-row table:style-name="Table6.7">
          <table:table-cell table:style-name="Table6.A2" office:value-type="string">
            <text:p text:style-name="P278">6</text:p>
          </table:table-cell>
          <table:table-cell table:style-name="Table6.A2" office:value-type="string">
            <text:p text:style-name="P269">PC-4. Development of architectural parts of project documentation.</text:p>
          </table:table-cell>
          <table:table-cell table:style-name="Table6.A2" office:value-type="string">
            <text:p text:style-name="P279">PC-4.11. <text:span text:style-name="T202">Development, quality and completeness control of architectural part of project documentation.</text:span></text:p>
          </table:table-cell>
          <table:table-cell table:style-name="Table6.D2" office:value-type="string">
            <text:p text:style-name="P280"><text:span text:style-name="T1">Know</text:span>: <text:span text:style-name="T177">Legal r</text:span><text:span text:style-name="T203">equirements of Russian Federation and other regulatory legal acts, regulatory technical and methodological documents on architectural and construction </text:span><text:span text:style-name="T177">projects</text:span><text:span text:style-name="T203">, including technical regulations, national standards and codes of practice, sanitary norms and rules.</text:span> Requirements of the legislation of the Russian Federation and other regulatory legal acts, regulatory technical and regulatory methodological documents for the procedure for approving design solutions.</text:p>
            <text:p text:style-name="P281"><text:span text:style-name="T1">Be able to</text:span>: Calculate technical and economic indicators of architectural and spa<text:span text:style-name="T204">tial</text:span> solutions for a capital construction project.<text:span text:style-name="T206"> </text:span><text:span text:style-name="T201">Justify decisions made for architectural and spatial problems of a construction project, including architectural, artistic, volumetric, spatial, technical, economic and environmental justifications.</text:span><text:span text:style-name="T207"> Use automation tools for architectural and construction design and computer modeling.</text:span><text:span text:style-name="T214"> </text:span><text:span text:style-name="T193">Technical and economic indicators taken into account when carrying out technical and economic analysis of construction projects.</text:span></text:p>
          </table:table-cell>
        </table:table-row>
        <table:table-row table:style-name="Table6.6">
          <table:table-cell table:style-name="Table6.A2" office:value-type="string">
            <text:p text:style-name="P283">7</text:p>
          </table:table-cell>
          <table:table-cell table:style-name="Table6.A2" office:value-type="string">
            <text:p text:style-name="P270">PC-4. Development of architectural parts of project documentation.</text:p>
          </table:table-cell>
          <table:table-cell table:style-name="Table6.A2" office:value-type="string">
            <text:p text:style-name="P284">PC-4.6 <text:span text:style-name="T208">Coordination of </text:span><text:span text:style-name="T203">architectural and </text:span><text:span text:style-name="T196">spatial</text:span><text:span text:style-name="T203"> </text:span><text:span text:style-name="T199">solutions</text:span><text:span text:style-name="T203"> with </text:span><text:span text:style-name="T209">solutions</text:span><text:span text:style-name="T203"> on other sections of the </text:span><text:span text:style-name="T209">project</text:span><text:span text:style-name="T203">.</text:span></text:p>
          </table:table-cell>
          <table:table-cell table:style-name="Table6.D2" office:value-type="string">
            <text:p text:style-name="P273"><text:span text:style-name="T1">Know</text:span>: The relationship between volumetric-spatial, structural, engineering <text:span text:style-name="T187">de</text:span><text:span text:style-name="T188">c</text:span><text:span text:style-name="T187">isions</text:span> and operational qualities of <text:span text:style-name="T187">a building</text:span>.<text:span text:style-name="T210"> </text:span><text:span text:style-name="T189">Principles of </text:span><text:span text:style-name="T190">structural building </text:span><text:span text:style-name="T189">design, </text:span><text:span text:style-name="T190">principles</text:span><text:span text:style-name="T189"> of </text:span><text:span text:style-name="T190">analysis of</text:span><text:span text:style-name="T189"> </text:span><text:span text:style-name="T190">main loads and impacts</text:span><text:span text:style-name="T189">.</text:span><text:span text:style-name="T210"> </text:span><text:span text:style-name="T191">Principles for designing the environmental and ecological qualities of a construction project, including acoustics, lighting, microclimate.</text:span><text:span text:style-name="T211"> </text:span><text:span text:style-name="T192">Building materials, products and structures used in construction, their technical, technological, aesthetic and operational characteristics.</text:span><text:span text:style-name="T212"> Main technologies used for construction and </text:span><text:soft-page-break/><text:span text:style-name="T212">installation works.</text:span><text:span text:style-name="T213"> Methods for carrying out technical and economic calculations of design solutions.</text:span><text:span text:style-name="T214"> </text:span><text:span text:style-name="T194">Requirements of the legislation of the Russian Federation and other regulatory legal acts, regulatory technical and regulatory methodological documents for the procedure for approving design solutions.</text:span></text:p>
            <text:p text:style-name="P274"><text:span text:style-name="T1">Be able to</text:span>: Select optimal methods and means for <text:span text:style-name="T215">specific</text:span> <text:span text:style-name="T215">solutions for </text:span>architectural and spa<text:span text:style-name="T215">tial</text:span> <text:span text:style-name="T215">problems</text:span>.<text:span text:style-name="T219"> </text:span><text:span text:style-name="T216">Determine the volume of labor required and timelines of work on the</text:span><text:span text:style-name="T217"> </text:span><text:span text:style-name="T216">specific parts of architectural design.</text:span><text:span text:style-name="T218"> </text:span>Determine acceptable options for changes in the<text:span text:style-name="T196"> </text:span>architectural and <text:span text:style-name="T196">spatial</text:span> <text:span text:style-name="T199">solutions</text:span> in coordination with decisions on other sections of the design.<text:span text:style-name="T219"> </text:span><text:span text:style-name="T200">Calculate the technical and economic indicators of architectural and spa</text:span><text:span text:style-name="T201">t</text:span><text:span text:style-name="T200">ial solutions for a construction project.</text:span></text:p>
          </table:table-cell>
        </table:table-row>
        <table:table-row table:style-name="Table6.9">
          <table:table-cell table:style-name="Table6.A2" office:value-type="string">
            <text:p text:style-name="P285">8</text:p>
          </table:table-cell>
          <table:table-cell table:style-name="Table6.A2" office:value-type="string">
            <text:p text:style-name="P271">UC-2. <text:span text:style-name="T30">Able to determine the </text:span><text:span text:style-name="T38">set</text:span><text:span text:style-name="T30"> of tasks within the set goal and choose the </text:span><text:span text:style-name="T38">optimal</text:span><text:span text:style-name="T30"> ways to solve them based on current legal norms, available resources and </text:span><text:span text:style-name="T38">other </text:span><text:span text:style-name="T30">limitations</text:span><text:span text:style-name="T38">.</text:span></text:p>
          </table:table-cell>
          <table:table-cell table:style-name="Table6.A2" office:value-type="string">
            <text:p text:style-name="P286">UC-2.1. A<text:span text:style-name="T30">nalysis of the </text:span><text:span text:style-name="T39">project</text:span><text:span text:style-name="T30"> </text:span><text:span text:style-name="T39">tasks</text:span><text:span text:style-name="T30">, the selection of methods and means for </text:span><text:span text:style-name="T39">accomplishing</text:span><text:span text:style-name="T30"> them, implementation of anti-corruption measures.</text:span></text:p>
          </table:table-cell>
          <table:table-cell table:style-name="Table6.D2" office:value-type="string">
            <text:p text:style-name="P275"><text:span text:style-name="T8">K</text:span><text:span text:style-name="T1">now</text:span><text:span text:style-name="T220">:</text:span> the requirements of the current codes and regulations for architectural design, sanitary standards, including requirements for organizing an accessible and barrier-free environment for persons with disabilities and low mobility persons.<text:span text:style-name="T220"> </text:span><text:span text:style-name="T40">Requirements of anti-corruption legislation.</text:span></text:p>
            <text:p text:style-name="P275"><text:span text:style-name="T8">Be able to</text:span><text:span text:style-name="T40">: Participate in analyzing the </text:span><text:span text:style-name="T41">contents</text:span><text:span text:style-name="T40"> of design problems, choos</text:span><text:span text:style-name="T41">e</text:span><text:span text:style-name="T40"> methods and means for solving them.</text:span></text:p>
          </table:table-cell>
        </table:table-row>
        <table:table-row table:style-name="Table6.10">
          <table:table-cell table:style-name="Table6.A2" office:value-type="string">
            <text:p text:style-name="P288"/>
            <text:p text:style-name="P288">9</text:p>
          </table:table-cell>
          <table:table-cell table:style-name="Table6.A2" office:value-type="string">
            <text:p text:style-name="P271">UC-5. Able to perceive the intercultural diversity of society in socio-historical, ethical and philosophical contexts.</text:p>
          </table:table-cell>
          <table:table-cell table:style-name="Table6.A2" office:value-type="string">
            <text:p text:style-name="P287">UC-5.1. Compl<text:span text:style-name="T221">iance</text:span> with the laws of professional ethics<text:span text:style-name="T221"> and acceptance of moral obligations</text:span> towards nature, society, other people and yourself<text:span text:style-name="T221"> for establishing</text:span><text:span text:style-name="T42"> a personal worldview</text:span><text:span text:style-name="T43">, r</text:span><text:span text:style-name="T42">espect</text:span><text:span text:style-name="T43">ful</text:span><text:span text:style-name="T42"> and care</text:span><text:span text:style-name="T43">ful attitude</text:span><text:span text:style-name="T42"> </text:span><text:span text:style-name="T43">to</text:span><text:span text:style-name="T42"> the historical and cultural heritage, cultural traditions, </text:span><text:span text:style-name="T43">tolerant attitude to</text:span><text:span text:style-name="T42"> social and cultural differences.</text:span></text:p>
          </table:table-cell>
          <table:table-cell table:style-name="Table6.D2" office:value-type="string">
            <text:p text:style-name="P289"><text:span text:style-name="T1">Know</text:span>: Laws of professional ethics.<text:span text:style-name="T222"> </text:span><text:span text:style-name="T44">The role of humanistic values for the preservation and development of modern civilization.</text:span><text:span text:style-name="T45"> Foundations of historical, philosophical, cultural studies. History and theory of architecture and urban planning.</text:span></text:p>
            <text:p text:style-name="P290"><text:span text:style-name="T9">B</text:span><text:span text:style-name="T1">e able to</text:span><text:span text:style-name="T30">: apply laws of professional ethics. Use acquired knowledge of h</text:span><text:span text:style-name="T45">istorical, philosophical, cultural studies</text:span><text:span text:style-name="T30"> </text:span><text:span text:style-name="T43">for establishing</text:span><text:span text:style-name="T42"> a personal worldview</text:span><text:span text:style-name="T30">. Treat</text:span><text:span text:style-name="T43"> </text:span><text:span text:style-name="T42">historical and cultural heritage</text:span><text:span text:style-name="T30"> and</text:span><text:span text:style-name="T42"> cultural traditions</text:span><text:span text:style-name="T30"> with respect and care</text:span><text:span text:style-name="T42">, </text:span><text:span text:style-name="T43">tolera</text:span><text:span text:style-name="T30">te</text:span><text:span text:style-name="T43"> </text:span><text:span text:style-name="T42">social and cultural differences</text:span><text:span text:style-name="T30">, accept </text:span><text:span text:style-name="T43">moral obligations</text:span><text:span text:style-name="T46"> towards nature, society, other people and yourself</text:span><text:span text:style-name="T42">.</text:span></text:p>
          </table:table-cell>
        </table:table-row>
      </table:table>
      <text:p text:style-name="P293"/>
      <text:p text:style-name="P293">Information on the formation and monitoring of learning outcomes is presented in the Assessment Fund (Appendix 1).</text:p>
      <text:h text:style-name="Heading_20_2" text:outline-level="2"><text:span text:style-name="T23">M</text:span>ain Part</text:h>
      <text:h text:style-name="Heading_20_3" text:outline-level="3">1. Module Scope and Types of Academic Work</text:h>
      <text:p text:style-name="P5"/>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table:number-rows-spanned="2" office:value-type="string">
              <text:p text:style-name="P209">Type of academic work</text:p>
            </table:table-cell>
            <table:table-cell table:style-name="Table1.A1" table:number-rows-spanned="2" office:value-type="string">
              <text:p text:style-name="P209">Hours</text:p>
            </table:table-cell>
            <table:table-cell table:style-name="Table1.C1" table:number-columns-spanned="4" office:value-type="string">
              <text:p text:style-name="P209">Semesters / Trimesters</text:p>
            </table:table-cell>
            <table:covered-table-cell/>
            <table:covered-table-cell/>
            <table:covered-table-cell/>
          </table:table-row>
          <table:table-row>
            <table:covered-table-cell table:style-name="Table1.A2"/>
            <table:covered-table-cell table:style-name="Table1.A2"/>
            <table:table-cell table:style-name="Table1.A2" office:value-type="string">
              <text:p text:style-name="P232">5</text:p>
            </table:table-cell>
            <table:table-cell table:style-name="Table1.A2" office:value-type="string">
              <text:p text:style-name="P232">6</text:p>
            </table:table-cell>
            <table:table-cell table:style-name="Table1.A2" office:value-type="string">
              <text:p text:style-name="P232">7</text:p>
            </table:table-cell>
            <table:table-cell table:style-name="Table1.F2" office:value-type="string">
              <text:p text:style-name="P232">8</text:p>
            </table:table-cell>
          </table:table-row>
        </table:table-header-rows>
        <table:table-row>
          <table:table-cell table:style-name="Table1.A2" office:value-type="string">
            <text:p text:style-name="P204">Classroom work</text:p>
          </table:table-cell>
          <table:table-cell table:style-name="Table1.A2" office:value-type="string">
            <text:p text:style-name="P205">648</text:p>
          </table:table-cell>
          <table:table-cell table:style-name="Table1.A2" office:value-type="string">
            <text:p text:style-name="P205">162</text:p>
          </table:table-cell>
          <table:table-cell table:style-name="Table1.A2" office:value-type="string">
            <text:p text:style-name="P205">162</text:p>
          </table:table-cell>
          <table:table-cell table:style-name="Table1.A2" office:value-type="string">
            <text:p text:style-name="P205">162</text:p>
          </table:table-cell>
          <table:table-cell table:style-name="Table1.F2" office:value-type="string">
            <text:p text:style-name="P205">162</text:p>
          </table:table-cell>
        </table:table-row>
        <table:table-row>
          <table:table-cell table:style-name="Table1.A2" office:value-type="string">
            <text:p text:style-name="P208">Lectures<text:span text:style-name="T13"> (LEC)</text:span></text:p>
          </table:table-cell>
          <table:table-cell table:style-name="Table1.A2" office:value-type="string">
            <text:p text:style-name="P210">16</text:p>
          </table:table-cell>
          <table:table-cell table:style-name="Table1.A2" office:value-type="string">
            <text:p text:style-name="P210">4</text:p>
          </table:table-cell>
          <table:table-cell table:style-name="Table1.A2" office:value-type="string">
            <text:p text:style-name="P210">4</text:p>
          </table:table-cell>
          <table:table-cell table:style-name="Table1.A2" office:value-type="string">
            <text:p text:style-name="P210">4</text:p>
          </table:table-cell>
          <table:table-cell table:style-name="Table1.F2" office:value-type="string">
            <text:p text:style-name="P210">4</text:p>
          </table:table-cell>
        </table:table-row>
        <table:table-row>
          <table:table-cell table:style-name="Table1.A2" office:value-type="string">
            <text:p text:style-name="P212">including <text:span text:style-name="T58">those </text:span>in the form practical training</text:p>
          </table:table-cell>
          <table:table-cell table:style-name="Table1.A2" office:value-type="string">
            <text:p text:style-name="P213">16</text:p>
          </table:table-cell>
          <table:table-cell table:style-name="Table1.A2" office:value-type="string">
            <text:p text:style-name="P213">4</text:p>
          </table:table-cell>
          <table:table-cell table:style-name="Table1.A2" office:value-type="string">
            <text:p text:style-name="P213">4</text:p>
          </table:table-cell>
          <table:table-cell table:style-name="Table1.A2" office:value-type="string">
            <text:p text:style-name="P213">4</text:p>
          </table:table-cell>
          <table:table-cell table:style-name="Table1.F2" office:value-type="string">
            <text:p text:style-name="P213">4</text:p>
          </table:table-cell>
        </table:table-row>
        <text:soft-page-break/>
        <table:table-row>
          <table:table-cell table:style-name="Table1.A2" office:value-type="string">
            <text:p text:style-name="P208">Practical lessons<text:span text:style-name="T13"> (PR)</text:span></text:p>
          </table:table-cell>
          <table:table-cell table:style-name="Table1.A2" office:value-type="string">
            <text:p text:style-name="P220">624</text:p>
          </table:table-cell>
          <table:table-cell table:style-name="Table1.A2" office:value-type="string">
            <text:p text:style-name="P220">156</text:p>
          </table:table-cell>
          <table:table-cell table:style-name="Table1.A2" office:value-type="string">
            <text:p text:style-name="P220">156</text:p>
          </table:table-cell>
          <table:table-cell table:style-name="Table1.A2" office:value-type="string">
            <text:p text:style-name="P220">156</text:p>
          </table:table-cell>
          <table:table-cell table:style-name="Table1.F2" office:value-type="string">
            <text:p text:style-name="P220">156</text:p>
          </table:table-cell>
        </table:table-row>
        <table:table-row>
          <table:table-cell table:style-name="Table1.A2" office:value-type="string">
            <text:p text:style-name="P214">including <text:span text:style-name="T58">those</text:span> in the form practical training</text:p>
          </table:table-cell>
          <table:table-cell table:style-name="Table1.A2" office:value-type="string">
            <text:p text:style-name="P221">624</text:p>
          </table:table-cell>
          <table:table-cell table:style-name="Table1.A2" office:value-type="string">
            <text:p text:style-name="P221">156</text:p>
          </table:table-cell>
          <table:table-cell table:style-name="Table1.A2" office:value-type="string">
            <text:p text:style-name="P221">156</text:p>
          </table:table-cell>
          <table:table-cell table:style-name="Table1.A2" office:value-type="string">
            <text:p text:style-name="P221">156</text:p>
          </table:table-cell>
          <table:table-cell table:style-name="Table1.F2" office:value-type="string">
            <text:p text:style-name="P221">156</text:p>
          </table:table-cell>
        </table:table-row>
        <table:table-row>
          <table:table-cell table:style-name="Table1.A2" office:value-type="string">
            <text:p text:style-name="P208">Work in groups<text:span text:style-name="T13"> (GR)</text:span></text:p>
          </table:table-cell>
          <table:table-cell table:style-name="Table1.A2" office:value-type="string">
            <text:p text:style-name="P222"/>
          </table:table-cell>
          <table:table-cell table:style-name="Table1.A2" office:value-type="string">
            <text:p text:style-name="P207">0</text:p>
          </table:table-cell>
          <table:table-cell table:style-name="Table1.A2" office:value-type="string">
            <text:p text:style-name="P222">0</text:p>
          </table:table-cell>
          <table:table-cell table:style-name="Table1.A2" office:value-type="string">
            <text:p text:style-name="P222">0</text:p>
          </table:table-cell>
          <table:table-cell table:style-name="Table1.F2" office:value-type="string">
            <text:p text:style-name="P222">0</text:p>
          </table:table-cell>
        </table:table-row>
        <table:table-row>
          <table:table-cell table:style-name="Table1.A2" office:value-type="string">
            <text:p text:style-name="P215">including <text:span text:style-name="T58">those</text:span> in the form practical training</text:p>
          </table:table-cell>
          <table:table-cell table:style-name="Table1.A2" office:value-type="string">
            <text:p text:style-name="P211"/>
          </table:table-cell>
          <table:table-cell table:style-name="Table1.A2" office:value-type="string">
            <text:p text:style-name="P223">0</text:p>
          </table:table-cell>
          <table:table-cell table:style-name="Table1.A2" office:value-type="string">
            <text:p text:style-name="P223">0</text:p>
          </table:table-cell>
          <table:table-cell table:style-name="Table1.A2" office:value-type="string">
            <text:p text:style-name="P223">0</text:p>
          </table:table-cell>
          <table:table-cell table:style-name="Table1.F2" office:value-type="string">
            <text:p text:style-name="P223">0</text:p>
          </table:table-cell>
        </table:table-row>
        <table:table-row>
          <table:table-cell table:style-name="Table1.A2" office:value-type="string">
            <text:p text:style-name="P208">Classroom <text:span text:style-name="T18">time</text:span> <text:span text:style-name="T12">spent during</text:span> attestations<text:span text:style-name="T13"> (AT)</text:span></text:p>
          </table:table-cell>
          <table:table-cell table:style-name="Table1.A2" office:value-type="string">
            <text:p text:style-name="P224">8</text:p>
          </table:table-cell>
          <table:table-cell table:style-name="Table1.A2" office:value-type="string">
            <text:p text:style-name="P207">2</text:p>
          </table:table-cell>
          <table:table-cell table:style-name="Table1.A2" office:value-type="string">
            <text:p text:style-name="P224">2</text:p>
          </table:table-cell>
          <table:table-cell table:style-name="Table1.A2" office:value-type="string">
            <text:p text:style-name="P224">2</text:p>
          </table:table-cell>
          <table:table-cell table:style-name="Table1.F2" office:value-type="string">
            <text:p text:style-name="P224">2</text:p>
          </table:table-cell>
        </table:table-row>
        <table:table-row>
          <table:table-cell table:style-name="Table1.A2" office:value-type="string">
            <text:p text:style-name="P216">including <text:span text:style-name="T58">those</text:span> in the form practical training</text:p>
          </table:table-cell>
          <table:table-cell table:style-name="Table1.A2" office:value-type="string">
            <text:p text:style-name="P225">8</text:p>
          </table:table-cell>
          <table:table-cell table:style-name="Table1.A2" office:value-type="string">
            <text:p text:style-name="P225">2</text:p>
          </table:table-cell>
          <table:table-cell table:style-name="Table1.A2" office:value-type="string">
            <text:p text:style-name="P225">2</text:p>
          </table:table-cell>
          <table:table-cell table:style-name="Table1.A2" office:value-type="string">
            <text:p text:style-name="P225">2</text:p>
          </table:table-cell>
          <table:table-cell table:style-name="Table1.F2" office:value-type="string">
            <text:p text:style-name="P225">2</text:p>
          </table:table-cell>
        </table:table-row>
        <table:table-row>
          <table:table-cell table:style-name="Table1.A2" office:value-type="string">
            <text:p text:style-name="P208">Self-preparation for the exam<text:span text:style-name="T13"> (SP)</text:span></text:p>
          </table:table-cell>
          <table:table-cell table:style-name="Table1.A2" office:value-type="string">
            <text:p text:style-name="P207"/>
          </table:table-cell>
          <table:table-cell table:style-name="Table1.A2" office:value-type="string">
            <text:p text:style-name="P207">0</text:p>
          </table:table-cell>
          <table:table-cell table:style-name="Table1.A2" office:value-type="string">
            <text:p text:style-name="P226">0</text:p>
          </table:table-cell>
          <table:table-cell table:style-name="Table1.A2" office:value-type="string">
            <text:p text:style-name="P226">0</text:p>
          </table:table-cell>
          <table:table-cell table:style-name="Table1.F2" office:value-type="string">
            <text:p text:style-name="P226">0</text:p>
          </table:table-cell>
        </table:table-row>
        <table:table-row>
          <table:table-cell table:style-name="Table1.A2" office:value-type="string">
            <text:p text:style-name="P217">including <text:span text:style-name="T58">those</text:span> in the form practical training</text:p>
          </table:table-cell>
          <table:table-cell table:style-name="Table1.A2" office:value-type="string">
            <text:p text:style-name="P219"/>
          </table:table-cell>
          <table:table-cell table:style-name="Table1.A2" office:value-type="string">
            <text:p text:style-name="P227">0</text:p>
          </table:table-cell>
          <table:table-cell table:style-name="Table1.A2" office:value-type="string">
            <text:p text:style-name="P227">0</text:p>
          </table:table-cell>
          <table:table-cell table:style-name="Table1.A2" office:value-type="string">
            <text:p text:style-name="P227">0</text:p>
          </table:table-cell>
          <table:table-cell table:style-name="Table1.F2" office:value-type="string">
            <text:p text:style-name="P227">0</text:p>
          </table:table-cell>
        </table:table-row>
        <table:table-row>
          <table:table-cell table:style-name="Table1.A2" office:value-type="string">
            <text:p text:style-name="P208">Independent work</text:p>
          </table:table-cell>
          <table:table-cell table:style-name="Table1.A2" office:value-type="string">
            <text:p text:style-name="P228">684</text:p>
          </table:table-cell>
          <table:table-cell table:style-name="Table1.A2" office:value-type="string">
            <text:p text:style-name="P228">198</text:p>
          </table:table-cell>
          <table:table-cell table:style-name="Table1.A2" office:value-type="string">
            <text:p text:style-name="P228">216</text:p>
          </table:table-cell>
          <table:table-cell table:style-name="Table1.A2" office:value-type="string">
            <text:p text:style-name="P228">126</text:p>
          </table:table-cell>
          <table:table-cell table:style-name="Table1.F2" office:value-type="string">
            <text:p text:style-name="P228">144</text:p>
          </table:table-cell>
        </table:table-row>
        <table:table-row>
          <table:table-cell table:style-name="Table1.A2" office:value-type="string">
            <text:p text:style-name="P218">including <text:span text:style-name="T58">those</text:span> in the form practical training</text:p>
          </table:table-cell>
          <table:table-cell table:style-name="Table1.A2" office:value-type="string">
            <text:p text:style-name="P229">684</text:p>
          </table:table-cell>
          <table:table-cell table:style-name="Table1.A2" office:value-type="string">
            <text:p text:style-name="P229">198</text:p>
          </table:table-cell>
          <table:table-cell table:style-name="Table1.A2" office:value-type="string">
            <text:p text:style-name="P229">216</text:p>
          </table:table-cell>
          <table:table-cell table:style-name="Table1.A2" office:value-type="string">
            <text:p text:style-name="P229">126</text:p>
          </table:table-cell>
          <table:table-cell table:style-name="Table1.F2" office:value-type="string">
            <text:p text:style-name="P229">144</text:p>
          </table:table-cell>
        </table:table-row>
        <table:table-row>
          <table:table-cell table:style-name="Table1.A2" office:value-type="string">
            <text:p text:style-name="P204">Type of intermediate <text:span text:style-name="T12">attestation</text:span><text:span text:style-name="T59">:</text:span><text:span text:style-name="T31"> (T - test, T</text:span><text:span text:style-name="T32">G</text:span><text:span text:style-name="T31"> - test with </text:span><text:span text:style-name="T32">grade</text:span><text:span text:style-name="T31">, E - exam)</text:span></text:p>
          </table:table-cell>
          <table:table-cell table:style-name="Table1.A2" office:value-type="string">
            <text:p text:style-name="P206"/>
          </table:table-cell>
          <table:table-cell table:style-name="Table1.A2" office:value-type="string">
            <text:p text:style-name="P230">T<text:span text:style-name="T60">G</text:span></text:p>
          </table:table-cell>
          <table:table-cell table:style-name="Table1.A2" office:value-type="string">
            <text:p text:style-name="P230">T<text:span text:style-name="T60">G</text:span></text:p>
          </table:table-cell>
          <table:table-cell table:style-name="Table1.A2" office:value-type="string">
            <text:p text:style-name="P230">T<text:span text:style-name="T60">G</text:span></text:p>
          </table:table-cell>
          <table:table-cell table:style-name="Table1.F2" office:value-type="string">
            <text:p text:style-name="P230">T<text:span text:style-name="T60">G</text:span></text:p>
          </table:table-cell>
        </table:table-row>
        <table:table-row>
          <table:table-cell table:style-name="Table1.A2" office:value-type="string">
            <text:p text:style-name="P203">Total hours:</text:p>
          </table:table-cell>
          <table:table-cell table:style-name="Table1.A2" office:value-type="string">
            <text:p text:style-name="P231">1332</text:p>
          </table:table-cell>
          <table:table-cell table:style-name="Table1.A2" office:value-type="string">
            <text:p text:style-name="P231">360</text:p>
          </table:table-cell>
          <table:table-cell table:style-name="Table1.A2" office:value-type="string">
            <text:p text:style-name="P231">378</text:p>
          </table:table-cell>
          <table:table-cell table:style-name="Table1.A2" office:value-type="string">
            <text:p text:style-name="P231">288</text:p>
          </table:table-cell>
          <table:table-cell table:style-name="Table1.F2" office:value-type="string">
            <text:p text:style-name="P231">306</text:p>
          </table:table-cell>
        </table:table-row>
        <table:table-row>
          <table:table-cell table:style-name="Table1.A2" office:value-type="string">
            <text:p text:style-name="P203">Credits:</text:p>
          </table:table-cell>
          <table:table-cell table:style-name="Table1.A2" office:value-type="string">
            <text:p text:style-name="P231">37</text:p>
          </table:table-cell>
          <table:table-cell table:style-name="Table1.A2" office:value-type="string">
            <text:p text:style-name="P231">10</text:p>
          </table:table-cell>
          <table:table-cell table:style-name="Table1.A2" office:value-type="string">
            <text:p text:style-name="P231">10.5</text:p>
          </table:table-cell>
          <table:table-cell table:style-name="Table1.A2" office:value-type="string">
            <text:p text:style-name="P231">8</text:p>
          </table:table-cell>
          <table:table-cell table:style-name="Table1.F2" office:value-type="string">
            <text:p text:style-name="P231">8.5</text:p>
          </table:table-cell>
        </table:table-row>
      </table:table>
      <text:p text:style-name="P235"><text:span text:style-name="T24">1 credit</text:span><text:span text:style-name="T19"> </text:span><text:span text:style-name="T24">= 36 academic hours.</text:span></text:p>
      <text:p text:style-name="P236"/>
      <text:h text:style-name="Heading_20_2" text:outline-level="2">2<text:span text:style-name="T61">. Contents of the discipline (module)</text:span></text:h>
      <text:h text:style-name="Heading_20_3" text:outline-level="3">2.1 Sections of the discipline (module)</text:h>
      <text:p text:style-name="P8"/>
      <table:table table:name="Table3" table:style-name="Table3">
        <table:table-column table:style-name="Table3.A"/>
        <table:table-column table:style-name="Table3.B"/>
        <table:table-header-rows>
          <table:table-row>
            <table:table-cell table:style-name="Table3.A1" office:value-type="string">
              <text:p text:style-name="P35">Se<text:span text:style-name="T62">ction</text:span></text:p>
            </table:table-cell>
            <table:table-cell table:style-name="Table3.B1" office:value-type="string">
              <text:p text:style-name="P87">Section name</text:p>
            </table:table-cell>
          </table:table-row>
        </table:table-header-rows>
        <table:table-row>
          <table:table-cell table:style-name="Table3.A2" office:value-type="string">
            <text:p text:style-name="P69">1</text:p>
          </table:table-cell>
          <table:table-cell table:style-name="Table3.B2" office:value-type="string">
            <text:p text:style-name="P39"><text:span text:style-name="T63">Project</text:span> of a small building, which is built <text:span text:style-name="T63">as</text:span> <text:span text:style-name="T63">a </text:span>combination of a main large hall-type space and several subordinate spaces (club, business club, nightclub-disco, children's club, media library, etc.).</text:p>
          </table:table-cell>
        </table:table-row>
        <table:table-row>
          <table:table-cell table:style-name="Table3.A2" office:value-type="string">
            <text:p text:style-name="P76">2</text:p>
          </table:table-cell>
          <table:table-cell table:style-name="Table3.B2" office:value-type="string">
            <text:p text:style-name="P39"><text:span text:style-name="T65">Project</text:span> of an industrial technological object in a specific urban environment, based on a volumetric-spatial design solution (garage for N-number of cars, fire station, service station, etc.).</text:p>
          </table:table-cell>
        </table:table-row>
        <table:table-row>
          <table:table-cell table:style-name="Table3.A2" office:value-type="string">
            <text:p text:style-name="P77">3</text:p>
          </table:table-cell>
          <table:table-cell table:style-name="Table3.B2" office:value-type="string">
            <text:p text:style-name="P39"><text:span text:style-name="T65">Project</text:span> of a modular mid-rise building for a <text:span text:style-name="T64">set</text:span> purpose in a specific urban planning environment (residential building, residential building for special types of families, etc.).</text:p>
          </table:table-cell>
        </table:table-row>
        <table:table-row>
          <table:table-cell table:style-name="Table3.A2" office:value-type="string">
            <text:p text:style-name="P78">4</text:p>
          </table:table-cell>
          <table:table-cell table:style-name="Table3.B2" office:value-type="string">
            <text:p text:style-name="P39"><text:span text:style-name="T65">Project</text:span> of a small residential <text:span text:style-name="T65">formation</text:span> (work<text:span text:style-name="T65">ers'</text:span> village, village in rural area, <text:span text:style-name="T65">tourist cottage complex</text:span>, special-purpose village, etc.).</text:p>
          </table:table-cell>
        </table:table-row>
        <table:table-row>
          <table:table-cell table:style-name="Table3.A2" office:value-type="string">
            <text:p text:style-name="P79">5</text:p>
          </table:table-cell>
          <table:table-cell table:style-name="Table3.B2" office:value-type="string">
            <text:p text:style-name="P39"><text:span text:style-name="T66">Project</text:span> of a large <text:span text:style-name="T66">small</text:span>-cell structure building in combination with large volume<text:span text:style-name="T66"> spaces</text:span> in a specific urban environment (general education school, special purpose school, boarding school, hospital, sanatorium and rehabilitation center, etc.).</text:p>
          </table:table-cell>
        </table:table-row>
        <table:table-row table:style-name="Table3.7">
          <table:table-cell table:style-name="Table3.A2" office:value-type="string">
            <text:p text:style-name="P80">6</text:p>
          </table:table-cell>
          <table:table-cell table:style-name="Table3.B2" office:value-type="string">
            <text:p text:style-name="P39"><text:span text:style-name="T67">Project</text:span> of a hall-type building <text:span text:style-name="T67">with</text:span> <text:span text:style-name="T67">constant </text:span>flow of visitors (museum, exhibition complex, special-purpose gallery, etc.)</text:p>
          </table:table-cell>
        </table:table-row>
        <table:table-row table:style-name="Table3.7">
          <table:table-cell table:style-name="Table3.A2" office:value-type="string">
            <text:p text:style-name="P81">7</text:p>
          </table:table-cell>
          <table:table-cell table:style-name="Table3.B2" office:value-type="string">
            <text:p text:style-name="P39"><text:span text:style-name="T68">Project</text:span> of <text:span text:style-name="T69">a </text:span><text:span text:style-name="T68">district development </text:span>in dense urban area (neighborhood in a large, largest or medium-sized city).</text:p>
          </table:table-cell>
        </table:table-row>
        <table:table-row table:style-name="Table3.7">
          <table:table-cell table:style-name="Table3.A2" office:value-type="string">
            <text:p text:style-name="P82">8</text:p>
          </table:table-cell>
          <table:table-cell table:style-name="Table3.B2" office:value-type="string">
            <text:p text:style-name="P39"><text:span text:style-name="T70">Project</text:span> of a multi-storey residential building as a modular volumetric-spatial object that meets a set of special requirements.</text:p>
          </table:table-cell>
        </table:table-row>
      </table:table>
      <text:p text:style-name="P9"/>
      <text:h text:style-name="Heading_20_3" text:outline-level="3">2.<text:span text:style-name="T71">2</text:span> <text:span text:style-name="T71">Contents</text:span> of the discipline (module)</text:h>
      <text:p text:style-name="P7"/>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88">Seme‑ster</text:p>
            </table:table-cell>
            <table:table-cell table:style-name="Table4.A1" office:value-type="string">
              <text:p text:style-name="P88">Secti‑on</text:p>
            </table:table-cell>
            <table:table-cell table:style-name="Table4.A1" office:value-type="string">
              <text:p text:style-name="P36">Topic</text:p>
            </table:table-cell>
            <table:table-cell table:style-name="Table4.D1" office:value-type="string">
              <text:p text:style-name="P90">Stages and <text:span text:style-name="T75">tasks</text:span></text:p>
            </table:table-cell>
          </table:table-row>
        </table:table-header-rows>
        <table:table-row>
          <table:table-cell table:style-name="Table4.A2" office:value-type="string">
            <text:p text:style-name="P83">5</text:p>
          </table:table-cell>
          <table:table-cell table:style-name="Table4.A2" office:value-type="string">
            <text:p text:style-name="P70">1</text:p>
          </table:table-cell>
          <table:table-cell table:style-name="Table4.A2" office:value-type="string">
            <text:p text:style-name="P40"><text:span text:style-name="T63">Project</text:span> of a small building, which is built <text:span text:style-name="T63">as</text:span> <text:span text:style-name="T63">a </text:span>combination of a main large hall-type space and several subordinate spaces (club, business club, nightclub-disco, children's club, media library, etc.).</text:p>
          </table:table-cell>
          <table:table-cell table:style-name="Table4.D2" office:value-type="string">
            <text:p text:style-name="P71">Stage<text:span text:style-name="T104"> 1</text:span>: Sketch - the <text:span text:style-name="T75">conceptual</text:span><text:span text:style-name="T72"> </text:span>idea of <text:span text:style-name="T72">the </text:span>building in<text:span text:style-name="T72"> the surrounding </text:span>environment.</text:p>
            <text:p text:style-name="P71"><text:span text:style-name="T75">Task</text:span>: Architectural approval<text:span text:style-name="T72"> of the idea</text:span> of a building with a combined hall and<text:span text:style-name="T72"> </text:span><text:span text:style-name="T73">small spaces</text:span> structure.</text:p>
            <text:p text:style-name="P71">Stage<text:span text:style-name="T104"> 2</text:span>: Sketch with assessment - volumetric<text:span text:style-name="T74"> </text:span>spatial solution of the building.</text:p>
            <text:p text:style-name="P71"><text:span text:style-name="T75">Task</text:span>: De<text:span text:style-name="T89">sign</text:span> <text:span text:style-name="T89">the</text:span> architecture<text:span text:style-name="T75"> of the building</text:span> according to</text:p>
            <text:p text:style-name="P71">approved conceptual idea. <text:span text:style-name="T75">Technical </text:span>drawings: plans, <text:span text:style-name="T75">elevations</text:span>, <text:span text:style-name="T75">cross-</text:span>sections, <text:span text:style-name="T76">site</text:span> plan.</text:p>
            <text:p text:style-name="P71">Stage<text:span text:style-name="T104"> 3</text:span><text:span text:style-name="T77">:</text:span> <text:span text:style-name="T77">Results</text:span> of the project.</text:p>
            <text:p text:style-name="P71"><text:span text:style-name="T77">Task</text:span>: Finalization and <text:span text:style-name="T77">presentation</text:span> of the project taking<text:span text:style-name="T77"> </text:span>into account<text:span text:style-name="T78"> the comments</text:span>.</text:p>
            <text:p text:style-name="P71">Stage<text:span text:style-name="T104"> 4</text:span> - Interior.</text:p>
            <text:p text:style-name="P71">Question: Development of the interior (selectively) of a space (one of the <text:span text:style-name="T79">spaces</text:span>) of <text:span text:style-name="T79">the</text:span> building that demonstrates an architectural idea.</text:p>
          </table:table-cell>
        </table:table-row>
        <table:table-row>
          <table:table-cell table:style-name="Table4.A2" office:value-type="string">
            <text:p text:style-name="P83">5</text:p>
          </table:table-cell>
          <table:table-cell table:style-name="Table4.A2" office:value-type="string">
            <text:p text:style-name="P83">2</text:p>
          </table:table-cell>
          <table:table-cell table:style-name="Table4.A2" office:value-type="string">
            <text:p text:style-name="P41"><text:span text:style-name="T65">Project</text:span> of an industrial technological object in a specific urban environment, based on a volumetric-spatial design solution (garage for N-number of cars, fire station, service station, etc.).</text:p>
          </table:table-cell>
          <table:table-cell table:style-name="Table4.D2" office:value-type="string">
            <text:p text:style-name="P72">Stage<text:span text:style-name="T105"> 1</text:span>: Sketch - the idea of <text:span text:style-name="T72">the </text:span><text:span text:style-name="T80">spatial solution for the </text:span>building in<text:span text:style-name="T72"> the surrounding </text:span><text:span text:style-name="T80">urban </text:span>environment.</text:p>
            <text:p text:style-name="P72"><text:span text:style-name="T75">Task</text:span>: Approval<text:span text:style-name="T72"> of the </text:span><text:span text:style-name="T81">image</text:span> of <text:span text:style-name="T81">the</text:span> building <text:span text:style-name="T81">in urban environment</text:span>.</text:p>
            <text:p text:style-name="P73">Stage<text:span text:style-name="T105"> 2</text:span>: Sketch with assessment - volumetric<text:span text:style-name="T74"> </text:span>spatial solution of the building.</text:p>
            <text:p text:style-name="P84">Task<text:span text:style-name="T82">1</text:span>: D<text:span text:style-name="T89">esign</text:span> the architecture of the building reflecting the technological process. <text:span text:style-name="T90">Technical</text:span> drawings: plans, elevations, cross-sections, site plan, urban development plans.</text:p>
            <text:p text:style-name="P85">Task 2: Development of the construction project with</text:p>
            <text:p text:style-name="P85">the participation of a consulting engineer.</text:p>
            <text:p text:style-name="P74"><text:soft-page-break/>Stage<text:span text:style-name="T105"> 3</text:span><text:span text:style-name="T77">:</text:span> <text:span text:style-name="T77">Results</text:span> of the project.</text:p>
            <text:p text:style-name="P74"><text:span text:style-name="T77">Task</text:span>: <text:span text:style-name="T83">Corrections, improvements</text:span> and <text:span text:style-name="T77">presentation</text:span> of the project<text:span text:style-name="T84"> taking into consideration comments received</text:span><text:span text:style-name="T85"> during assessment of the sketch</text:span>.</text:p>
          </table:table-cell>
        </table:table-row>
        <table:table-row>
          <table:table-cell table:style-name="Table4.A2" office:value-type="string">
            <text:p text:style-name="P91">6</text:p>
          </table:table-cell>
          <table:table-cell table:style-name="Table4.A2" office:value-type="string">
            <text:p text:style-name="P91">3</text:p>
          </table:table-cell>
          <table:table-cell table:style-name="Table4.A2" office:value-type="string">
            <text:p text:style-name="P42"><text:span text:style-name="T65">Project</text:span> of a modular mid-rise building for a <text:span text:style-name="T64">set</text:span> purpose in a specific urban planning environment (residential building, residential building for special types of families, etc.).</text:p>
          </table:table-cell>
          <table:table-cell table:style-name="Table4.D2" office:value-type="string">
            <text:p text:style-name="P75">Stage<text:span text:style-name="T106"> 1</text:span>: Sketch - the <text:span text:style-name="T75">conceptual</text:span><text:span text:style-name="T72"> </text:span>idea of <text:span text:style-name="T72">the </text:span>building<text:span text:style-name="T86">.</text:span></text:p>
            <text:p text:style-name="P92">Task: Approval of the architectural image of a modular building with residential cells in an urban environment.</text:p>
            <text:p text:style-name="P93">Stage<text:span text:style-name="T106"> 2</text:span>: A sketch of a volumetric-spatial soluti<text:span text:style-name="T88">on</text:span> of the building.</text:p>
            <text:p text:style-name="P94">Task 1: Design of the architecture of a mid-rise residential building. Technical drawings: plans, elevations, cross-sections, site plan, urban development plan.</text:p>
            <text:p text:style-name="P95">Task 2: Planning the structure of the residential spaces of the house from the point of view of demographic composition.</text:p>
            <text:p text:style-name="P97">Task 3: Checking compliance with insolation standards for residential cells.</text:p>
            <text:p text:style-name="P99">Stage<text:span text:style-name="T106"> 3</text:span>: Project presentation.</text:p>
            <text:p text:style-name="P99">Task: <text:span text:style-name="T83">Corrections, improvements</text:span><text:span text:style-name="T92"> and </text:span><text:span text:style-name="T77">presentation</text:span><text:span text:style-name="T92"> of the project</text:span><text:span text:style-name="T84"> taking into consideration </text:span>feedback collected <text:span text:style-name="T93">after</text:span><text:span text:style-name="T94"> initial sketch.</text:span></text:p>
          </table:table-cell>
        </table:table-row>
        <table:table-row>
          <table:table-cell table:style-name="Table4.A2" office:value-type="string">
            <text:p text:style-name="P103">6</text:p>
          </table:table-cell>
          <table:table-cell table:style-name="Table4.A2" office:value-type="string">
            <text:p text:style-name="P103">4</text:p>
          </table:table-cell>
          <table:table-cell table:style-name="Table4.A2" office:value-type="string">
            <text:p text:style-name="P43"><text:span text:style-name="T65">Project</text:span> of a small residential <text:span text:style-name="T65">formation</text:span> (work<text:span text:style-name="T65">ers'</text:span> village, village in rural area, <text:span text:style-name="T65">tourist cottage complex</text:span>, special-purpose village, etc.).</text:p>
          </table:table-cell>
          <table:table-cell table:style-name="Table4.D2" office:value-type="string">
            <text:p text:style-name="P104">Stage 1: A <text:span text:style-name="T95">conceptual </text:span>sketch of the layout of the village.</text:p>
            <text:p text:style-name="P105">Task: Development of a settlement taking into account the analysis of the local urban environment: <text:span text:style-name="T96">development of </text:span>transport and functional schemes.</text:p>
            <text:p text:style-name="P106">Stage 2: Spa<text:span text:style-name="T205">t</text:span>ial plan of the village buildings.</text:p>
            <text:p text:style-name="P107">Task 1: Create an <text:span text:style-name="T98">conceptual </text:span>architectural model of the village, technical drawings.</text:p>
            <text:p text:style-name="P108">Task 2: Design <text:span text:style-name="T99">of </text:span>the types of buildings and panoramic views.</text:p>
            <text:p text:style-name="P109">Task 3: Design of the layout of the village.<text:span text:style-name="T100"> Technical drawings: geographic location plan, site plan, urban plans, fragment of a built-up area, panoramic drawings</text:span><text:span text:style-name="T102"> or</text:span><text:span text:style-name="T101"> elevations.</text:span></text:p>
            <text:p text:style-name="P110">Stage 3: Presentation of the project.</text:p>
            <text:p text:style-name="P110">Task: <text:span text:style-name="T83">Corrections, improvements</text:span><text:span text:style-name="T92"> and </text:span><text:span text:style-name="T77">presentation</text:span><text:span text:style-name="T92"> of the project</text:span><text:span text:style-name="T84"> </text:span>with supporting drawings and plans, with a set of standard designs for houses and panoramic views, <text:span text:style-name="T84">taking into consideration </text:span><text:span text:style-name="T91">feedback collected </text:span><text:span text:style-name="T93">after</text:span><text:span text:style-name="T94"> initial sketch.</text:span></text:p>
          </table:table-cell>
        </table:table-row>
        <table:table-row>
          <table:table-cell table:style-name="Table4.A2" office:value-type="string">
            <text:p text:style-name="P111">7</text:p>
          </table:table-cell>
          <table:table-cell table:style-name="Table4.A2" office:value-type="string">
            <text:p text:style-name="P111">5</text:p>
          </table:table-cell>
          <table:table-cell table:style-name="Table4.A2" office:value-type="string">
            <text:p text:style-name="P44"><text:span text:style-name="T66">Project</text:span> of a large <text:span text:style-name="T66">small</text:span>-cell structure building in combination with large volume<text:span text:style-name="T66"> spaces</text:span> in a specific urban environment (general education school, special purpose school, boarding school, hospital, sanatorium and rehabilitation center, etc.).</text:p>
          </table:table-cell>
          <table:table-cell table:style-name="Table4.D2" office:value-type="string">
            <text:p text:style-name="P112">Stage 1: <text:span text:style-name="T92">Sketch - the idea of </text:span><text:span text:style-name="T72">the </text:span><text:span text:style-name="T80">spatial solution for the </text:span><text:span text:style-name="T92">building in</text:span><text:span text:style-name="T72"> the surrounding </text:span><text:span text:style-name="T80">urban </text:span><text:span text:style-name="T92">environment.</text:span></text:p>
            <text:p text:style-name="P113">Task 1: Analysis of the surrounding urban environment.</text:p>
            <text:p text:style-name="P113">Task 2: Corrections/modifications of the plan according to the results of functional and location analyses.</text:p>
            <text:p text:style-name="P114">Stage 2: Sketch of a large building consist<text:span text:style-name="T108">ing</text:span> of small 'cells'<text:span text:style-name="T107"> designed for the required urban environment</text:span>.</text:p>
            <text:p text:style-name="P115">Task: <text:span text:style-name="T90">Design of the architecture of a </text:span><text:span text:style-name="T66">small</text:span><text:span text:style-name="T109">-cell structure building in combination with large volume</text:span><text:span text:style-name="T66"> spaces</text:span><text:span text:style-name="T90">. Technical drawings: plans, elevations, cross-sections, site plan, urban development plan</text:span><text:span text:style-name="T110">s</text:span><text:span text:style-name="T90">.</text:span></text:p>
            <text:p text:style-name="P116">Stage 3: <text:span text:style-name="T103">Presentation of the project.</text:span></text:p>
            <text:p text:style-name="P100"><text:span text:style-name="T113">Task: </text:span><text:span text:style-name="T83">Corrections, improvements</text:span><text:span text:style-name="T92"> and </text:span><text:span text:style-name="T111">final </text:span><text:span text:style-name="T77">presentation</text:span><text:span text:style-name="T92"> of the project</text:span><text:span text:style-name="T84"> taking into consideration </text:span><text:span text:style-name="T111">the </text:span>feedback collected<text:span text:style-name="T111"> after initial presentation</text:span><text:span text:style-name="T94">.</text:span></text:p>
          </table:table-cell>
        </table:table-row>
        <table:table-row>
          <table:table-cell table:style-name="Table4.A2" office:value-type="string">
            <text:p text:style-name="P117">7</text:p>
          </table:table-cell>
          <table:table-cell table:style-name="Table4.A2" office:value-type="string">
            <text:p text:style-name="P117">6</text:p>
          </table:table-cell>
          <table:table-cell table:style-name="Table4.A2" office:value-type="string">
            <text:p text:style-name="P45"><text:span text:style-name="T67">Project</text:span> of a hall-type building <text:span text:style-name="T67">with</text:span> <text:span text:style-name="T67">constant </text:span>flow of visitors (museum, exhibition complex, special-purpose gallery, etc.)</text:p>
          </table:table-cell>
          <table:table-cell table:style-name="Table4.D2" office:value-type="string">
            <text:p text:style-name="P118">Stage 1: <text:span text:style-name="T92">Sketch - the idea of </text:span><text:span text:style-name="T72">the </text:span><text:span text:style-name="T80">spatial solution for the </text:span><text:span text:style-name="T92">building.</text:span></text:p>
            <text:p text:style-name="P119">Task: Create an architectural idea and a cultural image for the specific urban environment.</text:p>
            <text:p text:style-name="P120">Stage 2: Sketch of the hall-type building. <text:span text:style-name="T90">Technical drawings: plans, elevations, cross-sections, site plan, urban development plan</text:span><text:span text:style-name="T110">s</text:span>, 3-D pictures<text:span text:style-name="T90">.</text:span></text:p>
            <text:p text:style-name="P121">Task: Reflect in the architecture the artistic image of the <text:soft-page-break/>purpose of the building and identify patterns of the flow of visitors.</text:p>
            <text:p text:style-name="P122">Stage 3: <text:span text:style-name="T103">Presentation of the project.</text:span></text:p>
            <text:p text:style-name="P101"><text:span text:style-name="T113">Task: </text:span><text:span text:style-name="T125">Presentation of the c</text:span><text:span text:style-name="T83">orrect</text:span><text:span text:style-name="T125">ed and</text:span><text:span text:style-name="T83"> improve</text:span><text:span text:style-name="T125">d</text:span><text:span text:style-name="T92"> project</text:span><text:span text:style-name="T84"> taking into consideration </text:span><text:span text:style-name="T111">the </text:span>feedback collected<text:span text:style-name="T111"> after initial presentation</text:span><text:span text:style-name="T94">.</text:span></text:p>
          </table:table-cell>
        </table:table-row>
        <table:table-row>
          <table:table-cell table:style-name="Table4.A2" office:value-type="string">
            <text:p text:style-name="P123">8</text:p>
          </table:table-cell>
          <table:table-cell table:style-name="Table4.A2" office:value-type="string">
            <text:p text:style-name="P123">7</text:p>
          </table:table-cell>
          <table:table-cell table:style-name="Table4.A2" office:value-type="string">
            <text:p text:style-name="P46"><text:span text:style-name="T68">Project</text:span> of <text:span text:style-name="T69">a </text:span><text:span text:style-name="T68">district development </text:span>in dense urban area (neighborhood in a large, largest or medium-sized city).</text:p>
          </table:table-cell>
          <table:table-cell table:style-name="Table4.D2" office:value-type="string">
            <text:p text:style-name="P124">Stage 1: Sketch - the idea of <text:span text:style-name="T114">the</text:span> development of <text:span text:style-name="T115">an </text:span>"inter-avenue" <text:span text:style-name="T117">neighborhood</text:span> - an area between main avenues of a city.</text:p>
            <text:p text:style-name="P125">Task: Development of an urban multifunctional environment <text:span text:style-name="T116">with</text:span> analysis of the current urban planning situation; development of transport and functional schemes.</text:p>
            <text:p text:style-name="P126">Stage 2: <text:span text:style-name="T112">Sketch </text:span>of a spatial<text:span text:style-name="T97"> plan of the </text:span>neighborhood<text:span text:style-name="T97">.</text:span></text:p>
            <text:p text:style-name="P127">Task 1: <text:span text:style-name="T118">Create an architectural model and technical drawings - plans</text:span><text:span text:style-name="T119"> etc</text:span><text:span text:style-name="T118">.</text:span></text:p>
            <text:p text:style-name="P128">Task 2: <text:span text:style-name="T98">Design the </text:span>standard <text:span text:style-name="T98">types of buildings and panoramic views.</text:span></text:p>
            <text:p text:style-name="P129">Task 3: Design the layout of the neighborhoo<text:span text:style-name="T120">d. T</text:span><text:span text:style-name="T100">echnical drawings: geographic location plan, site plan, urban plans, fragment of a built-up area</text:span><text:span text:style-name="T121"> and landscaping</text:span><text:span text:style-name="T100">, panoramic drawings</text:span><text:span text:style-name="T102"> or</text:span><text:span text:style-name="T101"> </text:span><text:span text:style-name="T122">panoramic </text:span><text:span text:style-name="T101">elevations.</text:span></text:p>
            <text:p text:style-name="P130">Stage 3: <text:span text:style-name="T103">Presentation of the project.</text:span></text:p>
            <text:p text:style-name="P130">Task: Present the completed project with drawings and diagrams that help understand the project ideas, images, representing a fragment of the neighborhood and panoramic views with corrections and updates based on comments and feedback after the initial sketch.</text:p>
          </table:table-cell>
        </table:table-row>
        <table:table-row>
          <table:table-cell table:style-name="Table4.A2" office:value-type="string">
            <text:p text:style-name="P132">8</text:p>
          </table:table-cell>
          <table:table-cell table:style-name="Table4.A2" office:value-type="string">
            <text:p text:style-name="P132">8</text:p>
          </table:table-cell>
          <table:table-cell table:style-name="Table4.A2" office:value-type="string">
            <text:p text:style-name="P47"><text:span text:style-name="T70">Project</text:span> of a multi-storey residential building as a modular volumetric-spatial object that meets a set of special requirements.</text:p>
          </table:table-cell>
          <table:table-cell table:style-name="Table4.D2" office:value-type="string">
            <text:p text:style-name="P133">Stage 1: <text:span text:style-name="T92">Sketch - the idea of </text:span><text:span text:style-name="T72">the </text:span><text:span text:style-name="T80">spa</text:span><text:span text:style-name="T205">t</text:span><text:span text:style-name="T80">ial solution for the </text:span><text:span text:style-name="T92">building.</text:span></text:p>
            <text:p text:style-name="P133">Task: Approval of the architectural image of a high-rise modular building with residential cells in an urban environment.</text:p>
            <text:p text:style-name="P134">Stage 2: A<text:span text:style-name="T87"> sketch of a volumetric-spatial soluti</text:span><text:span text:style-name="T88">on</text:span><text:span text:style-name="T87"> of the building.</text:span></text:p>
            <text:p text:style-name="P135">Task 1: <text:span text:style-name="T90">Design</text:span><text:span text:style-name="T123"> of</text:span><text:span text:style-name="T90"> the architecture of a </text:span>multi<text:span text:style-name="T90">-</text:span>storey<text:span text:style-name="T90"> residential building. Technical drawings: plans, elevations, cross-sections, site plan, urban development plan.</text:span></text:p>
            <text:p text:style-name="P96">Task 2: Planning the structure of the residential spaces of the house from the point of view of demographic composition<text:span text:style-name="T123"> of residents</text:span>.</text:p>
            <text:p text:style-name="P98">Task 3: Checking compliance with insolation standards for residential cells.</text:p>
            <text:p text:style-name="P136">Task 4: Architecture of the building must take into account engineering requirements of a multi-storey building.</text:p>
            <text:p text:style-name="P86">Task <text:span text:style-name="T124">5</text:span>: Development of the construction project with</text:p>
            <text:p text:style-name="P86">the participation of a consulting engineer.</text:p>
            <text:p text:style-name="P131">Stage 3: <text:span text:style-name="T103">Presentation of the project.</text:span></text:p>
            <text:p text:style-name="P102"><text:span text:style-name="T113">Task: </text:span><text:span text:style-name="T125">Presentation of the c</text:span><text:span text:style-name="T83">orrect</text:span><text:span text:style-name="T125">ed and</text:span><text:span text:style-name="T83"> improve</text:span><text:span text:style-name="T125">d</text:span><text:span text:style-name="T92"> project</text:span><text:span text:style-name="T84"> taking into consideration </text:span><text:span text:style-name="T111">the </text:span>feedback collected<text:span text:style-name="T111"> after initial presentation</text:span><text:span text:style-name="T94">.</text:span></text:p>
          </table:table-cell>
        </table:table-row>
      </table:table>
      <text:p text:style-name="P6"/>
      <text:h text:style-name="Heading_20_3" text:outline-level="3">2.<text:span text:style-name="T126">3</text:span> <text:span text:style-name="T126">Topics of the sections of the </text:span>module<text:span text:style-name="T126"> </text:span>and types of educational activiti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G"/>
        <table:table-column table:style-name="Table2.H"/>
        <table:table-column table:style-name="Table2.I"/>
        <table:table-column table:style-name="Table2.J"/>
        <table:table-header-rows>
          <table:table-row>
            <table:table-cell table:style-name="Table2.A1" office:value-type="string">
              <text:p text:style-name="P34">Se‑<text:line-break/>mes‑<text:line-break/>ter</text:p>
            </table:table-cell>
            <table:table-cell table:style-name="Table2.A1" office:value-type="string">
              <text:p text:style-name="P192">Sec‑ti‑on</text:p>
            </table:table-cell>
            <table:table-cell table:style-name="Table2.A1" office:value-type="string">
              <text:p text:style-name="P34">Topic</text:p>
            </table:table-cell>
            <table:table-cell table:style-name="Table2.A1" office:value-type="string">
              <text:p text:style-name="P38">LEC</text:p>
            </table:table-cell>
            <table:table-cell table:style-name="Table2.A1" office:value-type="string">
              <text:p text:style-name="P34">P<text:span text:style-name="T14">R</text:span></text:p>
            </table:table-cell>
            <table:table-cell table:style-name="Table2.A1" office:value-type="string">
              <text:p text:style-name="P34">G<text:span text:style-name="T14">R</text:span></text:p>
            </table:table-cell>
            <table:table-cell table:style-name="Table2.A1" office:value-type="string">
              <text:p text:style-name="P34">A<text:span text:style-name="T14">T</text:span></text:p>
            </table:table-cell>
            <table:table-cell table:style-name="Table2.A1" office:value-type="string">
              <text:p text:style-name="P34">SP</text:p>
            </table:table-cell>
            <table:table-cell table:style-name="Table2.A1" office:value-type="string">
              <text:p text:style-name="P34">Total<text:line-break/>hours</text:p>
            </table:table-cell>
            <table:table-cell table:style-name="Table2.J1" office:value-type="string">
              <text:p text:style-name="P148">Com‑peten‑ces</text:p>
            </table:table-cell>
          </table:table-row>
        </table:table-header-rows>
        <table:table-row>
          <table:table-cell table:style-name="Table2.A2" office:value-type="string">
            <text:p text:style-name="P140">5</text:p>
          </table:table-cell>
          <table:table-cell table:style-name="Table2.A2" office:value-type="string">
            <text:p text:style-name="P140">1</text:p>
          </table:table-cell>
          <table:table-cell table:style-name="Table2.A2" office:value-type="string">
            <text:p text:style-name="P48"><text:span text:style-name="T63">Project</text:span> of a small building, which is built <text:span text:style-name="T63">as</text:span> <text:span text:style-name="T63">a </text:span>combination of a main large hall-type space and several subordinate spaces (club, business club, nightclub-disco, <text:soft-page-break/>children's club, media library, etc.).</text:p>
          </table:table-cell>
          <table:table-cell table:style-name="Table2.A2" office:value-type="string">
            <text:p text:style-name="P140">2</text:p>
          </table:table-cell>
          <table:table-cell table:style-name="Table2.A2" office:value-type="string">
            <text:p text:style-name="P140">80</text:p>
          </table:table-cell>
          <table:table-cell table:style-name="Table2.A2" office:value-type="string">
            <text:p text:style-name="P61"/>
          </table:table-cell>
          <table:table-cell table:style-name="Table2.A2" office:value-type="string">
            <text:p text:style-name="P140">1</text:p>
          </table:table-cell>
          <table:table-cell table:style-name="Table2.A2" office:value-type="string">
            <text:p text:style-name="P140">100</text:p>
          </table:table-cell>
          <table:table-cell table:style-name="Table2.A2" office:value-type="string">
            <text:p text:style-name="P140">183</text:p>
          </table:table-cell>
          <table:table-cell table:style-name="Table2.J2" office:value-type="string">
            <text:p text:style-name="P142">GPC-2.1<text:line-break/>GPC-3.1<text:line-break/>PC-2.2</text:p>
            <text:p text:style-name="P142"><text:soft-page-break/>PC-2.5</text:p>
            <text:p text:style-name="P141">UC-2.1</text:p>
            <text:p text:style-name="P141">UC-5.1</text:p>
          </table:table-cell>
        </table:table-row>
        <table:table-row>
          <table:table-cell table:style-name="Table2.A2" office:value-type="string">
            <text:p text:style-name="P149">5</text:p>
          </table:table-cell>
          <table:table-cell table:style-name="Table2.A2" office:value-type="string">
            <text:p text:style-name="P149">2</text:p>
          </table:table-cell>
          <table:table-cell table:style-name="Table2.A2" office:value-type="string">
            <text:p text:style-name="P49"><text:span text:style-name="T65">Project</text:span> of an industrial technological object in a specific urban environment, based on a volumetric-spatial design solution (garage for N-number of cars, fire station, service station, etc.).</text:p>
          </table:table-cell>
          <table:table-cell table:style-name="Table2.A2" office:value-type="string">
            <text:p text:style-name="P149">2</text:p>
          </table:table-cell>
          <table:table-cell table:style-name="Table2.A2" office:value-type="string">
            <text:p text:style-name="P149">76</text:p>
          </table:table-cell>
          <table:table-cell table:style-name="Table2.A2" office:value-type="string">
            <text:p text:style-name="P62"/>
          </table:table-cell>
          <table:table-cell table:style-name="Table2.A2" office:value-type="string">
            <text:p text:style-name="P149">1</text:p>
          </table:table-cell>
          <table:table-cell table:style-name="Table2.A2" office:value-type="string">
            <text:p text:style-name="P149">98</text:p>
          </table:table-cell>
          <table:table-cell table:style-name="Table2.A2" office:value-type="string">
            <text:p text:style-name="P149">177</text:p>
          </table:table-cell>
          <table:table-cell table:style-name="Table2.J2" office:value-type="string">
            <text:p text:style-name="P142">GPC-2.1<text:line-break/>GPC-3.1<text:line-break/>PC-2.2</text:p>
            <text:p text:style-name="P142">PC-2.5</text:p>
            <text:p text:style-name="P142">UC-2.1</text:p>
            <text:p text:style-name="P142">UC-5.1</text:p>
          </table:table-cell>
        </table:table-row>
        <table:table-row>
          <table:table-cell table:style-name="Table2.A2" table:number-columns-spanned="8" office:value-type="string">
            <text:p text:style-name="P20">Total in semester:</text:p>
          </table:table-cell>
          <table:covered-table-cell/>
          <table:covered-table-cell/>
          <table:covered-table-cell/>
          <table:covered-table-cell/>
          <table:covered-table-cell/>
          <table:covered-table-cell/>
          <table:covered-table-cell/>
          <table:table-cell table:style-name="Table2.A2" office:value-type="string">
            <text:p text:style-name="P23">360</text:p>
          </table:table-cell>
          <table:table-cell table:style-name="Table2.J2" office:value-type="string">
            <text:p text:style-name="P137"/>
          </table:table-cell>
        </table:table-row>
        <table:table-row>
          <table:table-cell table:style-name="Table2.A2" office:value-type="string">
            <text:p text:style-name="P150">6</text:p>
          </table:table-cell>
          <table:table-cell table:style-name="Table2.A2" office:value-type="string">
            <text:p text:style-name="P150">3</text:p>
          </table:table-cell>
          <table:table-cell table:style-name="Table2.A2" office:value-type="string">
            <text:p text:style-name="P50"><text:span text:style-name="T65">Project</text:span> of a modular mid-rise building for a <text:span text:style-name="T64">set</text:span> purpose in a specific urban planning environment (residential building, residential building for special types of families, etc.).</text:p>
          </table:table-cell>
          <table:table-cell table:style-name="Table2.A2" office:value-type="string">
            <text:p text:style-name="P151">2</text:p>
          </table:table-cell>
          <table:table-cell table:style-name="Table2.A2" office:value-type="string">
            <text:p text:style-name="P151">80</text:p>
          </table:table-cell>
          <table:table-cell table:style-name="Table2.A2" office:value-type="string">
            <text:p text:style-name="P63"/>
          </table:table-cell>
          <table:table-cell table:style-name="Table2.A2" office:value-type="string">
            <text:p text:style-name="P151">1</text:p>
          </table:table-cell>
          <table:table-cell table:style-name="Table2.A2" office:value-type="string">
            <text:p text:style-name="P151">108</text:p>
          </table:table-cell>
          <table:table-cell table:style-name="Table2.A2" office:value-type="string">
            <text:p text:style-name="P151">191</text:p>
          </table:table-cell>
          <table:table-cell table:style-name="Table2.J2" office:value-type="string">
            <text:p text:style-name="P143">GPC-2.1<text:line-break/>GPC-3.1<text:line-break/>PC-2.2</text:p>
            <text:p text:style-name="P143">PC-2.5</text:p>
          </table:table-cell>
        </table:table-row>
        <table:table-row>
          <table:table-cell table:style-name="Table2.A2" office:value-type="string">
            <text:p text:style-name="P152">6</text:p>
          </table:table-cell>
          <table:table-cell table:style-name="Table2.A2" office:value-type="string">
            <text:p text:style-name="P152">4</text:p>
          </table:table-cell>
          <table:table-cell table:style-name="Table2.A2" office:value-type="string">
            <text:p text:style-name="P51"><text:span text:style-name="T65">Project</text:span> of a small residential <text:span text:style-name="T65">formation</text:span> (work<text:span text:style-name="T65">ers'</text:span> village, village in rural area, <text:span text:style-name="T65">tourist cottage complex</text:span>, special-purpose village, etc.).</text:p>
          </table:table-cell>
          <table:table-cell table:style-name="Table2.A2" office:value-type="string">
            <text:p text:style-name="P152">2</text:p>
          </table:table-cell>
          <table:table-cell table:style-name="Table2.A2" office:value-type="string">
            <text:p text:style-name="P152">76</text:p>
          </table:table-cell>
          <table:table-cell table:style-name="Table2.A2" office:value-type="string">
            <text:p text:style-name="P64"/>
          </table:table-cell>
          <table:table-cell table:style-name="Table2.A2" office:value-type="string">
            <text:p text:style-name="P152">1</text:p>
          </table:table-cell>
          <table:table-cell table:style-name="Table2.A2" office:value-type="string">
            <text:p text:style-name="P152">108</text:p>
          </table:table-cell>
          <table:table-cell table:style-name="Table2.A2" office:value-type="string">
            <text:p text:style-name="P152">187</text:p>
          </table:table-cell>
          <table:table-cell table:style-name="Table2.J2" office:value-type="string">
            <text:p text:style-name="P153">GPC-2.1</text:p>
            <text:p text:style-name="P153">GPC-3.1</text:p>
            <text:p text:style-name="P153">PC-2.5</text:p>
            <text:p text:style-name="P153">UC-2.1</text:p>
            <text:p text:style-name="P153">UC-5.1</text:p>
          </table:table-cell>
        </table:table-row>
        <table:table-row>
          <table:table-cell table:style-name="Table2.A2" table:number-columns-spanned="8" office:value-type="string">
            <text:p text:style-name="P21">Total in semester:</text:p>
          </table:table-cell>
          <table:covered-table-cell/>
          <table:covered-table-cell/>
          <table:covered-table-cell/>
          <table:covered-table-cell/>
          <table:covered-table-cell/>
          <table:covered-table-cell/>
          <table:covered-table-cell/>
          <table:table-cell table:style-name="Table2.A2" office:value-type="string">
            <text:p text:style-name="P24">378</text:p>
          </table:table-cell>
          <table:table-cell table:style-name="Table2.J2" office:value-type="string">
            <text:p text:style-name="P138"/>
          </table:table-cell>
        </table:table-row>
        <table:table-row>
          <table:table-cell table:style-name="Table2.A2" office:value-type="string">
            <text:p text:style-name="P154">7</text:p>
          </table:table-cell>
          <table:table-cell table:style-name="Table2.A2" office:value-type="string">
            <text:p text:style-name="P154">5</text:p>
          </table:table-cell>
          <table:table-cell table:style-name="Table2.A2" office:value-type="string">
            <text:p text:style-name="P52"><text:span text:style-name="T66">Project</text:span> of a large <text:span text:style-name="T66">small</text:span>-cell structure building in combination with large volume<text:span text:style-name="T66"> spaces</text:span> in a specific urban environment (general education school, special purpose school, boarding school, hospital, sanatorium and rehabilitation center, etc.).</text:p>
          </table:table-cell>
          <table:table-cell table:style-name="Table2.A2" office:value-type="string">
            <text:p text:style-name="P154">2</text:p>
          </table:table-cell>
          <table:table-cell table:style-name="Table2.A2" office:value-type="string">
            <text:p text:style-name="P154">90</text:p>
          </table:table-cell>
          <table:table-cell table:style-name="Table2.A2" office:value-type="string">
            <text:p text:style-name="P65"/>
          </table:table-cell>
          <table:table-cell table:style-name="Table2.A2" office:value-type="string">
            <text:p text:style-name="P154">1</text:p>
          </table:table-cell>
          <table:table-cell table:style-name="Table2.A2" office:value-type="string">
            <text:p text:style-name="P154">66</text:p>
          </table:table-cell>
          <table:table-cell table:style-name="Table2.A2" office:value-type="string">
            <text:p text:style-name="P154">159</text:p>
          </table:table-cell>
          <table:table-cell table:style-name="Table2.J2" office:value-type="string">
            <text:p text:style-name="P144">GPC-2.1<text:line-break/>GPC-3.1<text:line-break/>PC-2.2</text:p>
            <text:p text:style-name="P144">PC-2.5</text:p>
            <text:p text:style-name="P144">UC-2.1</text:p>
            <text:p text:style-name="P144">UC-5.1</text:p>
          </table:table-cell>
        </table:table-row>
        <table:table-row>
          <table:table-cell table:style-name="Table2.A2" office:value-type="string">
            <text:p text:style-name="P155">7</text:p>
          </table:table-cell>
          <table:table-cell table:style-name="Table2.A2" office:value-type="string">
            <text:p text:style-name="P155">6</text:p>
          </table:table-cell>
          <table:table-cell table:style-name="Table2.A2" office:value-type="string">
            <text:p text:style-name="P53"><text:span text:style-name="T67">Project</text:span> of a hall-type building <text:span text:style-name="T67">with</text:span> <text:span text:style-name="T67">constant </text:span>flow of visitors (museum, exhibition complex, special-purpose gallery, etc.)<text:span text:style-name="T151">.</text:span></text:p>
          </table:table-cell>
          <table:table-cell table:style-name="Table2.A2" office:value-type="string">
            <text:p text:style-name="P156">2</text:p>
          </table:table-cell>
          <table:table-cell table:style-name="Table2.A2" office:value-type="string">
            <text:p text:style-name="P156">66</text:p>
          </table:table-cell>
          <table:table-cell table:style-name="Table2.A2" office:value-type="string">
            <text:p text:style-name="P66"/>
          </table:table-cell>
          <table:table-cell table:style-name="Table2.A2" office:value-type="string">
            <text:p text:style-name="P156">1</text:p>
          </table:table-cell>
          <table:table-cell table:style-name="Table2.A2" office:value-type="string">
            <text:p text:style-name="P156">60</text:p>
          </table:table-cell>
          <table:table-cell table:style-name="Table2.A2" office:value-type="string">
            <text:p text:style-name="P156">129</text:p>
          </table:table-cell>
          <table:table-cell table:style-name="Table2.J2" office:value-type="string">
            <text:p text:style-name="P145">GPC-2.1<text:line-break/>GPC-3.1<text:line-break/>PC-2.2</text:p>
            <text:p text:style-name="P145">PC-2.5</text:p>
            <text:p text:style-name="P145">UC-2.1</text:p>
            <text:p text:style-name="P145">UC-5.1</text:p>
          </table:table-cell>
        </table:table-row>
        <table:table-row>
          <table:table-cell table:style-name="Table2.A2" table:number-columns-spanned="8" office:value-type="string">
            <text:p text:style-name="P22">Total in semester:</text:p>
          </table:table-cell>
          <table:covered-table-cell/>
          <table:covered-table-cell/>
          <table:covered-table-cell/>
          <table:covered-table-cell/>
          <table:covered-table-cell/>
          <table:covered-table-cell/>
          <table:covered-table-cell/>
          <table:table-cell table:style-name="Table2.A2" office:value-type="string">
            <text:p text:style-name="P25">288</text:p>
          </table:table-cell>
          <table:table-cell table:style-name="Table2.J2" office:value-type="string">
            <text:p text:style-name="P139"/>
          </table:table-cell>
        </table:table-row>
        <table:table-row>
          <table:table-cell table:style-name="Table2.A2" office:value-type="string">
            <text:p text:style-name="P157">8</text:p>
          </table:table-cell>
          <table:table-cell table:style-name="Table2.A2" office:value-type="string">
            <text:p text:style-name="P157">7</text:p>
          </table:table-cell>
          <table:table-cell table:style-name="Table2.A2" office:value-type="string">
            <text:p text:style-name="P54"><text:span text:style-name="T68">Project</text:span> of <text:span text:style-name="T69">a </text:span><text:span text:style-name="T68">district development </text:span>in dense urban area (neighborhood in a large, largest or medium-sized city).</text:p>
          </table:table-cell>
          <table:table-cell table:style-name="Table2.A2" office:value-type="string">
            <text:p text:style-name="P157">2</text:p>
          </table:table-cell>
          <table:table-cell table:style-name="Table2.A2" office:value-type="string">
            <text:p text:style-name="P157">76</text:p>
          </table:table-cell>
          <table:table-cell table:style-name="Table2.A2" office:value-type="string">
            <text:p text:style-name="P67"/>
          </table:table-cell>
          <table:table-cell table:style-name="Table2.A2" office:value-type="string">
            <text:p text:style-name="P157">1</text:p>
          </table:table-cell>
          <table:table-cell table:style-name="Table2.A2" office:value-type="string">
            <text:p text:style-name="P157">72</text:p>
          </table:table-cell>
          <table:table-cell table:style-name="Table2.A2" office:value-type="string">
            <text:p text:style-name="P157">151</text:p>
          </table:table-cell>
          <table:table-cell table:style-name="Table2.J2" office:value-type="string">
            <text:p text:style-name="P146">GPC-2.1<text:line-break/>GPC-3.1<text:line-break/>PC-2.2</text:p>
            <text:p text:style-name="P146">PC-2.5</text:p>
            <text:p text:style-name="P158">PC-2.6</text:p>
            <text:p text:style-name="P158">PC-4.6</text:p>
            <text:p text:style-name="P146">UC-2.1</text:p>
            <text:p text:style-name="P146">UC-5.1</text:p>
          </table:table-cell>
        </table:table-row>
        <table:table-row>
          <table:table-cell table:style-name="Table2.A2" office:value-type="string">
            <text:p text:style-name="P160">8</text:p>
          </table:table-cell>
          <table:table-cell table:style-name="Table2.A2" office:value-type="string">
            <text:p text:style-name="P160">8</text:p>
          </table:table-cell>
          <table:table-cell table:style-name="Table2.A2" office:value-type="string">
            <text:p text:style-name="P55"><text:span text:style-name="T70">Project</text:span> of a multi-storey residential building as a modular volumetric-spatial object that meets a set of special requirements.</text:p>
          </table:table-cell>
          <table:table-cell table:style-name="Table2.A2" office:value-type="string">
            <text:p text:style-name="P161">2</text:p>
          </table:table-cell>
          <table:table-cell table:style-name="Table2.A2" office:value-type="string">
            <text:p text:style-name="P161">80</text:p>
          </table:table-cell>
          <table:table-cell table:style-name="Table2.A2" office:value-type="string">
            <text:p text:style-name="P68"/>
          </table:table-cell>
          <table:table-cell table:style-name="Table2.A2" office:value-type="string">
            <text:p text:style-name="P161">1</text:p>
          </table:table-cell>
          <table:table-cell table:style-name="Table2.A2" office:value-type="string">
            <text:p text:style-name="P161">72</text:p>
          </table:table-cell>
          <table:table-cell table:style-name="Table2.A2" office:value-type="string">
            <text:p text:style-name="P161">155</text:p>
          </table:table-cell>
          <table:table-cell table:style-name="Table2.J2" office:value-type="string">
            <text:p text:style-name="P147">GPC-2.1<text:line-break/>GPC-3.1<text:line-break/>PC-2.2</text:p>
            <text:p text:style-name="P147">PC-2.5</text:p>
            <text:p text:style-name="P159">PC-2.6</text:p>
            <text:p text:style-name="P162">PC-4.11</text:p>
            <text:p text:style-name="P159">PC-4.6</text:p>
            <text:p text:style-name="P147">UC-2.1</text:p>
            <text:p text:style-name="P147">UC-5.1</text:p>
          </table:table-cell>
        </table:table-row>
        <table:table-row>
          <table:table-cell table:style-name="Table2.A2" table:number-columns-spanned="8" office:value-type="string">
            <text:p text:style-name="P17">Total in semester:</text:p>
          </table:table-cell>
          <table:covered-table-cell/>
          <table:covered-table-cell/>
          <table:covered-table-cell/>
          <table:covered-table-cell/>
          <table:covered-table-cell/>
          <table:covered-table-cell/>
          <table:covered-table-cell/>
          <table:table-cell table:style-name="Table2.A2" office:value-type="string">
            <text:p text:style-name="P26">306</text:p>
          </table:table-cell>
          <table:table-cell table:style-name="Table2.J2" office:value-type="string">
            <text:p text:style-name="P19"/>
          </table:table-cell>
        </table:table-row>
        <table:table-row>
          <table:table-cell table:style-name="Table2.A2" table:number-columns-spanned="8" office:value-type="string">
            <text:p text:style-name="P18">Total:</text:p>
          </table:table-cell>
          <table:covered-table-cell/>
          <table:covered-table-cell/>
          <table:covered-table-cell/>
          <table:covered-table-cell/>
          <table:covered-table-cell/>
          <table:covered-table-cell/>
          <table:covered-table-cell/>
          <table:table-cell table:style-name="Table2.A2" office:value-type="string">
            <text:p text:style-name="P26">1332</text:p>
          </table:table-cell>
          <table:table-cell table:style-name="Table2.J2" office:value-type="string">
            <text:p text:style-name="P19"/>
          </table:table-cell>
        </table:table-row>
      </table:table>
      <text:p text:style-name="P198"/>
      <text:h text:style-name="Heading_20_3" text:outline-level="3"><text:soft-page-break/>2.<text:span text:style-name="T146">4</text:span> <text:span text:style-name="T127">Example Project Topics</text:span></text:h>
      <text:p text:style-name="P241"><text:span text:style-name="T148">Section</text:span><text:span text:style-name="T128"> 1. </text:span><text:span text:style-name="T63">Project</text:span> of a small building, which is built <text:span text:style-name="T63">as</text:span> <text:span text:style-name="T63">a </text:span>combination of a main large hall-type space and several subordinate spaces<text:span text:style-name="T150">.</text:span></text:p>
      <text:p text:style-name="Text_20_body"><text:span text:style-name="T145">1. </text:span>Small town club of a universal type.</text:p>
      <text:p text:style-name="Text_20_body"><text:span text:style-name="T145">2. </text:span>Business club.</text:p>
      <text:p text:style-name="Text_20_body"><text:span text:style-name="T145">3. </text:span>Night club.</text:p>
      <text:p text:style-name="Text_20_body"><text:span text:style-name="T145">4. </text:span>Professional club.</text:p>
      <text:p text:style-name="Text_20_body"><text:span text:style-name="T145">5. </text:span>Children club - media library.</text:p>
      <text:p text:style-name="P198"/>
      <text:p text:style-name="P199"><text:span text:style-name="T129">S</text:span><text:span text:style-name="T148">ection </text:span><text:span text:style-name="T129">2. </text:span>Project of an industrial technological object in a specific urban environment, based on a volumetric-spatial design solution<text:span text:style-name="T150">.</text:span></text:p>
      <text:p text:style-name="P200"><text:span text:style-name="T144">1. </text:span>Garage for 300 cars.</text:p>
      <text:p text:style-name="P200"><text:span text:style-name="T144">2. </text:span>Parking for 300 cars.</text:p>
      <text:p text:style-name="P200"><text:span text:style-name="T144">3. </text:span>Automatic parking in a tight built-up area of a megapolis.</text:p>
      <text:p text:style-name="P291"/>
      <text:p text:style-name="P242"><text:span text:style-name="T33">S</text:span><text:span text:style-name="T35">ection</text:span><text:span text:style-name="T33"> 3. Project of a modular mid-rise building for a set purpose in a specific urban planning environment</text:span><text:span text:style-name="T34">.</text:span></text:p>
      <text:p text:style-name="P242"><text:span text:style-name="T34">1. Mid-rise </text:span><text:span text:style-name="T33">residential building</text:span><text:span text:style-name="T34">.</text:span></text:p>
      <text:p text:style-name="P292">2. Mid-rise residential building for small-size families.</text:p>
      <text:p text:style-name="P292">3. Mid-rise residential building for families with difficult circumstances.</text:p>
      <text:p text:style-name="P242"/>
      <text:p text:style-name="P245"><text:span text:style-name="T33">S</text:span><text:span text:style-name="T35">ection</text:span><text:span text:style-name="T30"> 4. </text:span><text:span text:style-name="T132">Project</text:span><text:span text:style-name="T131"> of a small residential </text:span><text:span text:style-name="T132">formation</text:span><text:span text:style-name="T133">.</text:span></text:p>
      <text:p text:style-name="P243"><text:span text:style-name="T133">1.</text:span><text:span text:style-name="T131"> </text:span><text:span text:style-name="T133">W</text:span><text:span text:style-name="T131">ork</text:span><text:span text:style-name="T132">ers'</text:span><text:span text:style-name="T131"> village</text:span><text:span text:style-name="T133">.</text:span></text:p>
      <text:p text:style-name="P243"><text:span text:style-name="T133">2.</text:span><text:span text:style-name="T131"> </text:span><text:span text:style-name="T133">V</text:span><text:span text:style-name="T131">illage in rural area</text:span><text:span text:style-name="T133">.</text:span></text:p>
      <text:p text:style-name="P244"><text:span text:style-name="T133">3.</text:span><text:span text:style-name="T131"> </text:span><text:span text:style-name="T133">T</text:span><text:span text:style-name="T132">ourist </text:span><text:span text:style-name="T133">camping/small </text:span><text:span text:style-name="T132">cottage complex</text:span><text:span text:style-name="T134">.</text:span></text:p>
      <text:p text:style-name="P244"><text:span text:style-name="T134">4. S</text:span><text:span text:style-name="T131">pecial-purpose village.</text:span></text:p>
      <text:p text:style-name="P244"/>
      <text:p text:style-name="P247"><text:span text:style-name="T142">S</text:span><text:span text:style-name="T143">ection</text:span><text:span text:style-name="T130"> 5.</text:span><text:span text:style-name="T135"> </text:span><text:span text:style-name="T136">Project</text:span><text:span text:style-name="T131"> of a large </text:span><text:span text:style-name="T136">small</text:span><text:span text:style-name="T131">-cell structure building in combination with large volume</text:span><text:span text:style-name="T136"> spaces</text:span><text:span text:style-name="T131"> in a specific urban environment</text:span><text:span text:style-name="T135">.</text:span></text:p>
      <text:p text:style-name="P246"><text:span text:style-name="T135">1.</text:span><text:span text:style-name="T131"> </text:span><text:span text:style-name="T135">G</text:span><text:span text:style-name="T131">eneral education school</text:span><text:span text:style-name="T135">.</text:span></text:p>
      <text:p text:style-name="P246"><text:span text:style-name="T135">2. S</text:span><text:span text:style-name="T131">pecial purpose school</text:span><text:span text:style-name="T135">.</text:span></text:p>
      <text:p text:style-name="P246"><text:span text:style-name="T135">3.</text:span><text:span text:style-name="T131"> </text:span><text:span text:style-name="T135">Special purpose </text:span><text:span text:style-name="T131">boarding school</text:span><text:span text:style-name="T135">.</text:span></text:p>
      <text:p text:style-name="P246"/>
      <text:p text:style-name="P249"><text:span text:style-name="T142">S</text:span><text:span text:style-name="T143">ection</text:span><text:span text:style-name="T130"> 6. </text:span><text:span text:style-name="T137">Project</text:span><text:span text:style-name="T131"> of a hall-type building </text:span><text:span text:style-name="T137">with</text:span><text:span text:style-name="T131"> </text:span><text:span text:style-name="T137">constant </text:span><text:span text:style-name="T131">flow of visitors</text:span><text:span text:style-name="T130">.</text:span></text:p>
      <text:p text:style-name="P248"><text:span text:style-name="T130">1.</text:span><text:span text:style-name="T131"> </text:span><text:span text:style-name="T130">M</text:span><text:span text:style-name="T131">useum</text:span><text:span text:style-name="T130">.</text:span></text:p>
      <text:p text:style-name="P248"><text:span text:style-name="T130">2. E</text:span><text:span text:style-name="T131">xhibition </text:span><text:span text:style-name="T130">complex.</text:span></text:p>
      <text:p text:style-name="P248"><text:span text:style-name="T130">3. Exhibition</text:span><text:span text:style-name="T131"> gallery</text:span><text:span text:style-name="T130">.</text:span></text:p>
      <text:p text:style-name="P248"/>
      <text:p text:style-name="P251"><text:span text:style-name="T142">S</text:span><text:span text:style-name="T143">ection</text:span><text:span text:style-name="T130"> 7. </text:span><text:span text:style-name="T138">Project</text:span><text:span text:style-name="T131"> of </text:span><text:span text:style-name="T139">a </text:span><text:span text:style-name="T138">district development </text:span><text:span text:style-name="T131">in dense urban area</text:span><text:span text:style-name="T140">.</text:span></text:p>
      <text:p text:style-name="P298">1. Micro-district of a large or largest city.</text:p>
      <text:p text:style-name="P250"><text:span text:style-name="T140">2. District (neighborhood) of a</text:span><text:span text:style-name="T131"> medium-sized city.</text:span></text:p>
      <text:p text:style-name="P250"/>
      <text:p text:style-name="P252"><text:span text:style-name="T142">S</text:span><text:span text:style-name="T143">ection</text:span><text:span text:style-name="T130"> 8. </text:span><text:span text:style-name="T141">Project</text:span><text:span text:style-name="T131"> of a multi-storey residential building as a modular volumetric-spatial object that meets a set of special requirements.</text:span></text:p>
      <text:p text:style-name="P253"><text:span text:style-name="T131">1</text:span><text:span text:style-name="T130">. Infill development - a high-rise building.</text:span></text:p>
      <text:p text:style-name="P299">2. Mid-rise townhouse (terraced house).</text:p>
      <text:p text:style-name="P300">3. High-rise building of a combination nature.</text:p>
      <text:p text:style-name="P302"/>
      <text:h text:style-name="Heading_20_2" text:outline-level="2"><text:span text:style-name="T147">3. Ind</text:span><text:span text:style-name="T149">ependent</text:span><text:span text:style-name="T147"> Work</text:span></text:h>
      <text:h text:style-name="Heading_20_3" text:outline-level="3">3.1. Types of Independent Work</text:h>
      <text:p text:style-name="P303"/>
      <table:table table:name="Table5" table:style-name="Table5">
        <table:table-column table:style-name="Table5.A"/>
        <table:table-column table:style-name="Table5.B"/>
        <table:table-column table:style-name="Table5.C"/>
        <table:table-column table:style-name="Table5.D"/>
        <table:table-column table:style-name="Table5.E"/>
        <table:table-header-rows>
          <text:soft-page-break/>
          <table:table-row>
            <table:table-cell table:style-name="Table5.A1" office:value-type="string">
              <text:p text:style-name="P89">Seme‑ster</text:p>
            </table:table-cell>
            <table:table-cell table:style-name="Table5.A1" office:value-type="string">
              <text:p text:style-name="P89">Secti‑on</text:p>
            </table:table-cell>
            <table:table-cell table:style-name="Table5.A1" office:value-type="string">
              <text:p text:style-name="P37">Topic</text:p>
            </table:table-cell>
            <table:table-cell table:style-name="Table5.A1" office:value-type="string">
              <text:p text:style-name="P164">Types of independent work</text:p>
            </table:table-cell>
            <table:table-cell table:style-name="Table5.E1" office:value-type="string">
              <text:p text:style-name="P193">Total hours</text:p>
            </table:table-cell>
          </table:table-row>
        </table:table-header-rows>
        <table:table-row>
          <table:table-cell table:style-name="Table5.A2" office:value-type="string">
            <text:p text:style-name="P163">5</text:p>
          </table:table-cell>
          <table:table-cell table:style-name="Table5.A2" office:value-type="string">
            <text:p text:style-name="P163">1</text:p>
          </table:table-cell>
          <table:table-cell table:style-name="Table5.A2" office:value-type="string">
            <text:p text:style-name="P56"><text:span text:style-name="T63">Project</text:span> of a small building, which is built <text:span text:style-name="T63">as</text:span> <text:span text:style-name="T63">a </text:span>combination of a main large hall-type space and several subordinate spaces (club, business club, nightclub-disco, children's club, media library, etc.).</text:p>
          </table:table-cell>
          <table:table-cell table:style-name="Table5.A2" office:value-type="string">
            <text:p text:style-name="P169">Individual homework</text:p>
            <text:p text:style-name="P169">Presentation drawings/sketches</text:p>
            <text:p text:style-name="P169">Essay</text:p>
          </table:table-cell>
          <table:table-cell table:style-name="Table5.E2" office:value-type="string">
            <text:p text:style-name="P173">100</text:p>
          </table:table-cell>
        </table:table-row>
        <table:table-row>
          <table:table-cell table:style-name="Table5.A2" office:value-type="string">
            <text:p text:style-name="P165">5</text:p>
          </table:table-cell>
          <table:table-cell table:style-name="Table5.A2" office:value-type="string">
            <text:p text:style-name="P165">2</text:p>
          </table:table-cell>
          <table:table-cell table:style-name="Table5.A2" office:value-type="string">
            <text:p text:style-name="P56"><text:span text:style-name="T65">Project</text:span> of an industrial technological object in a specific urban environment, based on a volumetric-spatial design solution (garage for N-number of cars, fire station, service station, etc.).</text:p>
          </table:table-cell>
          <table:table-cell table:style-name="Table5.A2" office:value-type="string">
            <text:p text:style-name="P170">Individual homework</text:p>
            <text:p text:style-name="P170">Presentation drawings/sketches</text:p>
            <text:p text:style-name="P170">Essay</text:p>
          </table:table-cell>
          <table:table-cell table:style-name="Table5.E2" office:value-type="string">
            <text:p text:style-name="P174">98</text:p>
          </table:table-cell>
        </table:table-row>
        <table:table-row>
          <table:table-cell table:style-name="Table5.A2" table:number-columns-spanned="4" office:value-type="string">
            <text:p text:style-name="P27">Total in semester:</text:p>
          </table:table-cell>
          <table:covered-table-cell/>
          <table:covered-table-cell/>
          <table:covered-table-cell/>
          <table:table-cell table:style-name="Table5.E2" office:value-type="string">
            <text:p text:style-name="P28">198</text:p>
          </table:table-cell>
        </table:table-row>
        <table:table-row>
          <table:table-cell table:style-name="Table5.A2" office:value-type="string">
            <text:p text:style-name="P165">6</text:p>
          </table:table-cell>
          <table:table-cell table:style-name="Table5.A2" office:value-type="string">
            <text:p text:style-name="P165">3</text:p>
          </table:table-cell>
          <table:table-cell table:style-name="Table5.A2" office:value-type="string">
            <text:p text:style-name="P56"><text:span text:style-name="T65">Project</text:span> of a modular mid-rise building for a <text:span text:style-name="T64">set</text:span> purpose in a specific urban planning environment (residential building, residential building for special types of families, etc.).</text:p>
          </table:table-cell>
          <table:table-cell table:style-name="Table5.A2" office:value-type="string">
            <text:p text:style-name="P171">Individual homework</text:p>
            <text:p text:style-name="P171">Presentation drawings/sketches</text:p>
            <text:p text:style-name="P171">Essay</text:p>
          </table:table-cell>
          <table:table-cell table:style-name="Table5.E2" office:value-type="string">
            <text:p text:style-name="P175">108</text:p>
          </table:table-cell>
        </table:table-row>
        <table:table-row>
          <table:table-cell table:style-name="Table5.A2" office:value-type="string">
            <text:p text:style-name="P165">6</text:p>
          </table:table-cell>
          <table:table-cell table:style-name="Table5.A2" office:value-type="string">
            <text:p text:style-name="P165">4</text:p>
          </table:table-cell>
          <table:table-cell table:style-name="Table5.A2" office:value-type="string">
            <text:p text:style-name="P57"><text:span text:style-name="T65">Project</text:span> of a small residential <text:span text:style-name="T65">formation</text:span> (work<text:span text:style-name="T65">ers'</text:span> village, village in rural area, <text:span text:style-name="T65">tourist cottage complex</text:span>, special-purpose village, etc.).</text:p>
          </table:table-cell>
          <table:table-cell table:style-name="Table5.A2" office:value-type="string">
            <text:p text:style-name="P172">Individual homework</text:p>
            <text:p text:style-name="P172">Presentation drawings/sketches</text:p>
            <text:p text:style-name="P172">Essay</text:p>
          </table:table-cell>
          <table:table-cell table:style-name="Table5.E2" office:value-type="string">
            <text:p text:style-name="P176">108</text:p>
          </table:table-cell>
        </table:table-row>
        <table:table-row>
          <table:table-cell table:style-name="Table5.A2" table:number-columns-spanned="4" office:value-type="string">
            <text:p text:style-name="P29">Total in semester:</text:p>
          </table:table-cell>
          <table:covered-table-cell/>
          <table:covered-table-cell/>
          <table:covered-table-cell/>
          <table:table-cell table:style-name="Table5.E2" office:value-type="string">
            <text:p text:style-name="P31">216</text:p>
          </table:table-cell>
        </table:table-row>
        <table:table-row>
          <table:table-cell table:style-name="Table5.A2" office:value-type="string">
            <text:p text:style-name="P166">7</text:p>
          </table:table-cell>
          <table:table-cell table:style-name="Table5.A2" office:value-type="string">
            <text:p text:style-name="P166">5</text:p>
          </table:table-cell>
          <table:table-cell table:style-name="Table5.A2" office:value-type="string">
            <text:p text:style-name="P57"><text:span text:style-name="T66">Project</text:span> of a large <text:span text:style-name="T66">small</text:span>-cell structure building in combination with large volume<text:span text:style-name="T66"> spaces</text:span> in a specific urban environment (general education school, special purpose school, boarding school, hospital, sanatorium and rehabilitation center, etc.).</text:p>
          </table:table-cell>
          <table:table-cell table:style-name="Table5.A2" office:value-type="string">
            <text:p text:style-name="P172">Individual homework</text:p>
            <text:p text:style-name="P172">Presentation drawings/sketches</text:p>
            <text:p text:style-name="P172">Essay</text:p>
          </table:table-cell>
          <table:table-cell table:style-name="Table5.E2" office:value-type="string">
            <text:p text:style-name="P177">66</text:p>
          </table:table-cell>
        </table:table-row>
        <table:table-row>
          <table:table-cell table:style-name="Table5.A2" office:value-type="string">
            <text:p text:style-name="P166">7</text:p>
          </table:table-cell>
          <table:table-cell table:style-name="Table5.A2" office:value-type="string">
            <text:p text:style-name="P166">6</text:p>
          </table:table-cell>
          <table:table-cell table:style-name="Table5.A2" office:value-type="string">
            <text:p text:style-name="P58"><text:span text:style-name="T67">Project</text:span> of a hall-type building <text:span text:style-name="T67">with</text:span> <text:span text:style-name="T67">constant </text:span>flow of visitors (museum, exhibition complex, special-purpose gallery, etc.)<text:span text:style-name="T151">.</text:span></text:p>
          </table:table-cell>
          <table:table-cell table:style-name="Table5.A2" office:value-type="string">
            <text:p text:style-name="P172">Individual homework</text:p>
            <text:p text:style-name="P172">Presentation drawings/sketches</text:p>
            <text:p text:style-name="P172">Essay</text:p>
          </table:table-cell>
          <table:table-cell table:style-name="Table5.E2" office:value-type="string">
            <text:p text:style-name="P177">60</text:p>
          </table:table-cell>
        </table:table-row>
        <table:table-row>
          <table:table-cell table:style-name="Table5.A2" table:number-columns-spanned="4" office:value-type="string">
            <text:p text:style-name="P30">Total in semester:</text:p>
          </table:table-cell>
          <table:covered-table-cell/>
          <table:covered-table-cell/>
          <table:covered-table-cell/>
          <table:table-cell table:style-name="Table5.E2" office:value-type="string">
            <text:p text:style-name="P33">126</text:p>
          </table:table-cell>
        </table:table-row>
        <table:table-row>
          <table:table-cell table:style-name="Table5.A2" office:value-type="string">
            <text:p text:style-name="P167">8</text:p>
          </table:table-cell>
          <table:table-cell table:style-name="Table5.A2" office:value-type="string">
            <text:p text:style-name="P167">7</text:p>
          </table:table-cell>
          <table:table-cell table:style-name="Table5.A2" office:value-type="string">
            <text:p text:style-name="P59"><text:span text:style-name="T68">Project</text:span> of <text:span text:style-name="T69">a </text:span><text:span text:style-name="T68">district development </text:span>in dense urban area (neighborhood in a large, largest or medium-sized city).</text:p>
          </table:table-cell>
          <table:table-cell table:style-name="Table5.A2" office:value-type="string">
            <text:p text:style-name="P172">Individual homework</text:p>
            <text:p text:style-name="P172">Presentation drawings/sketches</text:p>
            <text:p text:style-name="P172">Essay</text:p>
          </table:table-cell>
          <table:table-cell table:style-name="Table5.E2" office:value-type="string">
            <text:p text:style-name="P177">72</text:p>
          </table:table-cell>
        </table:table-row>
        <table:table-row>
          <table:table-cell table:style-name="Table5.A2" office:value-type="string">
            <text:p text:style-name="P168">8</text:p>
          </table:table-cell>
          <table:table-cell table:style-name="Table5.A2" office:value-type="string">
            <text:p text:style-name="P168">8</text:p>
          </table:table-cell>
          <table:table-cell table:style-name="Table5.A2" office:value-type="string">
            <text:p text:style-name="P60"><text:span text:style-name="T70">Project</text:span> of a multi-storey residential building as a modular volumetric-spatial object that meets a set of special requirements.</text:p>
          </table:table-cell>
          <table:table-cell table:style-name="Table5.A2" office:value-type="string">
            <text:p text:style-name="P172">Individual homework</text:p>
            <text:p text:style-name="P172">Presentation drawings/sketches</text:p>
            <text:p text:style-name="P172">Essay</text:p>
          </table:table-cell>
          <table:table-cell table:style-name="Table5.E2" office:value-type="string">
            <text:p text:style-name="P177">72</text:p>
          </table:table-cell>
        </table:table-row>
        <table:table-row>
          <table:table-cell table:style-name="Table5.A2" table:number-columns-spanned="4" office:value-type="string">
            <text:p text:style-name="P30">Total in semester:</text:p>
          </table:table-cell>
          <table:covered-table-cell/>
          <table:covered-table-cell/>
          <table:covered-table-cell/>
          <table:table-cell table:style-name="Table5.E2" office:value-type="string">
            <text:p text:style-name="P33">144</text:p>
          </table:table-cell>
        </table:table-row>
        <table:table-row>
          <table:table-cell table:style-name="Table5.A2" table:number-columns-spanned="4" office:value-type="string">
            <text:p text:style-name="P32">Total:</text:p>
          </table:table-cell>
          <table:covered-table-cell/>
          <table:covered-table-cell/>
          <table:covered-table-cell/>
          <table:table-cell table:style-name="Table5.E2" office:value-type="string">
            <text:p text:style-name="P33">684</text:p>
          </table:table-cell>
        </table:table-row>
      </table:table>
      <text:p text:style-name="P201"/>
      <text:h text:style-name="Heading_20_2" text:outline-level="2"><text:span text:style-name="T153">4. </text:span><text:span text:style-name="T152">Assessment</text:span> of the results of mastering the discipline (module)</text:h>
      <text:p text:style-name="Text_20_body">Assessment of the level of educational achievements of students <text:s/>is carried out in the form of ongoing monitoring of progress and intermediate <text:span text:style-name="T155">assessment</text:span><text:span text:style-name="T154">.</text:span></text:p>
      <text:p text:style-name="P254">The <text:span text:style-name="T30">Fund of </text:span><text:span text:style-name="T36">A</text:span><text:span text:style-name="T30">ssessment </text:span><text:span text:style-name="T36">T</text:span><text:span text:style-name="T30">ools</text:span> for the discipline is given in Appendix 1 to the work program of the discipline.</text:p>
      <text:p text:style-name="P254"><text:span text:style-name="T155">Assessment</text:span> tools for conducting intermediate <text:span text:style-name="T155">assessment</text:span>, as well as ongoing monitoring of the <text:span text:style-name="T155">students progress</text:span>, are stored at the department (structural unit) responsible for teaching this discipline and in the information and educational environment of <text:span text:style-name="T155">MARCHI</text:span>.</text:p>
      <text:h text:style-name="Heading_20_2" text:outline-level="2"><text:span text:style-name="T156">5. </text:span>Educational, methodological and information <text:span text:style-name="T156">materials</text:span> of the discipline (module)</text:h>
      <text:h text:style-name="Heading_20_3" text:outline-level="3"><text:span text:style-name="T157">5.1 </text:span>Main literature</text:h>
      <text:p text:style-name="P237">Skipped</text:p>
      <text:h text:style-name="P261" text:outline-level="3">5.2 Additional <text:span text:style-name="T225">l</text:span>iterature</text:h>
      <text:p text:style-name="P237">Skipped</text:p>
      <text:h text:style-name="P262" text:outline-level="3">5.3 Databases, Information systems, Search engines</text:h>
      <text:p text:style-name="P238">Skipped</text:p>
      <text:h text:style-name="P263" text:outline-level="3"><text:soft-page-break/>5.4 Educational and methodological support for students’ independent work, guidelines for mastering the discipline</text:h>
      <text:p text:style-name="P239">Skipped</text:p>
      <text:h text:style-name="P259" text:outline-level="2">6. Materials and Technical Support for the Module</text:h>
      <text:p text:style-name="P255">A set of educational materials and literature at the department or in the library (electronic library, electronic database), computer classes in the computer center, exhibition areas (exhibition hall).</text:p>
      <text:h text:style-name="P264" text:outline-level="3">6.1 Classroom Requirements</text:h>
      <text:p text:style-name="P256">Classrooms must comply with sanitary standards, tables and chairs according to the number of students, a table and chairs for teachers, if necessary: demonstration trestles, projection equipment and sound <text:span text:style-name="T158">amplification equipment</text:span>.</text:p>
      <text:h text:style-name="P265" text:outline-level="3"><text:span text:style-name="T159">6.2 </text:span>Requirements for the<text:span text:style-name="T160"> S</text:span>tudents' <text:span text:style-name="T160">W</text:span>orkplaces<text:span text:style-name="T160"> Equipment</text:span></text:h>
      <text:p text:style-name="P257">Access to <text:span text:style-name="T159">electricity</text:span>, access to the Internet.</text:p>
      <text:h text:style-name="P266" text:outline-level="3">6.3 Requirements for Special Equipment</text:h>
      <text:p text:style-name="P258">The Department must be provided with a computer connected to the university computer network.</text:p>
      <text:h text:style-name="P267" text:outline-level="3"><text:span text:style-name="T161">6.3 </text:span>Requirements for the <text:span text:style-name="T161">S</text:span>oftware <text:span text:style-name="T161">for</text:span> the <text:span text:style-name="T161">E</text:span>ducational <text:span text:style-name="T161">P</text:span>rocess</text:h>
      <text:p text:style-name="P240">The discipline is provided by freely distributed or educational (demo) versions of softw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indent="0.6in" style:auto-text-indent="false" style:page-number="auto"/>
      <style:text-properties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1" fo:font-family="'Liberation Serif'" style:font-style-name="Bold" style:font-family-generic="roman" style:font-pitch="variable" fo:font-size="12pt" fo:font-weight="bold" style:font-size-asian="16pt" style:font-weight-asian="bold" style:font-size-complex="16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1pt" fo:font-weight="bold" style:font-size-asian="14pt" style:font-weight-asian="bold" style:font-size-complex="14pt" style:font-weight-complex="60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9:40:12.683631180</meta:creation-date>
    <dc:date>2024-06-22T18:59:14.745618030</dc:date>
    <meta:editing-duration>P1DT3H33M32S</meta:editing-duration>
    <meta:editing-cycles>660</meta:editing-cycles>
    <meta:generator>LibreOffice/7.4.7.2$Linux_X86_64 LibreOffice_project/40$Build-2</meta:generator>
    <meta:document-statistic meta:table-count="6" meta:image-count="0" meta:object-count="0" meta:page-count="14" meta:paragraph-count="550" meta:word-count="4493" meta:character-count="31026" meta:non-whitespace-character-count="27082"/>
  </office:meta>
</office:document-meta>
</file>